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graphic" style:name="gr2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3">
      <style:text-properties/>
      <style:paragraph-properties/>
    </style:style>
    <style:style style:family="graphic" style:name="gr3">
      <style:graphic-properties draw:fill="none" draw:auto-grow-height="false" draw:auto-grow-width="false" draw:stroke="solid" draw:marker-end="TriangleMarker" draw:marker-end-width="5.224pt" svg:stroke-color="#000000" svg:stroke-width="0.03528cm"/>
    </style:style>
    <style:style style:family="paragraph" style:name="P4">
      <style:text-properties/>
      <style:paragraph-properties/>
    </style:style>
    <style:style style:family="graphic" style:name="gr4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5">
      <style:text-properties/>
      <style:paragraph-properties fo:text-align="left" fo:margin-left="0pt"/>
    </style:style>
    <style:style style:family="graphic" style:name="g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">
      <style:text-properties/>
      <style:paragraph-properties fo:line-height="14.12pt" fo:text-align="center" fo:margin-left="0pt" fo:margin-top="0pt" fo:margin-bottom="0pt"/>
    </style:style>
    <style:style style:family="text" style:name="T1">
      <style:text-properties fo:color="#000000" fo:font-family="Cantarell" style:font-family-complex="Cantarell" fo:font-size="10pt" style:font-size-asian="10pt" style:font-size-complex="10pt"/>
    </style:style>
    <style:style style:family="text" style:name="T2">
      <style:text-properties fo:color="#000000" fo:font-family="Cantarell" style:font-family-complex="Cantarell" fo:font-size="10pt" style:font-size-asian="10pt" style:font-size-complex="10pt"/>
    </style:style>
    <style:style style:family="text" style:name="T3">
      <style:text-properties fo:color="#000000" fo:font-family="Cantarell" style:font-family-complex="Cantarell" fo:font-size="10pt" style:font-size-asian="10pt" style:font-size-complex="10pt"/>
    </style:style>
    <style:style style:family="graphic" style:name="gr6">
      <style:graphic-properties draw:fill="none" draw:auto-grow-height="false" draw:auto-grow-width="false" draw:stroke="solid" svg:stroke-color="#000000" svg:stroke-width="0.03528cm"/>
    </style:style>
    <style:style style:family="paragraph" style:name="P7">
      <style:text-properties/>
      <style:paragraph-properties fo:text-align="left" fo:margin-left="0pt"/>
    </style:style>
    <style:style style:family="graphic" style:name="gr7">
      <style:graphic-properties draw:fill="none" draw:auto-grow-height="false" draw:auto-grow-width="false" draw:stroke="solid" svg:stroke-color="#000000" svg:stroke-width="0.03528cm"/>
    </style:style>
    <style:style style:family="paragraph" style:name="P8">
      <style:text-properties/>
      <style:paragraph-properties fo:text-align="left" fo:margin-left="0pt"/>
    </style:style>
    <style:style style:family="graphic" style:name="gr8">
      <style:graphic-properties draw:fill="none" draw:auto-grow-height="false" draw:auto-grow-width="false" draw:stroke="solid" svg:stroke-color="#000000" svg:stroke-width="0.03528cm"/>
    </style:style>
    <style:style style:family="paragraph" style:name="P9">
      <style:text-properties/>
      <style:paragraph-properties fo:text-align="left" fo:margin-left="0pt"/>
    </style:style>
    <style:style style:family="graphic" style:name="gr9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0">
      <style:text-properties/>
      <style:paragraph-properties fo:text-align="left" fo:margin-left="0pt"/>
    </style:style>
    <style:style style:family="graphic" style:name="gr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">
      <style:text-properties/>
      <style:paragraph-properties fo:line-height="14.12pt" fo:text-align="center" fo:margin-left="0pt" fo:margin-top="0pt" fo:margin-bottom="0pt"/>
    </style:style>
    <style:style style:family="text" style:name="T4">
      <style:text-properties fo:color="#000000" fo:font-family="Cantarell" style:font-family-complex="Cantarell" fo:font-size="10pt" style:font-size-asian="10pt" style:font-size-complex="10pt"/>
    </style:style>
    <style:style style:family="text" style:name="T5">
      <style:text-properties fo:color="#000000" fo:font-family="Cantarell" style:font-family-complex="Cantarell" fo:font-size="10pt" style:font-size-asian="10pt" style:font-size-complex="10pt"/>
    </style:style>
    <style:style style:family="text" style:name="T6">
      <style:text-properties fo:color="#000000" fo:font-family="Cantarell" style:font-family-complex="Cantarell" fo:font-size="10pt" style:font-size-asian="10pt" style:font-size-complex="10pt"/>
    </style:style>
    <style:style style:family="graphic" style:name="gr11">
      <style:graphic-properties draw:fill="none" draw:auto-grow-height="false" draw:auto-grow-width="false" draw:stroke="solid" svg:stroke-color="#000000" svg:stroke-width="0.03528cm"/>
    </style:style>
    <style:style style:family="paragraph" style:name="P12">
      <style:text-properties/>
      <style:paragraph-properties fo:text-align="left" fo:margin-left="0pt"/>
    </style:style>
    <style:style style:family="graphic" style:name="gr12">
      <style:graphic-properties draw:fill="none" draw:auto-grow-height="false" draw:auto-grow-width="false" draw:stroke="solid" svg:stroke-color="#000000" svg:stroke-width="0.03528cm"/>
    </style:style>
    <style:style style:family="paragraph" style:name="P13">
      <style:text-properties/>
      <style:paragraph-properties fo:text-align="left" fo:margin-left="0pt"/>
    </style:style>
    <style:style style:family="graphic" style:name="gr13">
      <style:graphic-properties draw:fill="none" draw:auto-grow-height="false" draw:auto-grow-width="false" draw:stroke="solid" svg:stroke-color="#000000" svg:stroke-width="0.03528cm"/>
    </style:style>
    <style:style style:family="paragraph" style:name="P14">
      <style:text-properties/>
      <style:paragraph-properties fo:text-align="left" fo:margin-left="0pt"/>
    </style:style>
    <style:style style:family="graphic" style:name="gr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">
      <style:text-properties/>
      <style:paragraph-properties fo:text-align="center" fo:margin-left="0pt"/>
    </style:style>
    <style:style style:family="text" style:name="T7">
      <style:text-properties fo:color="#000000" fo:font-family="Cantarell" style:font-family-complex="Cantarell" fo:font-size="14pt" style:font-size-asian="14pt" style:font-size-complex="14pt"/>
    </style:style>
    <style:style style:family="graphic" style:name="gr1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">
      <style:text-properties/>
      <style:paragraph-properties fo:text-align="center" fo:margin-left="0pt"/>
    </style:style>
    <style:style style:family="text" style:name="T8">
      <style:text-properties fo:color="#000000" fo:font-family="Cantarell" style:font-family-complex="Cantarell" fo:font-size="14pt" style:font-size-asian="14pt" style:font-size-complex="14pt"/>
    </style:style>
    <style:style style:family="graphic" style:name="gr16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7">
      <style:text-properties/>
      <style:paragraph-properties/>
    </style:style>
    <style:style style:family="graphic" style:name="gr1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">
      <style:text-properties/>
      <style:paragraph-properties fo:text-align="center" fo:margin-left="0pt"/>
    </style:style>
    <style:style style:family="text" style:name="T9">
      <style:text-properties fo:color="#000000" fo:font-family="Cantarell" style:font-family-complex="Cantarell" fo:font-size="14pt" style:font-size-asian="14pt" style:font-size-complex="14pt"/>
    </style:style>
    <style:style style:family="graphic" style:name="gr18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9">
      <style:text-properties/>
      <style:paragraph-properties fo:text-align="left" fo:margin-left="0pt"/>
    </style:style>
    <style:style style:family="graphic" style:name="gr1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0">
      <style:text-properties/>
      <style:paragraph-properties fo:line-height="14.12pt" fo:text-align="center" fo:margin-left="0pt" fo:margin-top="0pt" fo:margin-bottom="0pt"/>
    </style:style>
    <style:style style:family="text" style:name="T10">
      <style:text-properties fo:color="#000000" fo:font-family="Cantarell" style:font-family-complex="Cantarell" fo:font-size="10pt" style:font-size-asian="10pt" style:font-size-complex="10pt"/>
    </style:style>
    <style:style style:family="text" style:name="T11">
      <style:text-properties fo:color="#000000" fo:font-family="Cantarell" style:font-family-complex="Cantarell" fo:font-size="10pt" style:font-size-asian="10pt" style:font-size-complex="10pt"/>
    </style:style>
    <style:style style:family="text" style:name="T12">
      <style:text-properties fo:color="#000000" fo:font-family="Cantarell" style:font-family-complex="Cantarell" fo:font-size="10pt" style:font-size-asian="10pt" style:font-size-complex="10pt"/>
    </style:style>
    <style:style style:family="graphic" style:name="gr20">
      <style:graphic-properties draw:fill="none" draw:auto-grow-height="false" draw:auto-grow-width="false" draw:stroke="solid" svg:stroke-color="#000000" svg:stroke-width="0.03528cm"/>
    </style:style>
    <style:style style:family="paragraph" style:name="P21">
      <style:text-properties/>
      <style:paragraph-properties fo:text-align="left" fo:margin-left="0pt"/>
    </style:style>
    <style:style style:family="graphic" style:name="gr21">
      <style:graphic-properties draw:fill="none" draw:auto-grow-height="false" draw:auto-grow-width="false" draw:stroke="solid" svg:stroke-color="#000000" svg:stroke-width="0.03528cm"/>
    </style:style>
    <style:style style:family="paragraph" style:name="P22">
      <style:text-properties/>
      <style:paragraph-properties fo:text-align="left" fo:margin-left="0pt"/>
    </style:style>
    <style:style style:family="graphic" style:name="gr22">
      <style:graphic-properties draw:fill="none" draw:auto-grow-height="false" draw:auto-grow-width="false" draw:stroke="solid" svg:stroke-color="#000000" svg:stroke-width="0.03528cm"/>
    </style:style>
    <style:style style:family="paragraph" style:name="P23">
      <style:text-properties/>
      <style:paragraph-properties fo:text-align="left" fo:margin-left="0pt"/>
    </style:style>
    <style:style style:family="graphic" style:name="gr2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4">
      <style:text-properties/>
      <style:paragraph-properties/>
    </style:style>
    <style:style style:family="graphic" style:name="gr24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25">
      <style:text-properties/>
      <style:paragraph-properties/>
    </style:style>
    <style:style style:family="graphic" style:name="gr2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6">
      <style:text-properties/>
      <style:paragraph-properties/>
    </style:style>
    <style:style style:family="graphic" style:name="gr26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7">
      <style:text-properties/>
      <style:paragraph-properties/>
    </style:style>
    <style:style style:family="graphic" style:name="gr27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28">
      <style:text-properties/>
      <style:paragraph-properties/>
    </style:style>
    <style:style style:family="graphic" style:name="gr2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">
      <style:text-properties/>
      <style:paragraph-properties fo:text-align="center" fo:margin-left="0pt"/>
    </style:style>
    <style:style style:family="text" style:name="T13">
      <style:text-properties fo:color="#000000" fo:font-family="Cantarell" style:font-family-complex="Cantarell" fo:font-size="14pt" style:font-size-asian="14pt" style:font-size-complex="14pt"/>
    </style:style>
    <style:style style:family="graphic" style:name="gr29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0">
      <style:text-properties/>
      <style:paragraph-properties fo:text-align="left" fo:margin-left="0pt"/>
    </style:style>
    <style:style style:family="graphic" style:name="gr30">
      <style:graphic-properties draw:fill-color="#547F34" draw:fill="solid" draw:auto-grow-height="false" draw:auto-grow-width="false" draw:stroke="none"/>
    </style:style>
    <style:style style:family="paragraph" style:name="P31">
      <style:text-properties/>
      <style:paragraph-properties fo:text-align="left" fo:margin-left="0pt"/>
    </style:style>
    <style:style style:family="graphic" style:name="gr31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2">
      <style:text-properties/>
      <style:paragraph-properties fo:text-align="left" fo:margin-left="0pt"/>
    </style:style>
    <style:style style:family="graphic" style:name="gr32">
      <style:graphic-properties draw:fill-color="#ED7D31" draw:fill="solid" draw:auto-grow-height="false" draw:auto-grow-width="false" draw:stroke="none" fo:background-color="transparent"/>
    </style:style>
    <style:style style:family="paragraph" style:name="P33">
      <style:text-properties/>
      <style:paragraph-properties fo:text-align="left" fo:margin-left="0pt"/>
    </style:style>
    <style:style style:family="graphic" style:name="gr3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4">
      <style:text-properties/>
      <style:paragraph-properties/>
    </style:style>
    <style:style style:family="graphic" style:name="gr3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5">
      <style:text-properties/>
      <style:paragraph-properties/>
    </style:style>
    <style:style style:family="graphic" style:name="gr3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6">
      <style:text-properties/>
      <style:paragraph-properties/>
    </style:style>
    <style:style style:family="graphic" style:name="gr3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7">
      <style:text-properties/>
      <style:paragraph-properties/>
    </style:style>
    <style:style style:family="graphic" style:name="gr37">
      <style:graphic-properties draw:fill="none" draw:auto-grow-height="false" draw:auto-grow-width="false" draw:stroke="solid" svg:stroke-color="#000000" svg:stroke-width="0.03528cm"/>
    </style:style>
    <style:style style:family="paragraph" style:name="P38">
      <style:text-properties/>
      <style:paragraph-properties/>
    </style:style>
    <style:style style:family="graphic" style:name="gr38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39">
      <style:text-properties/>
      <style:paragraph-properties/>
    </style:style>
    <style:style style:family="graphic" style:name="gr39">
      <style:graphic-properties draw:fill="none" draw:auto-grow-height="false" draw:auto-grow-width="false" draw:stroke="solid" svg:stroke-color="#000000" svg:stroke-width="0.03528cm"/>
    </style:style>
    <style:style style:family="paragraph" style:name="P40">
      <style:text-properties/>
      <style:paragraph-properties/>
    </style:style>
    <style:style style:family="graphic" style:name="gr40">
      <style:graphic-properties draw:fill="none" draw:auto-grow-height="false" draw:auto-grow-width="false" draw:stroke="solid" draw:marker-end="TriangleMarker" draw:marker-end-width="1.956pt" svg:stroke-color="#000000" svg:stroke-width="0.03528cm"/>
    </style:style>
    <style:style style:family="paragraph" style:name="P41">
      <style:text-properties/>
      <style:paragraph-properties/>
    </style:style>
    <style:style style:family="graphic" style:name="gr41">
      <style:graphic-properties draw:fill="none" draw:stroke="solid" svg:stroke-color="#000000" svg:stroke-width="0.03528cm" style:mirror="horizontal"/>
    </style:style>
    <style:style style:family="graphic" style:name="gr42">
      <style:graphic-properties draw:fill="none" draw:stroke="solid" svg:stroke-color="#000000" svg:stroke-width="0.03528cm" style:mirror="vertical horizontal"/>
    </style:style>
    <style:style style:family="graphic" style:name="gr43">
      <style:graphic-properties draw:fill="none" draw:stroke="solid" svg:stroke-color="#000000" svg:stroke-width="0.03528cm" style:mirror="vertical horizontal"/>
    </style:style>
    <style:style style:family="graphic" style:name="gr44">
      <style:graphic-properties draw:fill="none" draw:stroke="solid" svg:stroke-color="#000000" svg:stroke-width="0.03528cm" style:mirror="horizontal"/>
    </style:style>
    <style:style style:family="graphic" style:name="gr45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2">
      <style:text-properties/>
      <style:paragraph-properties/>
    </style:style>
    <style:style style:family="text" style:name="T14">
      <style:text-properties/>
    </style:style>
    <style:style style:family="drawing-page" style:name="dp4">
      <style:drawing-page-properties/>
    </style:style>
    <style:style style:family="graphic" style:name="gr46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3">
      <style:text-properties/>
      <style:paragraph-properties fo:text-align="left" fo:margin-left="0pt"/>
    </style:style>
    <style:style style:family="graphic" style:name="gr47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44">
      <style:text-properties/>
      <style:paragraph-properties fo:text-align="left" fo:margin-left="0pt"/>
    </style:style>
    <style:style style:family="graphic" style:name="gr4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5">
      <style:text-properties/>
      <style:paragraph-properties fo:line-height="14.14pt" fo:text-align="center" fo:margin-left="0pt" fo:margin-top="0pt" fo:margin-bottom="0pt"/>
    </style:style>
    <style:style style:family="text" style:name="T15">
      <style:text-properties fo:color="#000000" fo:font-family="Cantarell" style:font-family-complex="Cantarell" fo:font-size="10pt" style:font-size-asian="10pt" style:font-size-complex="10pt"/>
    </style:style>
    <style:style style:family="text" style:name="T16">
      <style:text-properties fo:color="#000000" fo:font-family="Cantarell" style:font-family-complex="Cantarell" fo:font-size="10pt" style:font-size-asian="10pt" style:font-size-complex="10pt"/>
    </style:style>
    <style:style style:family="text" style:name="T17">
      <style:text-properties fo:color="#000000" fo:font-family="Cantarell" style:font-family-complex="Cantarell" fo:font-size="10pt" style:font-size-asian="10pt" style:font-size-complex="10pt"/>
    </style:style>
    <style:style style:family="graphic" style:name="gr49">
      <style:graphic-properties draw:fill="none" draw:auto-grow-height="false" draw:auto-grow-width="false" draw:stroke="solid" svg:stroke-color="#000000" svg:stroke-width="0.03528cm"/>
    </style:style>
    <style:style style:family="paragraph" style:name="P46">
      <style:text-properties/>
      <style:paragraph-properties fo:text-align="left" fo:margin-left="0pt"/>
    </style:style>
    <style:style style:family="graphic" style:name="gr50">
      <style:graphic-properties draw:fill="none" draw:auto-grow-height="false" draw:auto-grow-width="false" draw:stroke="solid" svg:stroke-color="#000000" svg:stroke-width="0.03528cm"/>
    </style:style>
    <style:style style:family="paragraph" style:name="P47">
      <style:text-properties/>
      <style:paragraph-properties fo:text-align="left" fo:margin-left="0pt"/>
    </style:style>
    <style:style style:family="graphic" style:name="gr51">
      <style:graphic-properties draw:fill="none" draw:auto-grow-height="false" draw:auto-grow-width="false" draw:stroke="solid" svg:stroke-color="#000000" svg:stroke-width="0.03528cm"/>
    </style:style>
    <style:style style:family="paragraph" style:name="P48">
      <style:text-properties/>
      <style:paragraph-properties fo:text-align="left" fo:margin-left="0pt"/>
    </style:style>
    <style:style style:family="graphic" style:name="gr5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49">
      <style:text-properties/>
      <style:paragraph-properties fo:text-align="left" fo:margin-left="0pt"/>
    </style:style>
    <style:style style:family="graphic" style:name="gr5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0">
      <style:text-properties/>
      <style:paragraph-properties fo:line-height="14.13pt" fo:text-align="center" fo:margin-left="0pt" fo:margin-top="0pt" fo:margin-bottom="0pt"/>
    </style:style>
    <style:style style:family="text" style:name="T18">
      <style:text-properties fo:color="#000000" fo:font-family="Cantarell" style:font-family-complex="Cantarell" fo:font-size="10pt" style:font-size-asian="10pt" style:font-size-complex="10pt"/>
    </style:style>
    <style:style style:family="text" style:name="T19">
      <style:text-properties fo:color="#000000" fo:font-family="Cantarell" style:font-family-complex="Cantarell" fo:font-size="10pt" style:font-size-asian="10pt" style:font-size-complex="10pt"/>
    </style:style>
    <style:style style:family="text" style:name="T20">
      <style:text-properties fo:color="#000000" fo:font-family="Cantarell" style:font-family-complex="Cantarell" fo:font-size="10pt" style:font-size-asian="10pt" style:font-size-complex="10pt"/>
    </style:style>
    <style:style style:family="graphic" style:name="gr54">
      <style:graphic-properties draw:fill="none" draw:auto-grow-height="false" draw:auto-grow-width="false" draw:stroke="solid" svg:stroke-color="#000000" svg:stroke-width="0.03528cm"/>
    </style:style>
    <style:style style:family="paragraph" style:name="P51">
      <style:text-properties/>
      <style:paragraph-properties fo:text-align="left" fo:margin-left="0pt"/>
    </style:style>
    <style:style style:family="graphic" style:name="gr55">
      <style:graphic-properties draw:fill="none" draw:auto-grow-height="false" draw:auto-grow-width="false" draw:stroke="solid" svg:stroke-color="#000000" svg:stroke-width="0.03528cm"/>
    </style:style>
    <style:style style:family="paragraph" style:name="P52">
      <style:text-properties/>
      <style:paragraph-properties fo:text-align="left" fo:margin-left="0pt"/>
    </style:style>
    <style:style style:family="graphic" style:name="gr56">
      <style:graphic-properties draw:fill="none" draw:auto-grow-height="false" draw:auto-grow-width="false" draw:stroke="solid" svg:stroke-color="#000000" svg:stroke-width="0.03528cm"/>
    </style:style>
    <style:style style:family="paragraph" style:name="P53">
      <style:text-properties/>
      <style:paragraph-properties fo:text-align="left" fo:margin-left="0pt"/>
    </style:style>
    <style:style style:family="graphic" style:name="gr57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54">
      <style:text-properties/>
      <style:paragraph-properties fo:text-align="left" fo:margin-left="0pt"/>
    </style:style>
    <style:style style:family="graphic" style:name="gr5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5">
      <style:text-properties/>
      <style:paragraph-properties fo:line-height="14.13pt" fo:text-align="center" fo:margin-left="0pt" fo:margin-top="0pt" fo:margin-bottom="0pt"/>
    </style:style>
    <style:style style:family="text" style:name="T21">
      <style:text-properties fo:color="#000000" fo:font-family="Cantarell" style:font-family-complex="Cantarell" fo:font-size="10pt" style:font-size-asian="10pt" style:font-size-complex="10pt"/>
    </style:style>
    <style:style style:family="text" style:name="T22">
      <style:text-properties fo:color="#000000" fo:font-family="Cantarell" style:font-family-complex="Cantarell" fo:font-size="10pt" style:font-size-asian="10pt" style:font-size-complex="10pt"/>
    </style:style>
    <style:style style:family="text" style:name="T23">
      <style:text-properties fo:color="#000000" fo:font-family="Cantarell" style:font-family-complex="Cantarell" fo:font-size="10pt" style:font-size-asian="10pt" style:font-size-complex="10pt"/>
    </style:style>
    <style:style style:family="graphic" style:name="gr59">
      <style:graphic-properties draw:fill="none" draw:auto-grow-height="false" draw:auto-grow-width="false" draw:stroke="solid" svg:stroke-color="#000000" svg:stroke-width="0.03528cm"/>
    </style:style>
    <style:style style:family="paragraph" style:name="P56">
      <style:text-properties/>
      <style:paragraph-properties fo:text-align="left" fo:margin-left="0pt"/>
    </style:style>
    <style:style style:family="graphic" style:name="gr60">
      <style:graphic-properties draw:fill="none" draw:auto-grow-height="false" draw:auto-grow-width="false" draw:stroke="solid" svg:stroke-color="#000000" svg:stroke-width="0.03528cm"/>
    </style:style>
    <style:style style:family="paragraph" style:name="P57">
      <style:text-properties/>
      <style:paragraph-properties fo:text-align="left" fo:margin-left="0pt"/>
    </style:style>
    <style:style style:family="graphic" style:name="gr61">
      <style:graphic-properties draw:fill="none" draw:auto-grow-height="false" draw:auto-grow-width="false" draw:stroke="solid" svg:stroke-color="#000000" svg:stroke-width="0.03528cm"/>
    </style:style>
    <style:style style:family="paragraph" style:name="P58">
      <style:text-properties/>
      <style:paragraph-properties fo:text-align="left" fo:margin-left="0pt"/>
    </style:style>
    <style:style style:family="graphic" style:name="gr6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9">
      <style:text-properties/>
      <style:paragraph-properties fo:text-align="left" fo:margin-left="0pt"/>
    </style:style>
    <style:style style:family="text" style:name="T24">
      <style:text-properties fo:color="#000000" fo:font-family="Cantarell" style:font-family-complex="Cantarell" fo:font-size="14pt" style:font-size-asian="14pt" style:font-size-complex="14pt"/>
    </style:style>
    <style:style style:family="text" style:name="T25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6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0">
      <style:text-properties/>
      <style:paragraph-properties fo:text-align="left" fo:margin-left="0pt"/>
    </style:style>
    <style:style style:family="text" style:name="T26">
      <style:text-properties fo:color="#000000" fo:font-family="Cantarell" style:font-family-complex="Cantarell" fo:font-size="14pt" style:font-size-asian="14pt" style:font-size-complex="14pt"/>
    </style:style>
    <style:style style:family="text" style:name="T27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6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1">
      <style:text-properties/>
      <style:paragraph-properties fo:text-align="left" fo:margin-left="0pt"/>
    </style:style>
    <style:style style:family="text" style:name="T28">
      <style:text-properties fo:color="#000000" fo:font-family="Cantarell" style:font-family-complex="Cantarell" fo:font-size="14pt" style:font-size-asian="14pt" style:font-size-complex="14pt"/>
    </style:style>
    <style:style style:family="text" style:name="T29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6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2">
      <style:text-properties/>
      <style:paragraph-properties fo:text-align="center" fo:margin-left="0pt"/>
    </style:style>
    <style:style style:family="text" style:name="T30">
      <style:text-properties fo:color="#000000" fo:font-family="Cantarell" style:font-family-complex="Cantarell" fo:font-size="14pt" style:font-size-asian="14pt" style:font-size-complex="14pt"/>
    </style:style>
    <style:style style:family="graphic" style:name="gr6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3">
      <style:text-properties/>
      <style:paragraph-properties fo:text-align="center" fo:margin-left="0pt"/>
    </style:style>
    <style:style style:family="text" style:name="T31">
      <style:text-properties fo:color="#000000" fo:font-family="Cantarell" style:font-family-complex="Cantarell" fo:font-size="14pt" style:font-size-asian="14pt" style:font-size-complex="14pt"/>
    </style:style>
    <style:style style:family="graphic" style:name="gr6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64">
      <style:text-properties/>
      <style:paragraph-properties/>
    </style:style>
    <style:style style:family="graphic" style:name="gr68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65">
      <style:text-properties/>
      <style:paragraph-properties/>
    </style:style>
    <style:style style:family="graphic" style:name="gr69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66">
      <style:text-properties/>
      <style:paragraph-properties/>
    </style:style>
    <style:style style:family="graphic" style:name="gr70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67">
      <style:text-properties/>
      <style:paragraph-properties/>
    </style:style>
    <style:style style:family="graphic" style:name="gr71">
      <style:graphic-properties draw:fill="none" draw:auto-grow-height="false" draw:auto-grow-width="false" draw:stroke="solid" draw:marker-end="TriangleMarker" draw:marker-end-width="6.528pt" svg:stroke-color="#000000" svg:stroke-width="0.03528cm"/>
    </style:style>
    <style:style style:family="paragraph" style:name="P68">
      <style:text-properties/>
      <style:paragraph-properties/>
    </style:style>
    <style:style style:family="graphic" style:name="gr7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9">
      <style:text-properties/>
      <style:paragraph-properties fo:text-align="center" fo:margin-left="0pt"/>
    </style:style>
    <style:style style:family="text" style:name="T32">
      <style:text-properties fo:color="#000000" fo:font-family="Cantarell" style:font-family-complex="Cantarell" fo:font-size="14pt" style:font-size-asian="14pt" style:font-size-complex="14pt"/>
    </style:style>
    <style:style style:family="graphic" style:name="gr73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70">
      <style:text-properties/>
      <style:paragraph-properties fo:text-align="left" fo:margin-left="0pt"/>
    </style:style>
    <style:style style:family="graphic" style:name="gr74">
      <style:graphic-properties draw:fill-color="#ED7D31" draw:fill="solid" draw:auto-grow-height="false" draw:auto-grow-width="false" draw:stroke="none" fo:background-color="transparent"/>
    </style:style>
    <style:style style:family="paragraph" style:name="P71">
      <style:text-properties/>
      <style:paragraph-properties fo:text-align="left" fo:margin-left="0pt"/>
    </style:style>
    <style:style style:family="graphic" style:name="gr7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2">
      <style:text-properties/>
      <style:paragraph-properties fo:text-align="center" fo:margin-left="0pt"/>
    </style:style>
    <style:style style:family="text" style:name="T33">
      <style:text-properties fo:color="#000000" fo:font-family="Cantarell" style:font-family-complex="Cantarell" fo:font-size="18pt" style:font-size-asian="18pt" style:font-size-complex="18pt"/>
    </style:style>
    <style:style style:family="graphic" style:name="gr76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73">
      <style:text-properties/>
      <style:paragraph-properties fo:text-align="left" fo:margin-left="0pt"/>
    </style:style>
    <style:style style:family="graphic" style:name="gr7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4">
      <style:text-properties/>
      <style:paragraph-properties fo:line-height="14.13pt" fo:text-align="center" fo:margin-left="0pt" fo:margin-top="0pt" fo:margin-bottom="0pt"/>
    </style:style>
    <style:style style:family="text" style:name="T34">
      <style:text-properties fo:color="#000000" fo:font-family="Cantarell" style:font-family-complex="Cantarell" fo:font-size="10pt" style:font-size-asian="10pt" style:font-size-complex="10pt"/>
    </style:style>
    <style:style style:family="text" style:name="T35">
      <style:text-properties fo:color="#000000" fo:font-family="Cantarell" style:font-family-complex="Cantarell" fo:font-size="10pt" style:font-size-asian="10pt" style:font-size-complex="10pt"/>
    </style:style>
    <style:style style:family="text" style:name="T36">
      <style:text-properties fo:color="#000000" fo:font-family="Cantarell" style:font-family-complex="Cantarell" fo:font-size="10pt" style:font-size-asian="10pt" style:font-size-complex="10pt"/>
    </style:style>
    <style:style style:family="graphic" style:name="gr78">
      <style:graphic-properties draw:fill="none" draw:auto-grow-height="false" draw:auto-grow-width="false" draw:stroke="solid" svg:stroke-color="#000000" svg:stroke-width="0.03528cm"/>
    </style:style>
    <style:style style:family="paragraph" style:name="P75">
      <style:text-properties/>
      <style:paragraph-properties fo:text-align="left" fo:margin-left="0pt"/>
    </style:style>
    <style:style style:family="graphic" style:name="gr79">
      <style:graphic-properties draw:fill="none" draw:auto-grow-height="false" draw:auto-grow-width="false" draw:stroke="solid" svg:stroke-color="#000000" svg:stroke-width="0.03528cm"/>
    </style:style>
    <style:style style:family="paragraph" style:name="P76">
      <style:text-properties/>
      <style:paragraph-properties fo:text-align="left" fo:margin-left="0pt"/>
    </style:style>
    <style:style style:family="graphic" style:name="gr80">
      <style:graphic-properties draw:fill="none" draw:auto-grow-height="false" draw:auto-grow-width="false" draw:stroke="solid" svg:stroke-color="#000000" svg:stroke-width="0.03528cm"/>
    </style:style>
    <style:style style:family="paragraph" style:name="P77">
      <style:text-properties/>
      <style:paragraph-properties fo:text-align="left" fo:margin-left="0pt"/>
    </style:style>
    <style:style style:family="graphic" style:name="gr81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78">
      <style:text-properties/>
      <style:paragraph-properties fo:text-align="left" fo:margin-left="0pt"/>
    </style:style>
    <style:style style:family="graphic" style:name="gr8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9">
      <style:text-properties/>
      <style:paragraph-properties fo:line-height="14.13pt" fo:text-align="center" fo:margin-left="0pt" fo:margin-top="0pt" fo:margin-bottom="0pt"/>
    </style:style>
    <style:style style:family="text" style:name="T37">
      <style:text-properties fo:color="#000000" fo:font-family="Cantarell" style:font-family-complex="Cantarell" fo:font-size="10pt" style:font-size-asian="10pt" style:font-size-complex="10pt"/>
    </style:style>
    <style:style style:family="text" style:name="T38">
      <style:text-properties fo:color="#000000" fo:font-family="Cantarell" style:font-family-complex="Cantarell" fo:font-size="10pt" style:font-size-asian="10pt" style:font-size-complex="10pt"/>
    </style:style>
    <style:style style:family="text" style:name="T39">
      <style:text-properties fo:color="#000000" fo:font-family="Cantarell" style:font-family-complex="Cantarell" fo:font-size="10pt" style:font-size-asian="10pt" style:font-size-complex="10pt"/>
    </style:style>
    <style:style style:family="graphic" style:name="gr83">
      <style:graphic-properties draw:fill="none" draw:auto-grow-height="false" draw:auto-grow-width="false" draw:stroke="solid" svg:stroke-color="#000000" svg:stroke-width="0.03528cm"/>
    </style:style>
    <style:style style:family="paragraph" style:name="P80">
      <style:text-properties/>
      <style:paragraph-properties fo:text-align="left" fo:margin-left="0pt"/>
    </style:style>
    <style:style style:family="graphic" style:name="gr84">
      <style:graphic-properties draw:fill="none" draw:auto-grow-height="false" draw:auto-grow-width="false" draw:stroke="solid" svg:stroke-color="#000000" svg:stroke-width="0.03528cm"/>
    </style:style>
    <style:style style:family="paragraph" style:name="P81">
      <style:text-properties/>
      <style:paragraph-properties fo:text-align="left" fo:margin-left="0pt"/>
    </style:style>
    <style:style style:family="graphic" style:name="gr85">
      <style:graphic-properties draw:fill="none" draw:auto-grow-height="false" draw:auto-grow-width="false" draw:stroke="solid" svg:stroke-color="#000000" svg:stroke-width="0.03528cm"/>
    </style:style>
    <style:style style:family="paragraph" style:name="P82">
      <style:text-properties/>
      <style:paragraph-properties fo:text-align="left" fo:margin-left="0pt"/>
    </style:style>
    <style:style style:family="graphic" style:name="gr8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3">
      <style:text-properties/>
      <style:paragraph-properties fo:text-align="left" fo:margin-left="0pt"/>
    </style:style>
    <style:style style:family="text" style:name="T40">
      <style:text-properties fo:color="#000000" fo:font-family="Cantarell" style:font-family-complex="Cantarell" fo:font-size="14pt" style:font-size-asian="14pt" style:font-size-complex="14pt"/>
    </style:style>
    <style:style style:family="text" style:name="T41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8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4">
      <style:text-properties/>
      <style:paragraph-properties fo:text-align="left" fo:margin-left="0pt"/>
    </style:style>
    <style:style style:family="text" style:name="T42">
      <style:text-properties fo:color="#000000" fo:font-family="Cantarell" style:font-family-complex="Cantarell" fo:font-size="14pt" style:font-size-asian="14pt" style:font-size-complex="14pt"/>
    </style:style>
    <style:style style:family="text" style:name="T43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8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5">
      <style:text-properties/>
      <style:paragraph-properties fo:text-align="center" fo:margin-left="0pt"/>
    </style:style>
    <style:style style:family="text" style:name="T44">
      <style:text-properties fo:color="#000000" fo:font-family="Cantarell" style:font-family-complex="Cantarell" fo:font-size="14pt" style:font-size-asian="14pt" style:font-size-complex="14pt"/>
    </style:style>
    <style:style style:family="graphic" style:name="gr8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6">
      <style:text-properties/>
      <style:paragraph-properties fo:text-align="center" fo:margin-left="0pt"/>
    </style:style>
    <style:style style:family="text" style:name="T45">
      <style:text-properties fo:color="#000000" fo:font-family="Cantarell" style:font-family-complex="Cantarell" fo:font-size="14pt" style:font-size-asian="14pt" style:font-size-complex="14pt"/>
    </style:style>
    <style:style style:family="graphic" style:name="gr90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87">
      <style:text-properties/>
      <style:paragraph-properties/>
    </style:style>
    <style:style style:family="graphic" style:name="gr91">
      <style:graphic-properties draw:fill-color="#547F34" draw:fill="solid" draw:auto-grow-height="false" draw:auto-grow-width="false" draw:stroke="none"/>
    </style:style>
    <style:style style:family="paragraph" style:name="P88">
      <style:text-properties/>
      <style:paragraph-properties fo:text-align="left" fo:margin-left="0pt"/>
    </style:style>
    <style:style style:family="graphic" style:name="gr9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9">
      <style:text-properties/>
      <style:paragraph-properties fo:text-align="center" fo:margin-left="0pt"/>
    </style:style>
    <style:style style:family="text" style:name="T46">
      <style:text-properties fo:color="#000000" fo:font-family="Cantarell" style:font-family-complex="Cantarell" fo:font-size="18pt" style:font-size-asian="18pt" style:font-size-complex="18pt"/>
    </style:style>
    <style:style style:family="graphic" style:name="gr9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0">
      <style:text-properties/>
      <style:paragraph-properties fo:text-align="center" fo:margin-left="0pt"/>
    </style:style>
    <style:style style:family="text" style:name="T47">
      <style:text-properties fo:color="#000000" fo:font-family="Cantarell" style:font-family-complex="Cantarell" fo:font-size="14pt" style:font-size-asian="14pt" style:font-size-complex="14pt"/>
    </style:style>
    <style:style style:family="graphic" style:name="gr94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91">
      <style:text-properties/>
      <style:paragraph-properties fo:text-align="left" fo:margin-left="0pt"/>
    </style:style>
    <style:style style:family="graphic" style:name="gr9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2">
      <style:text-properties/>
      <style:paragraph-properties fo:line-height="14.13pt" fo:text-align="center" fo:margin-left="0pt" fo:margin-top="0pt" fo:margin-bottom="0pt"/>
    </style:style>
    <style:style style:family="text" style:name="T48">
      <style:text-properties fo:color="#000000" fo:font-family="Cantarell" style:font-family-complex="Cantarell" fo:font-size="10pt" style:font-size-asian="10pt" style:font-size-complex="10pt"/>
    </style:style>
    <style:style style:family="text" style:name="T49">
      <style:text-properties fo:color="#000000" fo:font-family="Cantarell" style:font-family-complex="Cantarell" fo:font-size="10pt" style:font-size-asian="10pt" style:font-size-complex="10pt"/>
    </style:style>
    <style:style style:family="text" style:name="T50">
      <style:text-properties fo:color="#000000" fo:font-family="Cantarell" style:font-family-complex="Cantarell" fo:font-size="10pt" style:font-size-asian="10pt" style:font-size-complex="10pt"/>
    </style:style>
    <style:style style:family="graphic" style:name="gr96">
      <style:graphic-properties draw:fill="none" draw:auto-grow-height="false" draw:auto-grow-width="false" draw:stroke="solid" svg:stroke-color="#000000" svg:stroke-width="0.03528cm"/>
    </style:style>
    <style:style style:family="paragraph" style:name="P93">
      <style:text-properties/>
      <style:paragraph-properties fo:text-align="left" fo:margin-left="0pt"/>
    </style:style>
    <style:style style:family="graphic" style:name="gr97">
      <style:graphic-properties draw:fill="none" draw:auto-grow-height="false" draw:auto-grow-width="false" draw:stroke="solid" svg:stroke-color="#000000" svg:stroke-width="0.03528cm"/>
    </style:style>
    <style:style style:family="paragraph" style:name="P94">
      <style:text-properties/>
      <style:paragraph-properties fo:text-align="left" fo:margin-left="0pt"/>
    </style:style>
    <style:style style:family="graphic" style:name="gr98">
      <style:graphic-properties draw:fill="none" draw:auto-grow-height="false" draw:auto-grow-width="false" draw:stroke="solid" svg:stroke-color="#000000" svg:stroke-width="0.03528cm"/>
    </style:style>
    <style:style style:family="paragraph" style:name="P95">
      <style:text-properties/>
      <style:paragraph-properties fo:text-align="left" fo:margin-left="0pt"/>
    </style:style>
    <style:style style:family="graphic" style:name="gr9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6">
      <style:text-properties/>
      <style:paragraph-properties fo:text-align="left" fo:margin-left="0pt"/>
    </style:style>
    <style:style style:family="text" style:name="T51">
      <style:text-properties fo:color="#000000" fo:font-family="Cantarell" style:font-family-complex="Cantarell" fo:font-size="14pt" style:font-size-asian="14pt" style:font-size-complex="14pt"/>
    </style:style>
    <style:style style:family="text" style:name="T52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100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97">
      <style:text-properties/>
      <style:paragraph-properties/>
    </style:style>
    <style:style style:family="graphic" style:name="gr101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98">
      <style:text-properties/>
      <style:paragraph-properties/>
    </style:style>
    <style:style style:family="graphic" style:name="gr102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99">
      <style:text-properties/>
      <style:paragraph-properties/>
    </style:style>
    <style:style style:family="graphic" style:name="gr10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00">
      <style:text-properties/>
      <style:paragraph-properties/>
    </style:style>
    <style:style style:family="graphic" style:name="gr104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101">
      <style:text-properties/>
      <style:paragraph-properties/>
    </style:style>
    <style:style style:family="graphic" style:name="gr10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2">
      <style:text-properties/>
      <style:paragraph-properties fo:text-align="left" fo:margin-left="0pt"/>
    </style:style>
    <style:style style:family="text" style:name="T53">
      <style:text-properties fo:color="#000000" fo:font-family="Cantarell" style:font-family-complex="Cantarell" fo:font-size="14pt" style:font-size-asian="14pt" style:font-size-complex="14pt"/>
    </style:style>
    <style:style style:family="text" style:name="T54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10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3">
      <style:text-properties/>
      <style:paragraph-properties fo:text-align="center" fo:margin-left="0pt"/>
    </style:style>
    <style:style style:family="text" style:name="T55">
      <style:text-properties fo:color="#000000" fo:font-family="Cantarell" style:font-family-complex="Cantarell" fo:font-size="14pt" style:font-size-asian="14pt" style:font-size-complex="14pt"/>
    </style:style>
    <style:style style:family="graphic" style:name="gr10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04">
      <style:text-properties/>
      <style:paragraph-properties/>
    </style:style>
    <style:style style:family="graphic" style:name="gr108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05">
      <style:text-properties/>
      <style:paragraph-properties/>
    </style:style>
    <style:style style:family="graphic" style:name="gr10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06">
      <style:text-properties/>
      <style:paragraph-properties/>
    </style:style>
    <style:style style:family="graphic" style:name="gr110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107">
      <style:text-properties/>
      <style:paragraph-properties/>
    </style:style>
    <style:style style:family="graphic" style:name="gr111">
      <style:graphic-properties draw:fill="none" draw:auto-grow-height="false" draw:auto-grow-width="false" draw:stroke="solid" svg:stroke-color="#000000" svg:stroke-width="0.03528cm"/>
    </style:style>
    <style:style style:family="paragraph" style:name="P108">
      <style:text-properties/>
      <style:paragraph-properties/>
    </style:style>
    <style:style style:family="graphic" style:name="gr112">
      <style:graphic-properties draw:fill="none" draw:auto-grow-height="false" draw:auto-grow-width="false" draw:stroke="solid" svg:stroke-color="#000000" svg:stroke-width="0.03528cm"/>
    </style:style>
    <style:style style:family="paragraph" style:name="P109">
      <style:text-properties/>
      <style:paragraph-properties/>
    </style:style>
    <style:style style:family="graphic" style:name="gr113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10">
      <style:text-properties/>
      <style:paragraph-properties fo:text-align="left" fo:margin-left="0pt"/>
    </style:style>
    <style:style style:family="graphic" style:name="gr114">
      <style:graphic-properties draw:fill-color="#547F34" draw:fill="solid" draw:auto-grow-height="false" draw:auto-grow-width="false" draw:stroke="none"/>
    </style:style>
    <style:style style:family="paragraph" style:name="P111">
      <style:text-properties/>
      <style:paragraph-properties fo:text-align="left" fo:margin-left="0pt"/>
    </style:style>
    <style:style style:family="graphic" style:name="gr115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12">
      <style:text-properties/>
      <style:paragraph-properties fo:text-align="left" fo:margin-left="0pt"/>
    </style:style>
    <style:style style:family="graphic" style:name="gr116">
      <style:graphic-properties draw:fill-color="#ED7D31" draw:fill="solid" draw:auto-grow-height="false" draw:auto-grow-width="false" draw:stroke="none" fo:background-color="transparent"/>
    </style:style>
    <style:style style:family="paragraph" style:name="P113">
      <style:text-properties/>
      <style:paragraph-properties fo:text-align="left" fo:margin-left="0pt"/>
    </style:style>
    <style:style style:family="graphic" style:name="gr11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14">
      <style:text-properties/>
      <style:paragraph-properties/>
    </style:style>
    <style:style style:family="graphic" style:name="gr118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15">
      <style:text-properties/>
      <style:paragraph-properties/>
    </style:style>
    <style:style style:family="graphic" style:name="gr11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16">
      <style:text-properties/>
      <style:paragraph-properties/>
    </style:style>
    <style:style style:family="graphic" style:name="gr120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17">
      <style:text-properties/>
      <style:paragraph-properties/>
    </style:style>
    <style:style style:family="graphic" style:name="gr121">
      <style:graphic-properties draw:fill="none" draw:auto-grow-height="false" draw:auto-grow-width="false" draw:stroke="solid" svg:stroke-color="#000000" svg:stroke-width="0.03528cm"/>
    </style:style>
    <style:style style:family="paragraph" style:name="P118">
      <style:text-properties/>
      <style:paragraph-properties/>
    </style:style>
    <style:style style:family="graphic" style:name="gr122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119">
      <style:text-properties/>
      <style:paragraph-properties/>
    </style:style>
    <style:style style:family="graphic" style:name="gr123">
      <style:graphic-properties draw:fill="none" draw:auto-grow-height="false" draw:auto-grow-width="false" draw:stroke="solid" svg:stroke-color="#000000" svg:stroke-width="0.03528cm"/>
    </style:style>
    <style:style style:family="paragraph" style:name="P120">
      <style:text-properties/>
      <style:paragraph-properties/>
    </style:style>
    <style:style style:family="graphic" style:name="gr124">
      <style:graphic-properties draw:fill="none" draw:auto-grow-height="false" draw:auto-grow-width="false" draw:stroke="solid" draw:marker-end="TriangleMarker" draw:marker-end-width="1.956pt" svg:stroke-color="#000000" svg:stroke-width="0.03528cm"/>
    </style:style>
    <style:style style:family="paragraph" style:name="P121">
      <style:text-properties/>
      <style:paragraph-properties/>
    </style:style>
    <style:style style:family="graphic" style:name="gr125">
      <style:graphic-properties draw:fill="none" draw:stroke="solid" svg:stroke-color="#000000" svg:stroke-width="0.03528cm" style:mirror="horizontal"/>
    </style:style>
    <style:style style:family="graphic" style:name="gr126">
      <style:graphic-properties draw:fill="none" draw:stroke="solid" svg:stroke-color="#000000" svg:stroke-width="0.03528cm" style:mirror="vertical horizontal"/>
    </style:style>
    <style:style style:family="graphic" style:name="gr127">
      <style:graphic-properties draw:fill="none" draw:stroke="solid" svg:stroke-color="#000000" svg:stroke-width="0.03528cm" style:mirror="vertical horizontal"/>
    </style:style>
    <style:style style:family="graphic" style:name="gr128">
      <style:graphic-properties draw:fill="none" draw:stroke="solid" svg:stroke-color="#000000" svg:stroke-width="0.03528cm" style:mirror="horizontal"/>
    </style:style>
    <style:style style:family="graphic" style:name="gr129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122">
      <style:text-properties/>
      <style:paragraph-properties/>
    </style:style>
    <style:style style:family="text" style:name="T56">
      <style:text-properties/>
    </style:style>
    <style:style style:family="drawing-page" style:name="dp5">
      <style:drawing-page-properties/>
    </style:style>
    <style:style style:family="graphic" style:name="gr130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123">
      <style:text-properties/>
      <style:paragraph-properties/>
    </style:style>
    <style:style style:family="text" style:name="T57">
      <style:text-properties/>
    </style:style>
    <style:style style:family="graphic" style:name="gr131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24">
      <style:text-properties/>
      <style:paragraph-properties fo:text-align="left" fo:margin-left="0pt"/>
    </style:style>
    <style:style style:family="graphic" style:name="gr132">
      <style:graphic-properties draw:fill="none" draw:auto-grow-height="false" draw:auto-grow-width="false" draw:stroke="solid" svg:stroke-color="#000000" svg:stroke-width="0.03528cm"/>
    </style:style>
    <style:style style:family="paragraph" style:name="P125">
      <style:text-properties/>
      <style:paragraph-properties fo:text-align="left" fo:margin-left="0pt"/>
    </style:style>
    <style:style style:family="graphic" style:name="gr133">
      <style:graphic-properties draw:fill="none" draw:auto-grow-height="false" draw:auto-grow-width="false" draw:stroke="solid" svg:stroke-color="#000000" svg:stroke-width="0.03528cm"/>
    </style:style>
    <style:style style:family="paragraph" style:name="P126">
      <style:text-properties/>
      <style:paragraph-properties fo:text-align="left" fo:margin-left="0pt"/>
    </style:style>
    <style:style style:family="graphic" style:name="gr13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27">
      <style:text-properties/>
      <style:paragraph-properties fo:text-align="center" fo:margin-left="0pt"/>
    </style:style>
    <style:style style:family="text" style:name="T58">
      <style:text-properties fo:color="#000000" fo:font-family="Cantarell" style:font-family-complex="Cantarell" fo:font-size="14pt" style:font-size-asian="14pt" style:font-size-complex="14pt"/>
    </style:style>
    <style:style style:family="graphic" style:name="gr13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28">
      <style:text-properties/>
      <style:paragraph-properties/>
    </style:style>
    <style:style style:family="graphic" style:name="gr13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29">
      <style:text-properties/>
      <style:paragraph-properties/>
    </style:style>
    <style:style style:family="graphic" style:name="gr137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30">
      <style:text-properties/>
      <style:paragraph-properties fo:text-align="left" fo:margin-left="0pt"/>
    </style:style>
    <style:style style:family="graphic" style:name="gr138">
      <style:graphic-properties draw:fill-color="#ED7D31" draw:fill="solid" draw:auto-grow-height="false" draw:auto-grow-width="false" draw:stroke="none" fo:background-color="transparent"/>
    </style:style>
    <style:style style:family="paragraph" style:name="P131">
      <style:text-properties/>
      <style:paragraph-properties fo:text-align="left" fo:margin-left="0pt"/>
    </style:style>
    <style:style style:family="graphic" style:name="gr13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32">
      <style:text-properties/>
      <style:paragraph-properties/>
    </style:style>
    <style:style style:family="graphic" style:name="gr140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133">
      <style:text-properties/>
      <style:paragraph-properties/>
    </style:style>
    <style:style style:family="graphic" style:name="gr141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34">
      <style:text-properties/>
      <style:paragraph-properties/>
    </style:style>
    <style:style style:family="graphic" style:name="gr142">
      <style:graphic-properties draw:fill="none" draw:auto-grow-height="false" draw:auto-grow-width="false" draw:stroke="solid" svg:stroke-color="#000000" svg:stroke-width="0.03528cm"/>
    </style:style>
    <style:style style:family="paragraph" style:name="P135">
      <style:text-properties/>
      <style:paragraph-properties/>
    </style:style>
    <style:style style:family="graphic" style:name="gr143">
      <style:graphic-properties draw:fill-color="#547F34" draw:fill="solid" draw:auto-grow-height="false" draw:auto-grow-width="false" draw:stroke="none"/>
    </style:style>
    <style:style style:family="paragraph" style:name="P136">
      <style:text-properties/>
      <style:paragraph-properties fo:text-align="left" fo:margin-left="0pt"/>
    </style:style>
    <style:style style:family="graphic" style:name="gr144">
      <style:graphic-properties draw:fill-color="#244161" draw:fill="solid" draw:auto-grow-height="false" draw:auto-grow-width="false" draw:stroke="none"/>
    </style:style>
    <style:style style:family="paragraph" style:name="P137">
      <style:text-properties/>
      <style:paragraph-properties fo:text-align="left" fo:margin-left="0pt"/>
    </style:style>
    <style:style style:family="graphic" style:name="gr14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38">
      <style:text-properties/>
      <style:paragraph-properties fo:text-align="center" fo:margin-left="0pt"/>
    </style:style>
    <style:style style:family="text" style:name="T59">
      <style:text-properties fo:color="#000000" fo:font-family="Cantarell" style:font-family-complex="Cantarell" fo:font-size="14pt" style:font-size-asian="14pt" style:font-size-complex="14pt"/>
    </style:style>
    <style:style style:family="graphic" style:name="gr14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39">
      <style:text-properties/>
      <style:paragraph-properties fo:text-align="center" fo:margin-left="0pt"/>
    </style:style>
    <style:style style:family="text" style:name="T60">
      <style:text-properties fo:color="#000000" fo:font-family="Cantarell" style:font-family-complex="Cantarell" fo:font-size="14pt" style:font-size-asian="14pt" style:font-size-complex="14pt"/>
    </style:style>
    <style:style style:family="graphic" style:name="gr14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40">
      <style:text-properties/>
      <style:paragraph-properties/>
    </style:style>
    <style:style style:family="graphic" style:name="gr148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41">
      <style:text-properties/>
      <style:paragraph-properties fo:text-align="left" fo:margin-left="0pt"/>
    </style:style>
    <style:style style:family="graphic" style:name="gr149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42">
      <style:text-properties/>
      <style:paragraph-properties fo:text-align="left" fo:margin-left="0pt"/>
    </style:style>
    <style:style style:family="graphic" style:name="gr150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43">
      <style:text-properties/>
      <style:paragraph-properties fo:text-align="left" fo:margin-left="0pt"/>
    </style:style>
    <style:style style:family="graphic" style:name="gr15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4">
      <style:text-properties/>
      <style:paragraph-properties fo:text-align="center" fo:margin-left="0pt"/>
    </style:style>
    <style:style style:family="text" style:name="T61">
      <style:text-properties fo:color="#000000" fo:font-family="Cantarell" style:font-family-complex="Cantarell" fo:font-size="14pt" style:font-size-asian="14pt" style:font-size-complex="14pt"/>
    </style:style>
    <style:style style:family="graphic" style:name="gr15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45">
      <style:text-properties/>
      <style:paragraph-properties/>
    </style:style>
    <style:style style:family="graphic" style:name="gr15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6">
      <style:text-properties/>
      <style:paragraph-properties fo:text-align="center" fo:margin-left="0pt"/>
    </style:style>
    <style:style style:family="text" style:name="T62">
      <style:text-properties fo:color="#000000" fo:font-family="Cantarell" style:font-family-complex="Cantarell" fo:font-size="10pt" style:font-size-asian="10pt" style:font-size-complex="10pt"/>
    </style:style>
    <style:style style:family="graphic" style:name="gr154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47">
      <style:text-properties/>
      <style:paragraph-properties fo:text-align="left" fo:margin-left="0pt"/>
    </style:style>
    <style:style style:family="graphic" style:name="gr155">
      <style:graphic-properties draw:fill="none" draw:auto-grow-height="false" draw:auto-grow-width="false" draw:stroke="solid" svg:stroke-color="#000000" svg:stroke-width="0.03528cm"/>
    </style:style>
    <style:style style:family="paragraph" style:name="P148">
      <style:text-properties/>
      <style:paragraph-properties fo:text-align="left" fo:margin-left="0pt"/>
    </style:style>
    <style:style style:family="graphic" style:name="gr156">
      <style:graphic-properties draw:fill="none" draw:auto-grow-height="false" draw:auto-grow-width="false" draw:stroke="solid" svg:stroke-color="#000000" svg:stroke-width="0.03528cm"/>
    </style:style>
    <style:style style:family="paragraph" style:name="P149">
      <style:text-properties/>
      <style:paragraph-properties fo:text-align="left" fo:margin-left="0pt"/>
    </style:style>
    <style:style style:family="graphic" style:name="gr15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0">
      <style:text-properties/>
      <style:paragraph-properties fo:text-align="center" fo:margin-left="0pt"/>
    </style:style>
    <style:style style:family="text" style:name="T63">
      <style:text-properties fo:color="#000000" fo:font-family="Cantarell" style:font-family-complex="Cantarell" fo:font-size="14pt" style:font-size-asian="14pt" style:font-size-complex="14pt"/>
    </style:style>
    <style:style style:family="graphic" style:name="gr158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51">
      <style:text-properties/>
      <style:paragraph-properties/>
    </style:style>
    <style:style style:family="graphic" style:name="gr15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52">
      <style:text-properties/>
      <style:paragraph-properties/>
    </style:style>
    <style:style style:family="graphic" style:name="gr160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53">
      <style:text-properties/>
      <style:paragraph-properties fo:text-align="left" fo:margin-left="0pt"/>
    </style:style>
    <style:style style:family="graphic" style:name="gr161">
      <style:graphic-properties draw:fill-color="#ED7D31" draw:fill="solid" draw:auto-grow-height="false" draw:auto-grow-width="false" draw:stroke="none" fo:background-color="transparent"/>
    </style:style>
    <style:style style:family="paragraph" style:name="P154">
      <style:text-properties/>
      <style:paragraph-properties fo:text-align="left" fo:margin-left="0pt"/>
    </style:style>
    <style:style style:family="graphic" style:name="gr16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55">
      <style:text-properties/>
      <style:paragraph-properties/>
    </style:style>
    <style:style style:family="graphic" style:name="gr163">
      <style:graphic-properties draw:fill="none" draw:auto-grow-height="false" draw:auto-grow-width="false" draw:stroke="solid" draw:marker-end="TriangleMarker" draw:marker-end-width="15.24pt" svg:stroke-color="#000000" svg:stroke-width="0.03528cm"/>
    </style:style>
    <style:style style:family="paragraph" style:name="P156">
      <style:text-properties/>
      <style:paragraph-properties/>
    </style:style>
    <style:style style:family="graphic" style:name="gr164">
      <style:graphic-properties draw:fill="none" draw:auto-grow-height="false" draw:auto-grow-width="false" draw:stroke="solid" svg:stroke-color="#000000" svg:stroke-width="0.03528cm"/>
    </style:style>
    <style:style style:family="paragraph" style:name="P157">
      <style:text-properties/>
      <style:paragraph-properties/>
    </style:style>
    <style:style style:family="graphic" style:name="gr165">
      <style:graphic-properties draw:fill-color="#547F34" draw:fill="solid" draw:auto-grow-height="false" draw:auto-grow-width="false" draw:stroke="none"/>
    </style:style>
    <style:style style:family="paragraph" style:name="P158">
      <style:text-properties/>
      <style:paragraph-properties fo:text-align="left" fo:margin-left="0pt"/>
    </style:style>
    <style:style style:family="graphic" style:name="gr166">
      <style:graphic-properties draw:fill-color="#244161" draw:fill="solid" draw:auto-grow-height="false" draw:auto-grow-width="false" draw:stroke="none"/>
    </style:style>
    <style:style style:family="paragraph" style:name="P159">
      <style:text-properties/>
      <style:paragraph-properties fo:text-align="left" fo:margin-left="0pt"/>
    </style:style>
    <style:style style:family="graphic" style:name="gr16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0">
      <style:text-properties/>
      <style:paragraph-properties fo:text-align="center" fo:margin-left="0pt"/>
    </style:style>
    <style:style style:family="text" style:name="T64">
      <style:text-properties fo:color="#000000" fo:font-family="Cantarell" style:font-family-complex="Cantarell" fo:font-size="14pt" style:font-size-asian="14pt" style:font-size-complex="14pt"/>
    </style:style>
    <style:style style:family="graphic" style:name="gr168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1">
      <style:text-properties/>
      <style:paragraph-properties fo:text-align="left" fo:margin-left="0pt"/>
    </style:style>
    <style:style style:family="graphic" style:name="gr169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2">
      <style:text-properties/>
      <style:paragraph-properties fo:text-align="left" fo:margin-left="0pt"/>
    </style:style>
    <style:style style:family="graphic" style:name="gr170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3">
      <style:text-properties/>
      <style:paragraph-properties fo:text-align="left" fo:margin-left="0pt"/>
    </style:style>
    <style:style style:family="graphic" style:name="gr17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4">
      <style:text-properties/>
      <style:paragraph-properties fo:text-align="center" fo:margin-left="0pt"/>
    </style:style>
    <style:style style:family="text" style:name="T65">
      <style:text-properties fo:color="#000000" fo:font-family="Cantarell" style:font-family-complex="Cantarell" fo:font-size="14pt" style:font-size-asian="14pt" style:font-size-complex="14pt"/>
    </style:style>
    <style:style style:family="graphic" style:name="gr17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65">
      <style:text-properties/>
      <style:paragraph-properties/>
    </style:style>
    <style:style style:family="graphic" style:name="gr17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6">
      <style:text-properties/>
      <style:paragraph-properties fo:text-align="center" fo:margin-left="0pt"/>
    </style:style>
    <style:style style:family="text" style:name="T66">
      <style:text-properties fo:color="#000000" fo:font-family="Cantarell" style:font-family-complex="Cantarell" fo:font-size="10pt" style:font-size-asian="10pt" style:font-size-complex="10pt"/>
    </style:style>
    <style:style style:family="graphic" style:name="gr17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7">
      <style:text-properties/>
      <style:paragraph-properties fo:text-align="center" fo:margin-left="0pt"/>
    </style:style>
    <style:style style:family="text" style:name="T67">
      <style:text-properties fo:color="#000000" fo:font-family="Cantarell" style:font-family-complex="Cantarell" fo:font-size="14pt" style:font-size-asian="14pt" style:font-size-complex="14pt"/>
    </style:style>
    <style:style style:family="graphic" style:name="gr17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68">
      <style:text-properties/>
      <style:paragraph-properties/>
    </style:style>
    <style:style style:family="drawing-page" style:name="dp6">
      <style:drawing-page-properties/>
    </style:style>
    <style:style style:family="graphic" style:name="gr176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169">
      <style:text-properties/>
      <style:paragraph-properties/>
    </style:style>
    <style:style style:family="text" style:name="T68">
      <style:text-properties/>
    </style:style>
    <style:style style:family="graphic" style:name="gr17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70">
      <style:text-properties/>
      <style:paragraph-properties fo:text-align="center" fo:margin-left="0pt"/>
    </style:style>
    <style:style style:family="text" style:name="T69">
      <style:text-properties fo:color="#000000" fo:font-family="Cantarell" style:font-family-complex="Cantarell" fo:font-size="14pt" style:font-size-asian="14pt" style:font-size-complex="14pt"/>
    </style:style>
    <style:style style:family="graphic" style:name="gr178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71">
      <style:text-properties/>
      <style:paragraph-properties/>
    </style:style>
    <style:style style:family="graphic" style:name="gr17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72">
      <style:text-properties/>
      <style:paragraph-properties/>
    </style:style>
    <style:style style:family="graphic" style:name="gr180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73">
      <style:text-properties/>
      <style:paragraph-properties fo:text-align="left" fo:margin-left="0pt"/>
    </style:style>
    <style:style style:family="graphic" style:name="gr181">
      <style:graphic-properties draw:fill-color="#ED7D31" draw:fill="solid" draw:auto-grow-height="false" draw:auto-grow-width="false" draw:stroke="none" fo:background-color="transparent"/>
    </style:style>
    <style:style style:family="paragraph" style:name="P174">
      <style:text-properties/>
      <style:paragraph-properties fo:text-align="left" fo:margin-left="0pt"/>
    </style:style>
    <style:style style:family="graphic" style:name="gr18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75">
      <style:text-properties/>
      <style:paragraph-properties/>
    </style:style>
    <style:style style:family="graphic" style:name="gr183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176">
      <style:text-properties/>
      <style:paragraph-properties/>
    </style:style>
    <style:style style:family="graphic" style:name="gr184">
      <style:graphic-properties draw:fill="none" draw:auto-grow-height="false" draw:auto-grow-width="false" draw:stroke="solid" svg:stroke-color="#000000" svg:stroke-width="0.03528cm"/>
    </style:style>
    <style:style style:family="paragraph" style:name="P177">
      <style:text-properties/>
      <style:paragraph-properties/>
    </style:style>
    <style:style style:family="graphic" style:name="gr185">
      <style:graphic-properties draw:fill-color="#547F34" draw:fill="solid" draw:auto-grow-height="false" draw:auto-grow-width="false" draw:stroke="none"/>
    </style:style>
    <style:style style:family="paragraph" style:name="P178">
      <style:text-properties/>
      <style:paragraph-properties fo:text-align="left" fo:margin-left="0pt"/>
    </style:style>
    <style:style style:family="graphic" style:name="gr186">
      <style:graphic-properties draw:fill-color="#244161" draw:fill="solid" draw:auto-grow-height="false" draw:auto-grow-width="false" draw:stroke="none"/>
    </style:style>
    <style:style style:family="paragraph" style:name="P179">
      <style:text-properties/>
      <style:paragraph-properties fo:text-align="left" fo:margin-left="0pt"/>
    </style:style>
    <style:style style:family="graphic" style:name="gr187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0">
      <style:text-properties/>
      <style:paragraph-properties fo:text-align="left" fo:margin-left="0pt"/>
    </style:style>
    <style:style style:family="graphic" style:name="gr188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1">
      <style:text-properties/>
      <style:paragraph-properties fo:text-align="left" fo:margin-left="0pt"/>
    </style:style>
    <style:style style:family="graphic" style:name="gr189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2">
      <style:text-properties/>
      <style:paragraph-properties fo:text-align="left" fo:margin-left="0pt"/>
    </style:style>
    <style:style style:family="graphic" style:name="gr19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3">
      <style:text-properties/>
      <style:paragraph-properties fo:text-align="center" fo:margin-left="0pt"/>
    </style:style>
    <style:style style:family="text" style:name="T70">
      <style:text-properties fo:color="#000000" fo:font-family="Cantarell" style:font-family-complex="Cantarell" fo:font-size="14pt" style:font-size-asian="14pt" style:font-size-complex="14pt"/>
    </style:style>
    <style:style style:family="graphic" style:name="gr19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84">
      <style:text-properties/>
      <style:paragraph-properties/>
    </style:style>
    <style:style style:family="graphic" style:name="gr19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5">
      <style:text-properties/>
      <style:paragraph-properties fo:text-align="left" fo:margin-left="0pt"/>
    </style:style>
    <style:style style:family="graphic" style:name="gr193">
      <style:graphic-properties draw:fill="none" draw:auto-grow-height="false" draw:auto-grow-width="false" draw:stroke="solid" svg:stroke-color="#000000" svg:stroke-width="0.03528cm"/>
    </style:style>
    <style:style style:family="paragraph" style:name="P186">
      <style:text-properties/>
      <style:paragraph-properties fo:text-align="left" fo:margin-left="0pt"/>
    </style:style>
    <style:style style:family="graphic" style:name="gr194">
      <style:graphic-properties draw:fill="none" draw:auto-grow-height="false" draw:auto-grow-width="false" draw:stroke="solid" svg:stroke-color="#000000" svg:stroke-width="0.03528cm"/>
    </style:style>
    <style:style style:family="paragraph" style:name="P187">
      <style:text-properties/>
      <style:paragraph-properties fo:text-align="left" fo:margin-left="0pt"/>
    </style:style>
    <style:style style:family="graphic" style:name="gr19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8">
      <style:text-properties/>
      <style:paragraph-properties fo:text-align="center" fo:margin-left="0pt"/>
    </style:style>
    <style:style style:family="text" style:name="T71">
      <style:text-properties fo:color="#000000" fo:font-family="Cantarell" style:font-family-complex="Cantarell" fo:font-size="14pt" style:font-size-asian="14pt" style:font-size-complex="14pt"/>
    </style:style>
    <style:style style:family="graphic" style:name="gr196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89">
      <style:text-properties/>
      <style:paragraph-properties/>
    </style:style>
    <style:style style:family="graphic" style:name="gr19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90">
      <style:text-properties/>
      <style:paragraph-properties/>
    </style:style>
    <style:style style:family="graphic" style:name="gr198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91">
      <style:text-properties/>
      <style:paragraph-properties fo:text-align="left" fo:margin-left="0pt"/>
    </style:style>
    <style:style style:family="graphic" style:name="gr199">
      <style:graphic-properties draw:fill-color="#ED7D31" draw:fill="solid" draw:auto-grow-height="false" draw:auto-grow-width="false" draw:stroke="none" fo:background-color="transparent"/>
    </style:style>
    <style:style style:family="paragraph" style:name="P192">
      <style:text-properties/>
      <style:paragraph-properties fo:text-align="left" fo:margin-left="0pt"/>
    </style:style>
    <style:style style:family="graphic" style:name="gr200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93">
      <style:text-properties/>
      <style:paragraph-properties/>
    </style:style>
    <style:style style:family="graphic" style:name="gr201">
      <style:graphic-properties draw:fill="none" draw:auto-grow-height="false" draw:auto-grow-width="false" draw:stroke="solid" svg:stroke-color="#000000" svg:stroke-width="0.03528cm"/>
    </style:style>
    <style:style style:family="paragraph" style:name="P194">
      <style:text-properties/>
      <style:paragraph-properties/>
    </style:style>
    <style:style style:family="graphic" style:name="gr202">
      <style:graphic-properties draw:fill-color="#547F34" draw:fill="solid" draw:auto-grow-height="false" draw:auto-grow-width="false" draw:stroke="none"/>
    </style:style>
    <style:style style:family="paragraph" style:name="P195">
      <style:text-properties/>
      <style:paragraph-properties fo:text-align="left" fo:margin-left="0pt"/>
    </style:style>
    <style:style style:family="graphic" style:name="gr203">
      <style:graphic-properties draw:fill-color="#244161" draw:fill="solid" draw:auto-grow-height="false" draw:auto-grow-width="false" draw:stroke="none"/>
    </style:style>
    <style:style style:family="paragraph" style:name="P196">
      <style:text-properties/>
      <style:paragraph-properties fo:text-align="left" fo:margin-left="0pt"/>
    </style:style>
    <style:style style:family="graphic" style:name="gr20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97">
      <style:text-properties/>
      <style:paragraph-properties fo:text-align="left" fo:margin-left="0pt"/>
    </style:style>
    <style:style style:family="graphic" style:name="gr20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98">
      <style:text-properties/>
      <style:paragraph-properties fo:text-align="left" fo:margin-left="0pt"/>
    </style:style>
    <style:style style:family="graphic" style:name="gr20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99">
      <style:text-properties/>
      <style:paragraph-properties fo:text-align="left" fo:margin-left="0pt"/>
    </style:style>
    <style:style style:family="graphic" style:name="gr20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00">
      <style:text-properties/>
      <style:paragraph-properties fo:text-align="center" fo:margin-left="0pt"/>
    </style:style>
    <style:style style:family="text" style:name="T72">
      <style:text-properties fo:color="#000000" fo:font-family="Cantarell" style:font-family-complex="Cantarell" fo:font-size="14pt" style:font-size-asian="14pt" style:font-size-complex="14pt"/>
    </style:style>
    <style:style style:family="graphic" style:name="gr208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01">
      <style:text-properties/>
      <style:paragraph-properties/>
    </style:style>
    <style:style style:family="graphic" style:name="gr20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02">
      <style:text-properties/>
      <style:paragraph-properties fo:text-align="center" fo:margin-left="0pt"/>
    </style:style>
    <style:style style:family="text" style:name="T73">
      <style:text-properties fo:color="#000000" fo:font-family="Cantarell" style:font-family-complex="Cantarell" fo:font-size="10pt" style:font-size-asian="10pt" style:font-size-complex="10pt"/>
    </style:style>
    <style:style style:family="graphic" style:name="gr210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03">
      <style:text-properties/>
      <style:paragraph-properties fo:text-align="left" fo:margin-left="0pt"/>
    </style:style>
    <style:style style:family="graphic" style:name="gr211">
      <style:graphic-properties draw:fill-color="#FFFFFF" draw:fill="solid" draw:auto-grow-height="false" draw:auto-grow-width="false" draw:stroke="none" fo:background-color="transparent"/>
    </style:style>
    <style:style style:family="paragraph" style:name="P204">
      <style:text-properties/>
      <style:paragraph-properties fo:text-align="left" fo:margin-left="0pt"/>
    </style:style>
    <style:style style:family="graphic" style:name="gr212">
      <style:graphic-properties draw:fill="none" draw:auto-grow-height="false" draw:auto-grow-width="false" draw:stroke="solid" draw:marker-end="TriangleMarker" draw:marker-end-width="5.073pt" svg:stroke-color="#000000" svg:stroke-width="0.03528cm" style:mirror="horizontal"/>
    </style:style>
    <style:style style:family="paragraph" style:name="P205">
      <style:text-properties/>
      <style:paragraph-properties/>
    </style:style>
    <style:style style:family="graphic" style:name="gr21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06">
      <style:text-properties/>
      <style:paragraph-properties/>
    </style:style>
    <style:style style:family="graphic" style:name="gr214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07">
      <style:text-properties/>
      <style:paragraph-properties fo:text-align="left" fo:margin-left="0pt"/>
    </style:style>
    <style:style style:family="graphic" style:name="gr21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08">
      <style:text-properties/>
      <style:paragraph-properties fo:line-height="14.12pt" fo:text-align="center" fo:margin-left="0pt" fo:margin-top="0pt" fo:margin-bottom="0pt"/>
    </style:style>
    <style:style style:family="text" style:name="T74">
      <style:text-properties fo:color="#000000" fo:font-family="Cantarell" style:font-family-complex="Cantarell" fo:font-size="10pt" style:font-size-asian="10pt" style:font-size-complex="10pt"/>
    </style:style>
    <style:style style:family="text" style:name="T75">
      <style:text-properties fo:color="#000000" fo:font-family="Cantarell" style:font-family-complex="Cantarell" fo:font-size="10pt" style:font-size-asian="10pt" style:font-size-complex="10pt"/>
    </style:style>
    <style:style style:family="text" style:name="T76">
      <style:text-properties fo:color="#000000" fo:font-family="Cantarell" style:font-family-complex="Cantarell" fo:font-size="10pt" style:font-size-asian="10pt" style:font-size-complex="10pt"/>
    </style:style>
    <style:style style:family="graphic" style:name="gr216">
      <style:graphic-properties draw:fill="none" draw:auto-grow-height="false" draw:auto-grow-width="false" draw:stroke="solid" svg:stroke-color="#000000" svg:stroke-width="0.03528cm"/>
    </style:style>
    <style:style style:family="paragraph" style:name="P209">
      <style:text-properties/>
      <style:paragraph-properties fo:text-align="left" fo:margin-left="0pt"/>
    </style:style>
    <style:style style:family="graphic" style:name="gr217">
      <style:graphic-properties draw:fill="none" draw:auto-grow-height="false" draw:auto-grow-width="false" draw:stroke="solid" svg:stroke-color="#000000" svg:stroke-width="0.03528cm"/>
    </style:style>
    <style:style style:family="paragraph" style:name="P210">
      <style:text-properties/>
      <style:paragraph-properties fo:text-align="left" fo:margin-left="0pt"/>
    </style:style>
    <style:style style:family="graphic" style:name="gr218">
      <style:graphic-properties draw:fill="none" draw:auto-grow-height="false" draw:auto-grow-width="false" draw:stroke="solid" svg:stroke-color="#000000" svg:stroke-width="0.03528cm"/>
    </style:style>
    <style:style style:family="paragraph" style:name="P211">
      <style:text-properties/>
      <style:paragraph-properties fo:text-align="left" fo:margin-left="0pt"/>
    </style:style>
    <style:style style:family="graphic" style:name="gr219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12">
      <style:text-properties/>
      <style:paragraph-properties/>
    </style:style>
    <style:style style:family="graphic" style:name="gr220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13">
      <style:text-properties/>
      <style:paragraph-properties fo:text-align="left" fo:margin-left="0pt"/>
    </style:style>
    <style:style style:family="graphic" style:name="gr22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14">
      <style:text-properties/>
      <style:paragraph-properties fo:line-height="14.12pt" fo:text-align="center" fo:margin-left="0pt" fo:margin-top="0pt" fo:margin-bottom="0pt"/>
    </style:style>
    <style:style style:family="text" style:name="T77">
      <style:text-properties fo:color="#000000" fo:font-family="Cantarell" style:font-family-complex="Cantarell" fo:font-size="10pt" style:font-size-asian="10pt" style:font-size-complex="10pt"/>
    </style:style>
    <style:style style:family="text" style:name="T78">
      <style:text-properties fo:color="#000000" fo:font-family="Cantarell" style:font-family-complex="Cantarell" fo:font-size="10pt" style:font-size-asian="10pt" style:font-size-complex="10pt"/>
    </style:style>
    <style:style style:family="text" style:name="T79">
      <style:text-properties fo:color="#000000" fo:font-family="Cantarell" style:font-family-complex="Cantarell" fo:font-size="10pt" style:font-size-asian="10pt" style:font-size-complex="10pt"/>
    </style:style>
    <style:style style:family="graphic" style:name="gr222">
      <style:graphic-properties draw:fill="none" draw:auto-grow-height="false" draw:auto-grow-width="false" draw:stroke="solid" svg:stroke-color="#000000" svg:stroke-width="0.03528cm"/>
    </style:style>
    <style:style style:family="paragraph" style:name="P215">
      <style:text-properties/>
      <style:paragraph-properties fo:text-align="left" fo:margin-left="0pt"/>
    </style:style>
    <style:style style:family="graphic" style:name="gr223">
      <style:graphic-properties draw:fill="none" draw:auto-grow-height="false" draw:auto-grow-width="false" draw:stroke="solid" svg:stroke-color="#000000" svg:stroke-width="0.03528cm"/>
    </style:style>
    <style:style style:family="paragraph" style:name="P216">
      <style:text-properties/>
      <style:paragraph-properties fo:text-align="left" fo:margin-left="0pt"/>
    </style:style>
    <style:style style:family="graphic" style:name="gr224">
      <style:graphic-properties draw:fill="none" draw:auto-grow-height="false" draw:auto-grow-width="false" draw:stroke="solid" svg:stroke-color="#000000" svg:stroke-width="0.03528cm"/>
    </style:style>
    <style:style style:family="paragraph" style:name="P217">
      <style:text-properties/>
      <style:paragraph-properties fo:text-align="left" fo:margin-left="0pt"/>
    </style:style>
    <style:style style:family="graphic" style:name="gr22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18">
      <style:text-properties/>
      <style:paragraph-properties fo:text-align="left" fo:margin-left="0pt"/>
    </style:style>
    <style:style style:family="text" style:name="T80">
      <style:text-properties fo:color="#000000" fo:font-family="Cantarell" style:font-family-complex="Cantarell" fo:font-size="14pt" style:font-size-asian="14pt" style:font-size-complex="14pt"/>
    </style:style>
    <style:style style:family="text" style:name="T81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226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219">
      <style:text-properties/>
      <style:paragraph-properties/>
    </style:style>
    <style:style style:family="graphic" style:name="gr22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0">
      <style:text-properties/>
      <style:paragraph-properties fo:text-align="center" fo:margin-left="0pt"/>
    </style:style>
    <style:style style:family="text" style:name="T82">
      <style:text-properties fo:color="#000000" fo:font-family="Cantarell" style:font-family-complex="Cantarell" fo:font-size="14pt" style:font-size-asian="14pt" style:font-size-complex="14pt"/>
    </style:style>
    <style:style style:family="graphic" style:name="gr22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1">
      <style:text-properties/>
      <style:paragraph-properties fo:text-align="center" fo:margin-left="0pt"/>
    </style:style>
    <style:style style:family="text" style:name="T83">
      <style:text-properties fo:color="#000000" fo:font-family="Cantarell" style:font-family-complex="Cantarell" fo:font-size="18pt" style:font-size-asian="18pt" style:font-size-complex="18pt"/>
    </style:style>
    <style:style style:family="graphic" style:name="gr22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2">
      <style:text-properties/>
      <style:paragraph-properties fo:text-align="center" fo:margin-left="0pt"/>
    </style:style>
    <style:style style:family="text" style:name="T84">
      <style:text-properties fo:color="#000000" fo:font-family="Cantarell" style:font-family-complex="Cantarell" fo:font-size="18pt" style:font-size-asian="18pt" style:font-size-complex="18pt"/>
    </style:style>
    <style:style style:family="graphic" style:name="gr230">
      <style:graphic-properties draw:fill="none" draw:auto-grow-height="false" draw:auto-grow-width="false" draw:stroke="solid" draw:marker-end="" draw:marker-end-width="14.89pt" svg:stroke-color="#000000" svg:stroke-width="0.03528cm" style:mirror="horizontal"/>
    </style:style>
    <style:style style:family="paragraph" style:name="P223">
      <style:text-properties/>
      <style:paragraph-properties/>
    </style:style>
    <style:style style:family="graphic" style:name="gr23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4">
      <style:text-properties/>
      <style:paragraph-properties fo:text-align="center" fo:margin-left="0pt"/>
    </style:style>
    <style:style style:family="text" style:name="T85">
      <style:text-properties fo:color="#000000" fo:font-family="Cantarell" style:font-family-complex="Cantarell" fo:font-size="14pt" style:font-size-asian="14pt" style:font-size-complex="14pt"/>
    </style:style>
    <style:style style:family="graphic" style:name="gr23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5">
      <style:text-properties/>
      <style:paragraph-properties fo:text-align="left" fo:margin-left="0pt"/>
    </style:style>
    <style:style style:family="text" style:name="T86">
      <style:text-properties fo:color="#000000" fo:font-family="Cantarell" style:font-family-complex="Cantarell" fo:font-size="14pt" style:font-size-asian="14pt" style:font-size-complex="14pt"/>
    </style:style>
    <style:style style:family="text" style:name="T87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233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226">
      <style:text-properties/>
      <style:paragraph-properties/>
    </style:style>
    <style:style style:family="drawing-page" style:name="dp7">
      <style:drawing-page-properties/>
    </style:style>
    <style:style style:family="graphic" style:name="gr234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227">
      <style:text-properties/>
      <style:paragraph-properties/>
    </style:style>
    <style:style style:family="text" style:name="T88">
      <style:text-properties/>
    </style:style>
    <style:style style:family="graphic" style:name="gr23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8">
      <style:text-properties/>
      <style:paragraph-properties fo:text-align="center" fo:margin-left="0pt"/>
    </style:style>
    <style:style style:family="text" style:name="T89">
      <style:text-properties fo:color="#000000" fo:font-family="Cantarell" style:font-family-complex="Cantarell" fo:font-size="14pt" style:font-size-asian="14pt" style:font-size-complex="14pt"/>
    </style:style>
    <style:style style:family="graphic" style:name="gr236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29">
      <style:text-properties/>
      <style:paragraph-properties/>
    </style:style>
    <style:style style:family="graphic" style:name="gr23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30">
      <style:text-properties/>
      <style:paragraph-properties/>
    </style:style>
    <style:style style:family="graphic" style:name="gr238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31">
      <style:text-properties/>
      <style:paragraph-properties fo:text-align="left" fo:margin-left="0pt"/>
    </style:style>
    <style:style style:family="graphic" style:name="gr239">
      <style:graphic-properties draw:fill-color="#ED7D31" draw:fill="solid" draw:auto-grow-height="false" draw:auto-grow-width="false" draw:stroke="none" fo:background-color="transparent"/>
    </style:style>
    <style:style style:family="paragraph" style:name="P232">
      <style:text-properties/>
      <style:paragraph-properties fo:text-align="left" fo:margin-left="0pt"/>
    </style:style>
    <style:style style:family="graphic" style:name="gr240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33">
      <style:text-properties/>
      <style:paragraph-properties/>
    </style:style>
    <style:style style:family="graphic" style:name="gr241">
      <style:graphic-properties draw:fill="none" draw:auto-grow-height="false" draw:auto-grow-width="false" draw:stroke="solid" draw:marker-end="TriangleMarker" draw:marker-end-width="2.799pt" svg:stroke-color="#000000" svg:stroke-width="0.03528cm" style:mirror="vertical"/>
    </style:style>
    <style:style style:family="paragraph" style:name="P234">
      <style:text-properties/>
      <style:paragraph-properties/>
    </style:style>
    <style:style style:family="graphic" style:name="gr242">
      <style:graphic-properties draw:fill="none" draw:auto-grow-height="false" draw:auto-grow-width="false" draw:stroke="solid" svg:stroke-color="#000000" svg:stroke-width="0.03528cm"/>
    </style:style>
    <style:style style:family="paragraph" style:name="P235">
      <style:text-properties/>
      <style:paragraph-properties/>
    </style:style>
    <style:style style:family="graphic" style:name="gr243">
      <style:graphic-properties draw:fill-color="#547F34" draw:fill="solid" draw:auto-grow-height="false" draw:auto-grow-width="false" draw:stroke="none"/>
    </style:style>
    <style:style style:family="paragraph" style:name="P236">
      <style:text-properties/>
      <style:paragraph-properties fo:text-align="left" fo:margin-left="0pt"/>
    </style:style>
    <style:style style:family="graphic" style:name="gr244">
      <style:graphic-properties draw:fill-color="#244161" draw:fill="solid" draw:auto-grow-height="false" draw:auto-grow-width="false" draw:stroke="none"/>
    </style:style>
    <style:style style:family="paragraph" style:name="P237">
      <style:text-properties/>
      <style:paragraph-properties fo:text-align="left" fo:margin-left="0pt"/>
    </style:style>
    <style:style style:family="graphic" style:name="gr24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38">
      <style:text-properties/>
      <style:paragraph-properties fo:text-align="left" fo:margin-left="0pt"/>
    </style:style>
    <style:style style:family="graphic" style:name="gr24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39">
      <style:text-properties/>
      <style:paragraph-properties fo:text-align="left" fo:margin-left="0pt"/>
    </style:style>
    <style:style style:family="graphic" style:name="gr247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40">
      <style:text-properties/>
      <style:paragraph-properties fo:text-align="left" fo:margin-left="0pt"/>
    </style:style>
    <style:style style:family="graphic" style:name="gr24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1">
      <style:text-properties/>
      <style:paragraph-properties fo:text-align="center" fo:margin-left="0pt"/>
    </style:style>
    <style:style style:family="text" style:name="T90">
      <style:text-properties fo:color="#000000" fo:font-family="Cantarell" style:font-family-complex="Cantarell" fo:font-size="14pt" style:font-size-asian="14pt" style:font-size-complex="14pt"/>
    </style:style>
    <style:style style:family="graphic" style:name="gr24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42">
      <style:text-properties/>
      <style:paragraph-properties/>
    </style:style>
    <style:style style:family="graphic" style:name="gr25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3">
      <style:text-properties/>
      <style:paragraph-properties fo:text-align="center" fo:margin-left="0pt"/>
    </style:style>
    <style:style style:family="text" style:name="T91">
      <style:text-properties fo:color="#000000" fo:font-family="Cantarell" style:font-family-complex="Cantarell" fo:font-size="14pt" style:font-size-asian="14pt" style:font-size-complex="14pt"/>
    </style:style>
    <style:style style:family="graphic" style:name="gr25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44">
      <style:text-properties/>
      <style:paragraph-properties/>
    </style:style>
    <style:style style:family="graphic" style:name="gr252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45">
      <style:text-properties/>
      <style:paragraph-properties fo:text-align="left" fo:margin-left="0pt"/>
    </style:style>
    <style:style style:family="graphic" style:name="gr253">
      <style:graphic-properties draw:fill-color="#FFFFFF" draw:fill="solid" draw:auto-grow-height="false" draw:auto-grow-width="false" draw:stroke="none" fo:background-color="transparent"/>
    </style:style>
    <style:style style:family="paragraph" style:name="P246">
      <style:text-properties/>
      <style:paragraph-properties fo:text-align="left" fo:margin-left="0pt"/>
    </style:style>
    <style:style style:family="graphic" style:name="gr25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47">
      <style:text-properties/>
      <style:paragraph-properties/>
    </style:style>
    <style:style style:family="graphic" style:name="gr25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48">
      <style:text-properties/>
      <style:paragraph-properties fo:text-align="left" fo:margin-left="0pt"/>
    </style:style>
    <style:style style:family="graphic" style:name="gr25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49">
      <style:text-properties/>
      <style:paragraph-properties fo:text-align="left" fo:margin-left="0pt"/>
    </style:style>
    <style:style style:family="graphic" style:name="gr257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50">
      <style:text-properties/>
      <style:paragraph-properties fo:text-align="left" fo:margin-left="0pt"/>
    </style:style>
    <style:style style:family="graphic" style:name="gr25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51">
      <style:text-properties/>
      <style:paragraph-properties fo:text-align="center" fo:margin-left="0pt"/>
    </style:style>
    <style:style style:family="text" style:name="T92">
      <style:text-properties fo:color="#000000" fo:font-family="Cantarell" style:font-family-complex="Cantarell" fo:font-size="14pt" style:font-size-asian="14pt" style:font-size-complex="14pt"/>
    </style:style>
    <style:style style:family="graphic" style:name="gr25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52">
      <style:text-properties/>
      <style:paragraph-properties/>
    </style:style>
    <style:style style:family="graphic" style:name="gr260">
      <style:graphic-properties draw:fill="none" draw:auto-grow-height="false" draw:auto-grow-width="false" draw:stroke="solid" svg:stroke-color="#000000" svg:stroke-width="0.03528cm"/>
    </style:style>
    <style:style style:family="paragraph" style:name="P253">
      <style:text-properties/>
      <style:paragraph-properties/>
    </style:style>
    <style:style style:family="graphic" style:name="gr261">
      <style:graphic-properties draw:fill="none" draw:textarea-vertical-align="middle" draw:auto-grow-height="false" draw:auto-grow-width="false" draw:stroke="solid" svg:stroke-color="#000000" svg:stroke-width="0.03528cm" fo:wrap-option="wrap" fo:border="0.03528cm solid #000000" fo:padding-top="3.6pt" fo:padding-bottom="3.6pt" fo:padding-left="7.2pt" fo:padding-right="7.2pt" fo:background-color="transparent"/>
    </style:style>
    <style:style style:family="paragraph" style:name="P254">
      <style:text-properties/>
      <style:paragraph-properties fo:text-align="center" fo:margin-left="0pt"/>
    </style:style>
    <style:style style:family="text" style:name="T93">
      <style:text-properties fo:font-family="Cantarell" style:font-family-asian="Cantarell" style:font-family-complex="Cantarell" fo:font-size="14pt" style:font-size-asian="14pt" style:font-size-complex="14pt"/>
    </style:style>
    <style:style style:family="graphic" style:name="gr262">
      <style:graphic-properties draw:fill="none" draw:auto-grow-height="false" draw:auto-grow-width="false" draw:stroke="solid" svg:stroke-color="#000000" svg:stroke-width="0.03528cm"/>
    </style:style>
    <style:style style:family="paragraph" style:name="P255">
      <style:text-properties/>
      <style:paragraph-properties/>
    </style:style>
    <style:style style:family="graphic" style:name="gr263">
      <style:graphic-properties draw:fill="none" draw:auto-grow-height="false" draw:auto-grow-width="false" draw:stroke="solid" svg:stroke-color="#000000" svg:stroke-width="0.03528cm"/>
    </style:style>
    <style:style style:family="paragraph" style:name="P256">
      <style:text-properties/>
      <style:paragraph-properties/>
    </style:style>
    <style:style style:family="graphic" style:name="gr264">
      <style:graphic-properties draw:fill="none" draw:auto-grow-height="false" draw:auto-grow-width="false" draw:stroke="solid" svg:stroke-color="#000000" svg:stroke-width="0.03528cm" style:mirror="vertical horizontal"/>
    </style:style>
    <style:style style:family="paragraph" style:name="P257">
      <style:text-properties/>
      <style:paragraph-properties/>
    </style:style>
    <style:style style:family="graphic" style:name="gr265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58">
      <style:text-properties/>
      <style:paragraph-properties/>
    </style:style>
    <style:style style:family="graphic" style:name="gr26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59">
      <style:text-properties/>
      <style:paragraph-properties fo:text-align="center" fo:margin-left="0pt"/>
    </style:style>
    <style:style style:family="text" style:name="T94">
      <style:text-properties fo:color="#000000" fo:font-family="Cantarell" style:font-family-complex="Cantarell" fo:font-size="10pt" style:font-size-asian="10pt" style:font-size-complex="10pt"/>
    </style:style>
    <style:style style:family="graphic" style:name="gr267">
      <style:graphic-properties draw:fill="none" draw:auto-grow-height="false" draw:auto-grow-width="false" draw:stroke="solid" draw:marker-end="TriangleMarker" draw:marker-end-width="1.297pt" svg:stroke-color="#000000" svg:stroke-width="0.03528cm"/>
    </style:style>
    <style:style style:family="paragraph" style:name="P260">
      <style:text-properties/>
      <style:paragraph-properties/>
    </style:style>
    <style:style style:family="graphic" style:name="gr268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61">
      <style:text-properties/>
      <style:paragraph-properties/>
    </style:style>
    <style:style style:family="graphic" style:name="gr269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62">
      <style:text-properties/>
      <style:paragraph-properties/>
    </style:style>
    <style:style style:family="graphic" style:name="gr270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63">
      <style:text-properties/>
      <style:paragraph-properties/>
    </style:style>
    <style:style style:family="graphic" style:name="gr27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64">
      <style:text-properties/>
      <style:paragraph-properties fo:text-align="left" fo:margin-left="0pt"/>
    </style:style>
    <style:style style:family="text" style:name="T95">
      <style:text-properties fo:color="#000000" fo:font-family="Cantarell" style:font-family-complex="Cantarell" fo:font-size="10pt" style:font-size-asian="10pt" style:font-size-complex="10pt"/>
    </style:style>
    <style:style style:family="drawing-page" style:name="dp8">
      <style:drawing-page-properties/>
    </style:style>
    <style:style style:family="graphic" style:name="gr272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265">
      <style:text-properties/>
      <style:paragraph-properties/>
    </style:style>
    <style:style style:family="text" style:name="T96">
      <style:text-properties/>
    </style:style>
    <style:style style:family="graphic" style:name="gr27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66">
      <style:text-properties/>
      <style:paragraph-properties fo:text-align="center" fo:margin-left="0pt"/>
    </style:style>
    <style:style style:family="text" style:name="T97">
      <style:text-properties fo:color="#000000" fo:font-family="Cantarell" style:font-family-complex="Cantarell" fo:font-size="14pt" style:font-size-asian="14pt" style:font-size-complex="14pt"/>
    </style:style>
    <style:style style:family="graphic" style:name="gr274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67">
      <style:text-properties/>
      <style:paragraph-properties/>
    </style:style>
    <style:style style:family="graphic" style:name="gr27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68">
      <style:text-properties/>
      <style:paragraph-properties/>
    </style:style>
    <style:style style:family="graphic" style:name="gr276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69">
      <style:text-properties/>
      <style:paragraph-properties fo:text-align="left" fo:margin-left="0pt"/>
    </style:style>
    <style:style style:family="graphic" style:name="gr277">
      <style:graphic-properties draw:fill-color="#ED7D31" draw:fill="solid" draw:auto-grow-height="false" draw:auto-grow-width="false" draw:stroke="none" fo:background-color="transparent"/>
    </style:style>
    <style:style style:family="paragraph" style:name="P270">
      <style:text-properties/>
      <style:paragraph-properties fo:text-align="left" fo:margin-left="0pt"/>
    </style:style>
    <style:style style:family="graphic" style:name="gr278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71">
      <style:text-properties/>
      <style:paragraph-properties/>
    </style:style>
    <style:style style:family="graphic" style:name="gr279">
      <style:graphic-properties draw:fill="none" draw:auto-grow-height="false" draw:auto-grow-width="false" draw:stroke="solid" draw:marker-end="TriangleMarker" draw:marker-end-width="2.799pt" svg:stroke-color="#000000" svg:stroke-width="0.03528cm" style:mirror="vertical"/>
    </style:style>
    <style:style style:family="paragraph" style:name="P272">
      <style:text-properties/>
      <style:paragraph-properties/>
    </style:style>
    <style:style style:family="graphic" style:name="gr280">
      <style:graphic-properties draw:fill="none" draw:auto-grow-height="false" draw:auto-grow-width="false" draw:stroke="solid" svg:stroke-color="#000000" svg:stroke-width="0.03528cm"/>
    </style:style>
    <style:style style:family="paragraph" style:name="P273">
      <style:text-properties/>
      <style:paragraph-properties/>
    </style:style>
    <style:style style:family="graphic" style:name="gr281">
      <style:graphic-properties draw:fill-color="#547F34" draw:fill="solid" draw:auto-grow-height="false" draw:auto-grow-width="false" draw:stroke="none"/>
    </style:style>
    <style:style style:family="paragraph" style:name="P274">
      <style:text-properties/>
      <style:paragraph-properties fo:text-align="left" fo:margin-left="0pt"/>
    </style:style>
    <style:style style:family="graphic" style:name="gr282">
      <style:graphic-properties draw:fill-color="#244161" draw:fill="solid" draw:auto-grow-height="false" draw:auto-grow-width="false" draw:stroke="none"/>
    </style:style>
    <style:style style:family="paragraph" style:name="P275">
      <style:text-properties/>
      <style:paragraph-properties fo:text-align="left" fo:margin-left="0pt"/>
    </style:style>
    <style:style style:family="graphic" style:name="gr28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76">
      <style:text-properties/>
      <style:paragraph-properties fo:text-align="left" fo:margin-left="0pt"/>
    </style:style>
    <style:style style:family="graphic" style:name="gr28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77">
      <style:text-properties/>
      <style:paragraph-properties fo:text-align="left" fo:margin-left="0pt"/>
    </style:style>
    <style:style style:family="graphic" style:name="gr28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78">
      <style:text-properties/>
      <style:paragraph-properties fo:text-align="left" fo:margin-left="0pt"/>
    </style:style>
    <style:style style:family="graphic" style:name="gr28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79">
      <style:text-properties/>
      <style:paragraph-properties fo:text-align="center" fo:margin-left="0pt"/>
    </style:style>
    <style:style style:family="text" style:name="T98">
      <style:text-properties fo:color="#000000" fo:font-family="Cantarell" style:font-family-complex="Cantarell" fo:font-size="14pt" style:font-size-asian="14pt" style:font-size-complex="14pt"/>
    </style:style>
    <style:style style:family="graphic" style:name="gr28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80">
      <style:text-properties/>
      <style:paragraph-properties/>
    </style:style>
    <style:style style:family="graphic" style:name="gr28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81">
      <style:text-properties/>
      <style:paragraph-properties fo:text-align="center" fo:margin-left="0pt"/>
    </style:style>
    <style:style style:family="text" style:name="T99">
      <style:text-properties fo:color="#000000" fo:font-family="Cantarell" style:font-family-complex="Cantarell" fo:font-size="14pt" style:font-size-asian="14pt" style:font-size-complex="14pt"/>
    </style:style>
    <style:style style:family="graphic" style:name="gr28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82">
      <style:text-properties/>
      <style:paragraph-properties/>
    </style:style>
    <style:style style:family="graphic" style:name="gr290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83">
      <style:text-properties/>
      <style:paragraph-properties fo:text-align="left" fo:margin-left="0pt"/>
    </style:style>
    <style:style style:family="graphic" style:name="gr291">
      <style:graphic-properties draw:fill-color="#FFFFFF" draw:fill="solid" draw:auto-grow-height="false" draw:auto-grow-width="false" draw:stroke="none" fo:background-color="transparent"/>
    </style:style>
    <style:style style:family="paragraph" style:name="P284">
      <style:text-properties/>
      <style:paragraph-properties fo:text-align="left" fo:margin-left="0pt"/>
    </style:style>
    <style:style style:family="graphic" style:name="gr29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85">
      <style:text-properties/>
      <style:paragraph-properties/>
    </style:style>
    <style:style style:family="graphic" style:name="gr29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86">
      <style:text-properties/>
      <style:paragraph-properties fo:text-align="left" fo:margin-left="0pt"/>
    </style:style>
    <style:style style:family="graphic" style:name="gr29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87">
      <style:text-properties/>
      <style:paragraph-properties fo:text-align="left" fo:margin-left="0pt"/>
    </style:style>
    <style:style style:family="graphic" style:name="gr29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88">
      <style:text-properties/>
      <style:paragraph-properties fo:text-align="left" fo:margin-left="0pt"/>
    </style:style>
    <style:style style:family="graphic" style:name="gr29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89">
      <style:text-properties/>
      <style:paragraph-properties fo:text-align="center" fo:margin-left="0pt"/>
    </style:style>
    <style:style style:family="text" style:name="T100">
      <style:text-properties fo:color="#000000" fo:font-family="Cantarell" style:font-family-complex="Cantarell" fo:font-size="14pt" style:font-size-asian="14pt" style:font-size-complex="14pt"/>
    </style:style>
    <style:style style:family="graphic" style:name="gr29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90">
      <style:text-properties/>
      <style:paragraph-properties/>
    </style:style>
    <style:style style:family="graphic" style:name="gr298">
      <style:graphic-properties draw:fill="none" draw:auto-grow-height="false" draw:auto-grow-width="false" draw:stroke="solid" svg:stroke-color="#000000" svg:stroke-width="0.03528cm"/>
    </style:style>
    <style:style style:family="paragraph" style:name="P291">
      <style:text-properties/>
      <style:paragraph-properties/>
    </style:style>
    <style:style style:family="graphic" style:name="gr299">
      <style:graphic-properties draw:fill="none" draw:textarea-vertical-align="middle" draw:auto-grow-height="false" draw:auto-grow-width="false" draw:stroke="solid" svg:stroke-color="#000000" svg:stroke-width="0.03528cm" fo:wrap-option="wrap" fo:border="0.03528cm solid #000000" fo:padding-top="3.6pt" fo:padding-bottom="3.6pt" fo:padding-left="7.2pt" fo:padding-right="7.2pt" fo:background-color="transparent"/>
    </style:style>
    <style:style style:family="paragraph" style:name="P292">
      <style:text-properties/>
      <style:paragraph-properties fo:text-align="center" fo:margin-left="0pt"/>
    </style:style>
    <style:style style:family="text" style:name="T101">
      <style:text-properties fo:font-family="Cantarell" style:font-family-asian="Cantarell" style:font-family-complex="Cantarell" fo:font-size="14pt" style:font-size-asian="14pt" style:font-size-complex="14pt"/>
    </style:style>
    <style:style style:family="graphic" style:name="gr300">
      <style:graphic-properties draw:fill="none" draw:auto-grow-height="false" draw:auto-grow-width="false" draw:stroke="solid" svg:stroke-color="#000000" svg:stroke-width="0.03528cm"/>
    </style:style>
    <style:style style:family="paragraph" style:name="P293">
      <style:text-properties/>
      <style:paragraph-properties/>
    </style:style>
    <style:style style:family="graphic" style:name="gr301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94">
      <style:text-properties/>
      <style:paragraph-properties/>
    </style:style>
    <style:style style:family="graphic" style:name="gr30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5">
      <style:text-properties/>
      <style:paragraph-properties fo:text-align="center" fo:margin-left="0pt"/>
    </style:style>
    <style:style style:family="text" style:name="T102">
      <style:text-properties fo:color="#000000" fo:font-family="Cantarell" style:font-family-complex="Cantarell" fo:font-size="10pt" style:font-size-asian="10pt" style:font-size-complex="10pt"/>
    </style:style>
    <style:style style:family="graphic" style:name="gr303">
      <style:graphic-properties draw:fill="none" draw:auto-grow-height="false" draw:auto-grow-width="false" draw:stroke="solid" draw:marker-end="TriangleMarker" draw:marker-end-width="1.297pt" svg:stroke-color="#000000" svg:stroke-width="0.03528cm"/>
    </style:style>
    <style:style style:family="paragraph" style:name="P296">
      <style:text-properties/>
      <style:paragraph-properties/>
    </style:style>
    <style:style style:family="graphic" style:name="gr304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97">
      <style:text-properties/>
      <style:paragraph-properties/>
    </style:style>
    <style:style style:family="graphic" style:name="gr305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98">
      <style:text-properties/>
      <style:paragraph-properties/>
    </style:style>
    <style:style style:family="graphic" style:name="gr306">
      <style:graphic-properties draw:fill="none" draw:auto-grow-height="false" draw:auto-grow-width="false" draw:stroke="solid" draw:marker-end="TriangleMarker" draw:marker-end-width="1.195pt" svg:stroke-color="#000000" svg:stroke-width="0.03528cm" style:mirror="vertical horizontal"/>
    </style:style>
    <style:style style:family="paragraph" style:name="P299">
      <style:text-properties/>
      <style:paragraph-properties/>
    </style:style>
    <style:style style:family="graphic" style:name="gr30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00">
      <style:text-properties/>
      <style:paragraph-properties fo:text-align="left" fo:margin-left="0pt"/>
    </style:style>
    <style:style style:family="text" style:name="T103">
      <style:text-properties fo:color="#000000" fo:font-family="Cantarell" style:font-family-complex="Cantarell" fo:font-size="10pt" style:font-size-asian="10pt" style:font-size-complex="10pt"/>
    </style:style>
    <style:style style:family="graphic" style:name="gr30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01">
      <style:text-properties/>
      <style:paragraph-properties fo:text-align="center" fo:margin-left="0pt"/>
    </style:style>
    <style:style style:family="text" style:name="T104">
      <style:text-properties fo:color="#000000" fo:font-family="Cantarell" style:font-family-complex="Cantarell" fo:font-size="18pt" style:font-size-asian="18pt" style:font-size-complex="18pt"/>
    </style:style>
    <style:style style:family="graphic" style:name="gr309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02">
      <style:text-properties/>
      <style:paragraph-properties fo:text-align="left" fo:margin-left="0pt"/>
    </style:style>
    <style:style style:family="graphic" style:name="gr3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03">
      <style:text-properties/>
      <style:paragraph-properties fo:line-height="14.12pt" fo:text-align="center" fo:margin-left="0pt" fo:margin-top="0pt" fo:margin-bottom="0pt"/>
    </style:style>
    <style:style style:family="text" style:name="T105">
      <style:text-properties fo:color="#000000" fo:font-family="Cantarell" style:font-family-complex="Cantarell" fo:font-size="10pt" style:font-size-asian="10pt" style:font-size-complex="10pt"/>
    </style:style>
    <style:style style:family="text" style:name="T106">
      <style:text-properties fo:color="#000000" fo:font-family="Cantarell" style:font-family-complex="Cantarell" fo:font-size="10pt" style:font-size-asian="10pt" style:font-size-complex="10pt"/>
    </style:style>
    <style:style style:family="text" style:name="T107">
      <style:text-properties fo:color="#000000" fo:font-family="Cantarell" style:font-family-complex="Cantarell" fo:font-size="10pt" style:font-size-asian="10pt" style:font-size-complex="10pt"/>
    </style:style>
    <style:style style:family="graphic" style:name="gr311">
      <style:graphic-properties draw:fill="none" draw:auto-grow-height="false" draw:auto-grow-width="false" draw:stroke="solid" svg:stroke-color="#000000" svg:stroke-width="0.03528cm"/>
    </style:style>
    <style:style style:family="paragraph" style:name="P304">
      <style:text-properties/>
      <style:paragraph-properties fo:text-align="left" fo:margin-left="0pt"/>
    </style:style>
    <style:style style:family="graphic" style:name="gr312">
      <style:graphic-properties draw:fill="none" draw:auto-grow-height="false" draw:auto-grow-width="false" draw:stroke="solid" svg:stroke-color="#000000" svg:stroke-width="0.03528cm"/>
    </style:style>
    <style:style style:family="paragraph" style:name="P305">
      <style:text-properties/>
      <style:paragraph-properties fo:text-align="left" fo:margin-left="0pt"/>
    </style:style>
    <style:style style:family="graphic" style:name="gr313">
      <style:graphic-properties draw:fill="none" draw:auto-grow-height="false" draw:auto-grow-width="false" draw:stroke="solid" svg:stroke-color="#000000" svg:stroke-width="0.03528cm"/>
    </style:style>
    <style:style style:family="paragraph" style:name="P306">
      <style:text-properties/>
      <style:paragraph-properties fo:text-align="left" fo:margin-left="0pt"/>
    </style:style>
    <style:style style:family="graphic" style:name="gr3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07">
      <style:text-properties/>
      <style:paragraph-properties fo:text-align="left" fo:margin-left="0pt"/>
    </style:style>
    <style:style style:family="text" style:name="T108">
      <style:text-properties fo:color="#000000" fo:font-family="Cantarell" style:font-family-complex="Cantarell" fo:font-size="14pt" style:font-size-asian="14pt" style:font-size-complex="14pt"/>
    </style:style>
    <style:style style:family="text" style:name="T109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315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308">
      <style:text-properties/>
      <style:paragraph-properties/>
    </style:style>
    <style:style style:family="graphic" style:name="gr31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09">
      <style:text-properties/>
      <style:paragraph-properties fo:text-align="center" fo:margin-left="0pt"/>
    </style:style>
    <style:style style:family="text" style:name="T110">
      <style:text-properties fo:color="#000000" fo:font-family="Cantarell" style:font-family-complex="Cantarell" fo:font-size="14pt" style:font-size-asian="14pt" style:font-size-complex="14pt"/>
    </style:style>
    <style:style style:family="graphic" style:name="gr317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310">
      <style:text-properties/>
      <style:paragraph-properties/>
    </style:style>
    <style:style style:family="graphic" style:name="gr318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11">
      <style:text-properties/>
      <style:paragraph-properties/>
    </style:style>
    <style:style style:family="graphic" style:name="gr319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12">
      <style:text-properties/>
      <style:paragraph-properties fo:text-align="left" fo:margin-left="0pt"/>
    </style:style>
    <style:style style:family="graphic" style:name="gr320">
      <style:graphic-properties draw:fill-color="#ED7D31" draw:fill="solid" draw:auto-grow-height="false" draw:auto-grow-width="false" draw:stroke="none" fo:background-color="transparent"/>
    </style:style>
    <style:style style:family="paragraph" style:name="P313">
      <style:text-properties/>
      <style:paragraph-properties fo:text-align="left" fo:margin-left="0pt"/>
    </style:style>
    <style:style style:family="graphic" style:name="gr32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14">
      <style:text-properties/>
      <style:paragraph-properties/>
    </style:style>
    <style:style style:family="graphic" style:name="gr322">
      <style:graphic-properties draw:fill-color="#547F34" draw:fill="solid" draw:auto-grow-height="false" draw:auto-grow-width="false" draw:stroke="none"/>
    </style:style>
    <style:style style:family="paragraph" style:name="P315">
      <style:text-properties/>
      <style:paragraph-properties fo:text-align="left" fo:margin-left="0pt"/>
    </style:style>
    <style:style style:family="graphic" style:name="gr323">
      <style:graphic-properties draw:fill-color="#244161" draw:fill="solid" draw:auto-grow-height="false" draw:auto-grow-width="false" draw:stroke="none"/>
    </style:style>
    <style:style style:family="paragraph" style:name="P316">
      <style:text-properties/>
      <style:paragraph-properties fo:text-align="left" fo:margin-left="0pt"/>
    </style:style>
    <style:style style:family="graphic" style:name="gr32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17">
      <style:text-properties/>
      <style:paragraph-properties fo:text-align="left" fo:margin-left="0pt"/>
    </style:style>
    <style:style style:family="graphic" style:name="gr32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18">
      <style:text-properties/>
      <style:paragraph-properties fo:text-align="left" fo:margin-left="0pt"/>
    </style:style>
    <style:style style:family="graphic" style:name="gr32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19">
      <style:text-properties/>
      <style:paragraph-properties fo:text-align="left" fo:margin-left="0pt"/>
    </style:style>
    <style:style style:family="graphic" style:name="gr32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20">
      <style:text-properties/>
      <style:paragraph-properties/>
    </style:style>
    <style:style style:family="graphic" style:name="gr32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1">
      <style:text-properties/>
      <style:paragraph-properties fo:text-align="center" fo:margin-left="0pt"/>
    </style:style>
    <style:style style:family="text" style:name="T111">
      <style:text-properties fo:color="#000000" fo:font-family="Cantarell" style:font-family-complex="Cantarell" fo:font-size="14pt" style:font-size-asian="14pt" style:font-size-complex="14pt"/>
    </style:style>
    <style:style style:family="graphic" style:name="gr32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2">
      <style:text-properties/>
      <style:paragraph-properties fo:text-align="center" fo:margin-left="0pt"/>
    </style:style>
    <style:style style:family="text" style:name="T112">
      <style:text-properties fo:color="#000000" fo:font-family="Cantarell" style:font-family-complex="Cantarell" fo:font-size="14pt" style:font-size-asian="14pt" style:font-size-complex="14pt"/>
    </style:style>
    <style:style style:family="graphic" style:name="gr330">
      <style:graphic-properties draw:fill="none" draw:auto-grow-height="false" draw:auto-grow-width="false" draw:stroke="solid" draw:marker-end="" draw:marker-end-width="15.21pt" svg:stroke-color="#000000" svg:stroke-width="0.03528cm"/>
    </style:style>
    <style:style style:family="paragraph" style:name="P323">
      <style:text-properties/>
      <style:paragraph-properties/>
    </style:style>
    <style:style style:family="graphic" style:name="gr33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4">
      <style:text-properties/>
      <style:paragraph-properties fo:text-align="center" fo:margin-left="0pt"/>
    </style:style>
    <style:style style:family="text" style:name="T113">
      <style:text-properties fo:color="#000000" fo:font-family="Cantarell" style:font-family-complex="Cantarell" fo:font-size="14pt" style:font-size-asian="14pt" style:font-size-complex="14pt"/>
    </style:style>
    <style:style style:family="graphic" style:name="gr33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5">
      <style:text-properties/>
      <style:paragraph-properties fo:text-align="left" fo:margin-left="0pt"/>
    </style:style>
    <style:style style:family="text" style:name="T114">
      <style:text-properties fo:color="#000000" fo:font-family="Cantarell" style:font-family-complex="Cantarell" fo:font-size="14pt" style:font-size-asian="14pt" style:font-size-complex="14pt"/>
    </style:style>
    <style:style style:family="text" style:name="T115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33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26">
      <style:text-properties/>
      <style:paragraph-properties/>
    </style:style>
    <style:style style:family="graphic" style:name="gr334">
      <style:graphic-properties draw:fill="none" draw:auto-grow-height="false" draw:auto-grow-width="false" draw:stroke="solid" svg:stroke-color="#000000" svg:stroke-width="0.03528cm"/>
    </style:style>
    <style:style style:family="paragraph" style:name="P327">
      <style:text-properties/>
      <style:paragraph-properties/>
    </style:style>
    <style:style style:family="graphic" style:name="gr335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28">
      <style:text-properties/>
      <style:paragraph-properties fo:text-align="left" fo:margin-left="0pt"/>
    </style:style>
    <style:style style:family="graphic" style:name="gr33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29">
      <style:text-properties/>
      <style:paragraph-properties fo:line-height="14.12pt" fo:text-align="center" fo:margin-left="0pt" fo:margin-top="0pt" fo:margin-bottom="0pt"/>
    </style:style>
    <style:style style:family="text" style:name="T116">
      <style:text-properties fo:color="#000000" fo:font-family="Cantarell" style:font-family-complex="Cantarell" fo:font-size="10pt" style:font-size-asian="10pt" style:font-size-complex="10pt"/>
    </style:style>
    <style:style style:family="text" style:name="T117">
      <style:text-properties fo:color="#000000" fo:font-family="Cantarell" style:font-family-complex="Cantarell" fo:font-size="10pt" style:font-size-asian="10pt" style:font-size-complex="10pt"/>
    </style:style>
    <style:style style:family="text" style:name="T118">
      <style:text-properties fo:color="#000000" fo:font-family="Cantarell" style:font-family-complex="Cantarell" fo:font-size="10pt" style:font-size-asian="10pt" style:font-size-complex="10pt"/>
    </style:style>
    <style:style style:family="graphic" style:name="gr337">
      <style:graphic-properties draw:fill="none" draw:auto-grow-height="false" draw:auto-grow-width="false" draw:stroke="solid" svg:stroke-color="#000000" svg:stroke-width="0.03528cm"/>
    </style:style>
    <style:style style:family="paragraph" style:name="P330">
      <style:text-properties/>
      <style:paragraph-properties fo:text-align="left" fo:margin-left="0pt"/>
    </style:style>
    <style:style style:family="graphic" style:name="gr338">
      <style:graphic-properties draw:fill="none" draw:auto-grow-height="false" draw:auto-grow-width="false" draw:stroke="solid" svg:stroke-color="#000000" svg:stroke-width="0.03528cm"/>
    </style:style>
    <style:style style:family="paragraph" style:name="P331">
      <style:text-properties/>
      <style:paragraph-properties fo:text-align="left" fo:margin-left="0pt"/>
    </style:style>
    <style:style style:family="graphic" style:name="gr339">
      <style:graphic-properties draw:fill="none" draw:auto-grow-height="false" draw:auto-grow-width="false" draw:stroke="solid" svg:stroke-color="#000000" svg:stroke-width="0.03528cm"/>
    </style:style>
    <style:style style:family="paragraph" style:name="P332">
      <style:text-properties/>
      <style:paragraph-properties fo:text-align="left" fo:margin-left="0pt"/>
    </style:style>
    <style:style style:family="graphic" style:name="gr340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333">
      <style:text-properties/>
      <style:paragraph-properties/>
    </style:style>
    <style:style style:family="graphic" style:name="gr341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34">
      <style:text-properties/>
      <style:paragraph-properties/>
    </style:style>
    <style:style style:family="graphic" style:name="gr342">
      <style:graphic-properties draw:fill="none" draw:auto-grow-height="false" draw:auto-grow-width="false" draw:stroke="solid" svg:stroke-color="#000000" svg:stroke-width="0.03528cm"/>
    </style:style>
    <style:style style:family="paragraph" style:name="P335">
      <style:text-properties/>
      <style:paragraph-properties/>
    </style:style>
    <style:style style:family="graphic" style:name="gr34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36">
      <style:text-properties/>
      <style:paragraph-properties fo:text-align="center" fo:margin-left="0pt"/>
    </style:style>
    <style:style style:family="text" style:name="T119">
      <style:text-properties fo:color="#000000" fo:font-family="Cantarell" style:font-family-complex="Cantarell" fo:font-size="18pt" style:font-size-asian="18pt" style:font-size-complex="18pt"/>
    </style:style>
  </office:automatic-styles>
  <office:body>
    <office:presentation>
      <draw:page draw:name="Slide_1" draw:style-name="dp3" draw:master-page-name="_" presentation:presentation-page-layout-name="AL1">
        <draw:line draw:style-name="gr2" svg:x1="16.33cm" svg:x2="16.33cm" svg:y1="9.951cm" svg:y2="9.485cm">
          <text:p text:style-name="P3"/>
        </draw:line>
        <draw:line draw:style-name="gr3" svg:x1="24.42cm" svg:x2="24.42cm" svg:y1="6.774cm" svg:y2="8.617cm">
          <text:p text:style-name="P4"/>
        </draw:line>
        <draw:frame draw:style-name="gr4" svg:width="2.954cm" svg:height="0.7193cm" svg:x="14.9cm" svg:y="8.766cm">
          <draw:text-box fo:min-height="0.7193cm">
            <text:p text:style-name="P5"/>
          </draw:text-box>
        </draw:frame>
        <draw:frame draw:style-name="gr5" svg:width="2.067cm" svg:height="0.5652cm" svg:x="15.66cm" svg:y="8.843cm">
          <draw:text-box fo:min-height="0.5652cm">
            <text:p text:style-name="P6"><text:span text:style-name="T1">• </text:span><text:span text:style-name="T2">• </text:span><text:span text:style-name="T3">•</text:span></text:p>
          </draw:text-box>
        </draw:frame>
        <draw:ellipse draw:style-name="gr6" svg:width="0.4881cm" svg:height="0.4881cm" svg:x="15.06cm" svg:y="8.882cm">
          <text:p text:style-name="P7"/>
        </draw:ellipse>
        <draw:ellipse draw:style-name="gr7" svg:width="0.4881cm" svg:height="0.4881cm" svg:x="15.66cm" svg:y="8.882cm">
          <text:p text:style-name="P8"/>
        </draw:ellipse>
        <draw:ellipse draw:style-name="gr8" svg:width="0.4881cm" svg:height="0.4881cm" svg:x="17.24cm" svg:y="8.882cm">
          <text:p text:style-name="P9"/>
        </draw:ellipse>
        <draw:frame draw:style-name="gr9" svg:width="2.954cm" svg:height="0.7193cm" svg:x="18.72cm" svg:y="8.778cm">
          <draw:text-box fo:min-height="0.7193cm">
            <text:p text:style-name="P10"/>
          </draw:text-box>
        </draw:frame>
        <draw:frame draw:style-name="gr10" svg:width="2.067cm" svg:height="0.5652cm" svg:x="19.47cm" svg:y="8.855cm">
          <draw:text-box fo:min-height="0.5652cm">
            <text:p text:style-name="P11"><text:span text:style-name="T4">• </text:span><text:span text:style-name="T5">• </text:span><text:span text:style-name="T6">•</text:span></text:p>
          </draw:text-box>
        </draw:frame>
        <draw:ellipse draw:style-name="gr11" svg:width="0.4881cm" svg:height="0.4881cm" svg:x="18.87cm" svg:y="8.894cm">
          <text:p text:style-name="P12"/>
        </draw:ellipse>
        <draw:ellipse draw:style-name="gr12" svg:width="0.4881cm" svg:height="0.4881cm" svg:x="19.47cm" svg:y="8.894cm">
          <text:p text:style-name="P13"/>
        </draw:ellipse>
        <draw:ellipse draw:style-name="gr13" svg:width="0.4881cm" svg:height="0.4881cm" svg:x="21.05cm" svg:y="8.894cm">
          <text:p text:style-name="P14"/>
        </draw:ellipse>
        <draw:frame draw:style-name="gr14" svg:width="2.878cm" svg:height="0.8477cm" svg:x="14.94cm" svg:y="7.23cm">
          <draw:text-box fo:min-height="0.8477cm">
            <text:p text:style-name="P15"><text:span text:style-name="T7">ResNet</text:span></text:p>
          </draw:text-box>
        </draw:frame>
        <draw:frame draw:style-name="gr15" svg:width="3.031cm" svg:height="0.8477cm" svg:x="18.69cm" svg:y="7.23cm">
          <draw:text-box fo:min-height="0.8477cm">
            <text:p text:style-name="P16"><text:span text:style-name="T8">ResNet</text:span></text:p>
          </draw:text-box>
        </draw:frame>
        <draw:line draw:style-name="gr16" svg:x1="20.06cm" svg:x2="16.5cm" svg:y1="10.18cm" svg:y2="10.18cm">
          <text:p text:style-name="P17"/>
        </draw:line>
        <draw:frame draw:style-name="gr17" svg:width="3.085cm" svg:height="2.033cm" svg:x="22.89cm" svg:y="4.678cm">
          <draw:text-box fo:min-height="2.033cm">
            <text:p text:style-name="P18"><text:span text:style-name="T9">one-hot encoded attributes</text:span></text:p>
          </draw:text-box>
        </draw:frame>
        <draw:frame draw:style-name="gr18" svg:width="2.954cm" svg:height="0.7193cm" svg:x="22.92cm" svg:y="8.757cm">
          <draw:text-box fo:min-height="0.7193cm">
            <text:p text:style-name="P19"/>
          </draw:text-box>
        </draw:frame>
        <draw:frame draw:style-name="gr19" svg:width="2.067cm" svg:height="0.5652cm" svg:x="23.68cm" svg:y="8.834cm">
          <draw:text-box fo:min-height="0.5652cm">
            <text:p text:style-name="P20"><text:span text:style-name="T10">• </text:span><text:span text:style-name="T11">• </text:span><text:span text:style-name="T12">•</text:span></text:p>
          </draw:text-box>
        </draw:frame>
        <draw:ellipse draw:style-name="gr20" svg:width="0.4881cm" svg:height="0.4881cm" svg:x="23.08cm" svg:y="8.872cm">
          <text:p text:style-name="P21"/>
        </draw:ellipse>
        <draw:ellipse draw:style-name="gr21" svg:width="0.4881cm" svg:height="0.4881cm" svg:x="23.68cm" svg:y="8.872cm">
          <text:p text:style-name="P22"/>
        </draw:ellipse>
        <draw:ellipse draw:style-name="gr22" svg:width="0.4881cm" svg:height="0.4881cm" svg:x="25.26cm" svg:y="8.872cm">
          <text:p text:style-name="P23"/>
        </draw:ellipse>
        <draw:line draw:style-name="gr23" svg:x1="24.41cm" svg:x2="20.37cm" svg:y1="10.18cm" svg:y2="10.18cm">
          <text:p text:style-name="P24"/>
        </draw:line>
        <draw:ellipse draw:style-name="gr24" svg:width="0.4875cm" svg:height="0.4875cm" svg:x="16.09cm" svg:y="9.951cm">
          <text:p text:style-name="P25"/>
        </draw:ellipse>
        <draw:line draw:style-name="gr25" svg:x1="20.19cm" svg:x2="16.34cm" svg:y1="11.03cm" svg:y2="11.03cm">
          <text:p text:style-name="P26"/>
        </draw:line>
        <draw:line draw:style-name="gr26" svg:x1="24.42cm" svg:x2="20.06cm" svg:y1="11.02cm" svg:y2="11.02cm">
          <text:p text:style-name="P27"/>
        </draw:line>
        <draw:ellipse draw:style-name="gr27" svg:width="0.4875cm" svg:height="0.4875cm" svg:x="19.97cm" svg:y="10.78cm">
          <text:p text:style-name="P28"/>
        </draw:ellipse>
        <draw:frame draw:style-name="gr28" svg:width="3.051cm" svg:height="0.8477cm" svg:x="16.76cm" svg:y="11.68cm">
          <draw:text-box fo:min-height="0.8477cm">
            <text:p text:style-name="P29"><text:span text:style-name="T13">softmax</text:span></text:p>
          </draw:text-box>
        </draw:frame>
        <draw:frame draw:style-name="gr29" svg:width="1.887cm" svg:height="1.695cm" svg:x="15.39cm" svg:y="4.847cm">
          <draw:text-box fo:min-height="1.695cm">
            <text:p text:style-name="P30"/>
          </draw:text-box>
        </draw:frame>
        <draw:ellipse draw:style-name="gr30" svg:width="1.196cm" svg:height="1.196cm" svg:x="15.73cm" svg:y="5.109cm">
          <text:p text:style-name="P31"/>
        </draw:ellipse>
        <draw:frame draw:style-name="gr31" svg:width="1.887cm" svg:height="1.695cm" svg:x="19.25cm" svg:y="4.877cm">
          <draw:text-box fo:min-height="1.695cm">
            <text:p text:style-name="P32"/>
          </draw:text-box>
        </draw:frame>
        <draw:frame draw:style-name="gr32" svg:width="1.065cm" svg:height="0.968cm" svg:x="19.63cm" svg:y="5.24cm">
          <draw:text-box fo:min-height="0.968cm">
            <text:p text:style-name="P33"/>
          </draw:text-box>
        </draw:frame>
        <draw:line draw:style-name="gr33" svg:x1="16.38cm" svg:x2="16.38cm" svg:y1="6.774cm" svg:y2="7.23cm">
          <text:p text:style-name="P34"/>
        </draw:line>
        <draw:line draw:style-name="gr34" svg:x1="20.23cm" svg:x2="20.23cm" svg:y1="6.774cm" svg:y2="7.23cm">
          <text:p text:style-name="P35"/>
        </draw:line>
        <draw:line draw:style-name="gr35" svg:x1="16.38cm" svg:x2="16.38cm" svg:y1="8.148cm" svg:y2="8.604cm">
          <text:p text:style-name="P36"/>
        </draw:line>
        <draw:line draw:style-name="gr36" svg:x1="20.23cm" svg:x2="20.23cm" svg:y1="8.104cm" svg:y2="8.56cm">
          <text:p text:style-name="P37"/>
        </draw:line>
        <draw:line draw:style-name="gr37" svg:x1="24.42cm" svg:x2="24.42cm" svg:y1="9.461cm" svg:y2="11.06cm">
          <text:p text:style-name="P38"/>
        </draw:line>
        <draw:line draw:style-name="gr38" svg:x1="20.21cm" svg:x2="20.21cm" svg:y1="10.78cm" svg:y2="9.508cm">
          <text:p text:style-name="P39"/>
        </draw:line>
        <draw:line draw:style-name="gr39" svg:x1="16.34cm" svg:x2="16.34cm" svg:y1="10.46cm" svg:y2="11.03cm">
          <text:p text:style-name="P40"/>
        </draw:line>
        <draw:line draw:style-name="gr40" svg:x1="18.28cm" svg:x2="18.28cm" svg:y1="11.05cm" svg:y2="11.74cm">
          <text:p text:style-name="P41"/>
        </draw:line>
        <draw:line draw:style-name="gr41" draw:transform="" svg:x1="4.595cm" svg:x2="4.595cm" svg:y1="7.723cm" svg:y2="7.896cm"/>
        <draw:line draw:style-name="gr42" draw:transform="" svg:x1="4.595cm" svg:x2="4.595cm" svg:y1="7.896cm" svg:y2="7.723cm"/>
        <draw:line draw:style-name="gr43" draw:transform="" svg:x1="3.07cm" svg:x2="3.07cm" svg:y1="6.718cm" svg:y2="6.546cm"/>
        <draw:line draw:style-name="gr44" draw:transform="" svg:x1="3.07cm" svg:x2="3.07cm" svg:y1="6.546cm" svg:y2="6.718cm"/>
        <draw:frame draw:style-name="gr45" svg:width="6.062cm" svg:height="0.6784cm" svg:x="1.734cm" svg:y="0.9312cm">
          <draw:text-box fo:min-height="0.6784cm">
            <text:p text:style-name="P42"><text:span text:style-name="T14">bounding box classifier</text:span></text:p>
          </draw:text-box>
        </draw:frame>
      </draw:page>
      <draw:page draw:name="Slide_1" draw:style-name="dp4" draw:master-page-name="_" presentation:presentation-page-layout-name="AL1">
        <draw:frame draw:style-name="gr46" svg:width="1.887cm" svg:height="1.695cm" svg:x="10.78cm" svg:y="4.881cm">
          <draw:text-box fo:min-height="1.695cm">
            <text:p text:style-name="P43"/>
          </draw:text-box>
        </draw:frame>
        <draw:frame draw:style-name="gr47" svg:width="2.954cm" svg:height="0.7193cm" svg:x="6.424cm" svg:y="8.806cm">
          <draw:text-box fo:min-height="0.7193cm">
            <text:p text:style-name="P44"/>
          </draw:text-box>
        </draw:frame>
        <draw:frame draw:style-name="gr48" svg:width="2.067cm" svg:height="0.5652cm" svg:x="7.181cm" svg:y="8.883cm">
          <draw:text-box fo:min-height="0.5652cm">
            <text:p text:style-name="P45"><text:span text:style-name="T15">• </text:span><text:span text:style-name="T16">• </text:span><text:span text:style-name="T17">•</text:span></text:p>
          </draw:text-box>
        </draw:frame>
        <draw:ellipse draw:style-name="gr49" svg:width="0.4881cm" svg:height="0.4881cm" svg:x="6.578cm" svg:y="8.922cm">
          <text:p text:style-name="P46"/>
        </draw:ellipse>
        <draw:ellipse draw:style-name="gr50" svg:width="0.4881cm" svg:height="0.4881cm" svg:x="7.181cm" svg:y="8.922cm">
          <text:p text:style-name="P47"/>
        </draw:ellipse>
        <draw:ellipse draw:style-name="gr51" svg:width="0.4881cm" svg:height="0.4881cm" svg:x="8.76cm" svg:y="8.922cm">
          <text:p text:style-name="P48"/>
        </draw:ellipse>
        <draw:frame draw:style-name="gr52" svg:width="2.954cm" svg:height="0.7193cm" svg:x="10.24cm" svg:y="8.819cm">
          <draw:text-box fo:min-height="0.7193cm">
            <text:p text:style-name="P49"/>
          </draw:text-box>
        </draw:frame>
        <draw:frame draw:style-name="gr53" svg:width="2.067cm" svg:height="0.5652cm" svg:x="11cm" svg:y="8.896cm">
          <draw:text-box fo:min-height="0.5652cm">
            <text:p text:style-name="P50"><text:span text:style-name="T18">• </text:span><text:span text:style-name="T19">• </text:span><text:span text:style-name="T20">•</text:span></text:p>
          </draw:text-box>
        </draw:frame>
        <draw:ellipse draw:style-name="gr54" svg:width="0.4881cm" svg:height="0.4881cm" svg:x="10.39cm" svg:y="8.934cm">
          <text:p text:style-name="P51"/>
        </draw:ellipse>
        <draw:ellipse draw:style-name="gr55" svg:width="0.4881cm" svg:height="0.4881cm" svg:x="11cm" svg:y="8.934cm">
          <text:p text:style-name="P52"/>
        </draw:ellipse>
        <draw:ellipse draw:style-name="gr56" svg:width="0.4881cm" svg:height="0.4881cm" svg:x="12.57cm" svg:y="8.934cm">
          <text:p text:style-name="P53"/>
        </draw:ellipse>
        <draw:frame draw:style-name="gr57" svg:width="2.954cm" svg:height="0.7193cm" svg:x="8.311cm" svg:y="11.02cm">
          <draw:text-box fo:min-height="0.7193cm">
            <text:p text:style-name="P54"/>
          </draw:text-box>
        </draw:frame>
        <draw:frame draw:style-name="gr58" svg:width="2.067cm" svg:height="0.5652cm" svg:x="9.068cm" svg:y="11.09cm">
          <draw:text-box fo:min-height="0.5652cm">
            <text:p text:style-name="P55"><text:span text:style-name="T21">• </text:span><text:span text:style-name="T22">• </text:span><text:span text:style-name="T23">•</text:span></text:p>
          </draw:text-box>
        </draw:frame>
        <draw:ellipse draw:style-name="gr59" svg:width="0.4881cm" svg:height="0.4881cm" svg:x="8.465cm" svg:y="11.13cm">
          <text:p text:style-name="P56"/>
        </draw:ellipse>
        <draw:ellipse draw:style-name="gr60" svg:width="0.4881cm" svg:height="0.4881cm" svg:x="9.068cm" svg:y="11.13cm">
          <text:p text:style-name="P57"/>
        </draw:ellipse>
        <draw:ellipse draw:style-name="gr61" svg:width="0.4881cm" svg:height="0.4881cm" svg:x="10.65cm" svg:y="11.13cm">
          <text:p text:style-name="P58"/>
        </draw:ellipse>
        <draw:frame draw:style-name="gr62" draw:transform="rotate(0.78540543560266551) translate(5.294cm,9.206cm)" svg:width="1.399cm" svg:height="0.8477cm">
          <draw:text-box fo:min-height="0.8477cm">
            <text:p text:style-name="P59"><text:span text:style-name="T24">e</text:span><text:span text:style-name="T25">s</text:span></text:p>
          </draw:text-box>
        </draw:frame>
        <draw:frame draw:style-name="gr63" draw:transform="rotate(0.78540543560266551) translate(9.221cm,9.191cm)" svg:width="1.4cm" svg:height="0.8477cm">
          <draw:text-box fo:min-height="0.8477cm">
            <text:p text:style-name="P60"><text:span text:style-name="T26">e</text:span><text:span text:style-name="T27">s</text:span></text:p>
          </draw:text-box>
        </draw:frame>
        <draw:frame draw:style-name="gr64" draw:transform="rotate(0.78540543560266551) translate(7.193cm,11.45cm)" svg:width="1.403cm" svg:height="0.8477cm">
          <draw:text-box fo:min-height="0.8477cm">
            <text:p text:style-name="P61"><text:span text:style-name="T28">h</text:span><text:span text:style-name="T29">s</text:span></text:p>
          </draw:text-box>
        </draw:frame>
        <draw:frame draw:style-name="gr65" svg:width="2.877cm" svg:height="0.8477cm" svg:x="6.461cm" svg:y="7.27cm">
          <draw:text-box fo:min-height="0.8477cm">
            <text:p text:style-name="P62"><text:span text:style-name="T30">ResNet</text:span></text:p>
          </draw:text-box>
        </draw:frame>
        <draw:frame draw:style-name="gr66" svg:width="3.03cm" svg:height="0.8477cm" svg:x="10.21cm" svg:y="7.27cm">
          <draw:text-box fo:min-height="0.8477cm">
            <text:p text:style-name="P63"><text:span text:style-name="T31">ResNet</text:span></text:p>
          </draw:text-box>
        </draw:frame>
        <draw:line draw:style-name="gr67" svg:x1="11.72cm" svg:x2="7.864cm" svg:y1="10.22cm" svg:y2="10.22cm">
          <text:p text:style-name="P64"/>
        </draw:line>
        <draw:line draw:style-name="gr68" svg:x1="16.33cm" svg:x2="16.33cm" svg:y1="9.951cm" svg:y2="9.485cm">
          <text:p text:style-name="P65"/>
        </draw:line>
        <draw:line draw:style-name="gr69" svg:x1="9.736cm" svg:x2="9.736cm" svg:y1="11.89cm" svg:y2="12.53cm">
          <text:p text:style-name="P66"/>
        </draw:line>
        <draw:line draw:style-name="gr70" svg:x1="7.927cm" svg:x2="7.927cm" svg:y1="6.814cm" svg:y2="7.27cm">
          <text:p text:style-name="P67"/>
        </draw:line>
        <draw:line draw:style-name="gr71" svg:x1="24.42cm" svg:x2="24.42cm" svg:y1="6.314cm" svg:y2="8.617cm">
          <text:p text:style-name="P68"/>
        </draw:line>
        <draw:frame draw:style-name="gr72" svg:width="3.043cm" svg:height="1.44cm" svg:x="8.312cm" svg:y="12.34cm">
          <draw:text-box fo:min-height="1.44cm">
            <text:p text:style-name="P69"><text:span text:style-name="T32">encoder LSTM</text:span></text:p>
          </draw:text-box>
        </draw:frame>
        <draw:frame draw:style-name="gr73" svg:width="1.887cm" svg:height="1.695cm" svg:x="6.983cm" svg:y="4.881cm">
          <draw:text-box fo:min-height="1.695cm">
            <text:p text:style-name="P70"/>
          </draw:text-box>
        </draw:frame>
        <draw:frame draw:style-name="gr74" svg:width="1.065cm" svg:height="0.968cm" svg:x="7.369cm" svg:y="5.245cm">
          <draw:text-box fo:min-height="0.968cm">
            <text:p text:style-name="P71"/>
          </draw:text-box>
        </draw:frame>
        <draw:frame draw:style-name="gr75" svg:width="6.369cm" svg:height="1.017cm" svg:x="6.552cm" svg:y="3.621cm">
          <draw:text-box fo:min-height="1.017cm">
            <text:p text:style-name="P72"><text:span text:style-name="T33">SENDER</text:span></text:p>
          </draw:text-box>
        </draw:frame>
        <draw:frame draw:style-name="gr76" svg:width="2.954cm" svg:height="0.7193cm" svg:x="14.9cm" svg:y="8.766cm">
          <draw:text-box fo:min-height="0.7193cm">
            <text:p text:style-name="P73"/>
          </draw:text-box>
        </draw:frame>
        <draw:frame draw:style-name="gr77" svg:width="2.067cm" svg:height="0.5652cm" svg:x="15.66cm" svg:y="8.843cm">
          <draw:text-box fo:min-height="0.5652cm">
            <text:p text:style-name="P74"><text:span text:style-name="T34">• </text:span><text:span text:style-name="T35">• </text:span><text:span text:style-name="T36">•</text:span></text:p>
          </draw:text-box>
        </draw:frame>
        <draw:ellipse draw:style-name="gr78" svg:width="0.4881cm" svg:height="0.4881cm" svg:x="15.06cm" svg:y="8.882cm">
          <text:p text:style-name="P75"/>
        </draw:ellipse>
        <draw:ellipse draw:style-name="gr79" svg:width="0.4881cm" svg:height="0.4881cm" svg:x="15.66cm" svg:y="8.882cm">
          <text:p text:style-name="P76"/>
        </draw:ellipse>
        <draw:ellipse draw:style-name="gr80" svg:width="0.4881cm" svg:height="0.4881cm" svg:x="17.24cm" svg:y="8.882cm">
          <text:p text:style-name="P77"/>
        </draw:ellipse>
        <draw:frame draw:style-name="gr81" svg:width="2.954cm" svg:height="0.7193cm" svg:x="18.72cm" svg:y="8.778cm">
          <draw:text-box fo:min-height="0.7193cm">
            <text:p text:style-name="P78"/>
          </draw:text-box>
        </draw:frame>
        <draw:frame draw:style-name="gr82" svg:width="2.067cm" svg:height="0.5652cm" svg:x="19.47cm" svg:y="8.855cm">
          <draw:text-box fo:min-height="0.5652cm">
            <text:p text:style-name="P79"><text:span text:style-name="T37">• </text:span><text:span text:style-name="T38">• </text:span><text:span text:style-name="T39">•</text:span></text:p>
          </draw:text-box>
        </draw:frame>
        <draw:ellipse draw:style-name="gr83" svg:width="0.4881cm" svg:height="0.4881cm" svg:x="18.87cm" svg:y="8.894cm">
          <text:p text:style-name="P80"/>
        </draw:ellipse>
        <draw:ellipse draw:style-name="gr84" svg:width="0.4881cm" svg:height="0.4881cm" svg:x="19.47cm" svg:y="8.894cm">
          <text:p text:style-name="P81"/>
        </draw:ellipse>
        <draw:ellipse draw:style-name="gr85" svg:width="0.4881cm" svg:height="0.4881cm" svg:x="21.05cm" svg:y="8.894cm">
          <text:p text:style-name="P82"/>
        </draw:ellipse>
        <draw:frame draw:style-name="gr86" draw:transform="rotate(0.78540543560266551) translate(13.77cm,9.168cm)" svg:width="1.402cm" svg:height="0.8477cm">
          <draw:text-box fo:min-height="0.8477cm">
            <text:p text:style-name="P83"><text:span text:style-name="T40">e</text:span><text:span text:style-name="T41">r</text:span></text:p>
          </draw:text-box>
        </draw:frame>
        <draw:frame draw:style-name="gr87" draw:transform="rotate(0.78540543560266551) translate(17.7cm,9.154cm)" svg:width="1.404cm" svg:height="0.8477cm">
          <draw:text-box fo:min-height="0.8477cm">
            <text:p text:style-name="P84"><text:span text:style-name="T42">e</text:span><text:span text:style-name="T43">r</text:span></text:p>
          </draw:text-box>
        </draw:frame>
        <draw:frame draw:style-name="gr88" svg:width="2.878cm" svg:height="0.8477cm" svg:x="14.94cm" svg:y="7.23cm">
          <draw:text-box fo:min-height="0.8477cm">
            <text:p text:style-name="P85"><text:span text:style-name="T44">ResNet</text:span></text:p>
          </draw:text-box>
        </draw:frame>
        <draw:frame draw:style-name="gr89" svg:width="3.031cm" svg:height="0.8477cm" svg:x="18.69cm" svg:y="7.23cm">
          <draw:text-box fo:min-height="0.8477cm">
            <text:p text:style-name="P86"><text:span text:style-name="T45">ResNet</text:span></text:p>
          </draw:text-box>
        </draw:frame>
        <draw:line draw:style-name="gr90" svg:x1="20.06cm" svg:x2="16.5cm" svg:y1="10.18cm" svg:y2="10.18cm">
          <text:p text:style-name="P87"/>
        </draw:line>
        <draw:ellipse draw:style-name="gr91" svg:width="1.196cm" svg:height="1.196cm" svg:x="11.12cm" svg:y="5.143cm">
          <text:p text:style-name="P88"/>
        </draw:ellipse>
        <draw:frame draw:style-name="gr92" svg:width="10.5cm" svg:height="1.017cm" svg:x="15.03cm" svg:y="3.581cm">
          <draw:text-box fo:min-height="1.017cm">
            <text:p text:style-name="P89"><text:span text:style-name="T46">RECEIVER</text:span></text:p>
          </draw:text-box>
        </draw:frame>
        <draw:frame draw:style-name="gr93" svg:width="3.059cm" svg:height="1.44cm" svg:x="22.89cm" svg:y="4.968cm">
          <draw:text-box fo:min-height="1.44cm">
            <text:p text:style-name="P90"><text:span text:style-name="T47">decoder LSTM</text:span></text:p>
          </draw:text-box>
        </draw:frame>
        <draw:frame draw:style-name="gr94" svg:width="2.954cm" svg:height="0.7193cm" svg:x="22.92cm" svg:y="8.757cm">
          <draw:text-box fo:min-height="0.7193cm">
            <text:p text:style-name="P91"/>
          </draw:text-box>
        </draw:frame>
        <draw:frame draw:style-name="gr95" svg:width="2.067cm" svg:height="0.5652cm" svg:x="23.68cm" svg:y="8.834cm">
          <draw:text-box fo:min-height="0.5652cm">
            <text:p text:style-name="P92"><text:span text:style-name="T48">• </text:span><text:span text:style-name="T49">• </text:span><text:span text:style-name="T50">•</text:span></text:p>
          </draw:text-box>
        </draw:frame>
        <draw:ellipse draw:style-name="gr96" svg:width="0.4881cm" svg:height="0.4881cm" svg:x="23.08cm" svg:y="8.872cm">
          <text:p text:style-name="P93"/>
        </draw:ellipse>
        <draw:ellipse draw:style-name="gr97" svg:width="0.4881cm" svg:height="0.4881cm" svg:x="23.68cm" svg:y="8.872cm">
          <text:p text:style-name="P94"/>
        </draw:ellipse>
        <draw:ellipse draw:style-name="gr98" svg:width="0.4881cm" svg:height="0.4881cm" svg:x="25.26cm" svg:y="8.872cm">
          <text:p text:style-name="P95"/>
        </draw:ellipse>
        <draw:frame draw:style-name="gr99" draw:transform="rotate(0.78540543560266551) translate(21.95cm,9.141cm)" svg:width="1.405cm" svg:height="0.8477cm">
          <draw:text-box fo:min-height="0.8477cm">
            <text:p text:style-name="P96"><text:span text:style-name="T51">e</text:span><text:span text:style-name="T52">r</text:span></text:p>
          </draw:text-box>
        </draw:frame>
        <draw:line draw:style-name="gr100" svg:x1="24.41cm" svg:x2="20.37cm" svg:y1="10.18cm" svg:y2="10.18cm">
          <text:p text:style-name="P97"/>
        </draw:line>
        <draw:ellipse draw:style-name="gr101" svg:width="0.4875cm" svg:height="0.4875cm" svg:x="16.09cm" svg:y="9.951cm">
          <text:p text:style-name="P98"/>
        </draw:ellipse>
        <draw:line draw:style-name="gr102" svg:x1="20.19cm" svg:x2="16.34cm" svg:y1="11.03cm" svg:y2="11.03cm">
          <text:p text:style-name="P99"/>
        </draw:line>
        <draw:line draw:style-name="gr103" svg:x1="24.42cm" svg:x2="20.06cm" svg:y1="11.02cm" svg:y2="11.02cm">
          <text:p text:style-name="P100"/>
        </draw:line>
        <draw:ellipse draw:style-name="gr104" svg:width="0.4875cm" svg:height="0.4875cm" svg:x="19.97cm" svg:y="10.78cm">
          <text:p text:style-name="P101"/>
        </draw:ellipse>
        <draw:frame draw:style-name="gr105" draw:transform="rotate(0.78540543560266551) translate(23.41cm,6.814cm)" svg:width="1.409cm" svg:height="0.8477cm">
          <draw:text-box fo:min-height="0.8477cm">
            <text:p text:style-name="P102"><text:span text:style-name="T53">h</text:span><text:span text:style-name="T54">r</text:span></text:p>
          </draw:text-box>
        </draw:frame>
        <draw:frame draw:style-name="gr106" svg:width="3.051cm" svg:height="0.8477cm" svg:x="16.76cm" svg:y="11.68cm">
          <draw:text-box fo:min-height="0.8477cm">
            <text:p text:style-name="P103"><text:span text:style-name="T55">softmax</text:span></text:p>
          </draw:text-box>
        </draw:frame>
        <draw:line draw:style-name="gr107" svg:x1="11.75cm" svg:x2="11.75cm" svg:y1="6.814cm" svg:y2="7.27cm">
          <text:p text:style-name="P104"/>
        </draw:line>
        <draw:line draw:style-name="gr108" svg:x1="7.901cm" svg:x2="7.901cm" svg:y1="8.161cm" svg:y2="8.617cm">
          <text:p text:style-name="P105"/>
        </draw:line>
        <draw:line draw:style-name="gr109" svg:x1="11.75cm" svg:x2="11.75cm" svg:y1="8.118cm" svg:y2="8.574cm">
          <text:p text:style-name="P106"/>
        </draw:line>
        <draw:line draw:style-name="gr110" svg:x1="9.736cm" svg:x2="9.736cm" svg:y1="10.21cm" svg:y2="10.78cm">
          <text:p text:style-name="P107"/>
        </draw:line>
        <draw:line draw:style-name="gr111" svg:x1="11.72cm" svg:x2="11.72cm" svg:y1="9.538cm" svg:y2="10.24cm">
          <text:p text:style-name="P108"/>
        </draw:line>
        <draw:line draw:style-name="gr112" svg:x1="7.898cm" svg:x2="7.898cm" svg:y1="9.508cm" svg:y2="10.21cm">
          <text:p text:style-name="P109"/>
        </draw:line>
        <draw:frame draw:style-name="gr113" svg:width="1.887cm" svg:height="1.695cm" svg:x="15.39cm" svg:y="4.847cm">
          <draw:text-box fo:min-height="1.695cm">
            <text:p text:style-name="P110"/>
          </draw:text-box>
        </draw:frame>
        <draw:ellipse draw:style-name="gr114" svg:width="1.196cm" svg:height="1.196cm" svg:x="15.73cm" svg:y="5.109cm">
          <text:p text:style-name="P111"/>
        </draw:ellipse>
        <draw:frame draw:style-name="gr115" svg:width="1.887cm" svg:height="1.695cm" svg:x="19.25cm" svg:y="4.877cm">
          <draw:text-box fo:min-height="1.695cm">
            <text:p text:style-name="P112"/>
          </draw:text-box>
        </draw:frame>
        <draw:frame draw:style-name="gr116" svg:width="1.065cm" svg:height="0.968cm" svg:x="19.63cm" svg:y="5.24cm">
          <draw:text-box fo:min-height="0.968cm">
            <text:p text:style-name="P113"/>
          </draw:text-box>
        </draw:frame>
        <draw:line draw:style-name="gr117" svg:x1="16.38cm" svg:x2="16.38cm" svg:y1="6.774cm" svg:y2="7.23cm">
          <text:p text:style-name="P114"/>
        </draw:line>
        <draw:line draw:style-name="gr118" svg:x1="20.23cm" svg:x2="20.23cm" svg:y1="6.774cm" svg:y2="7.23cm">
          <text:p text:style-name="P115"/>
        </draw:line>
        <draw:line draw:style-name="gr119" svg:x1="16.38cm" svg:x2="16.38cm" svg:y1="8.148cm" svg:y2="8.604cm">
          <text:p text:style-name="P116"/>
        </draw:line>
        <draw:line draw:style-name="gr120" svg:x1="20.23cm" svg:x2="20.23cm" svg:y1="8.104cm" svg:y2="8.56cm">
          <text:p text:style-name="P117"/>
        </draw:line>
        <draw:line draw:style-name="gr121" svg:x1="24.42cm" svg:x2="24.42cm" svg:y1="9.461cm" svg:y2="11.06cm">
          <text:p text:style-name="P118"/>
        </draw:line>
        <draw:line draw:style-name="gr122" svg:x1="20.21cm" svg:x2="20.21cm" svg:y1="10.78cm" svg:y2="9.508cm">
          <text:p text:style-name="P119"/>
        </draw:line>
        <draw:line draw:style-name="gr123" svg:x1="16.34cm" svg:x2="16.34cm" svg:y1="10.46cm" svg:y2="11.03cm">
          <text:p text:style-name="P120"/>
        </draw:line>
        <draw:line draw:style-name="gr124" svg:x1="18.28cm" svg:x2="18.28cm" svg:y1="11.05cm" svg:y2="11.74cm">
          <text:p text:style-name="P121"/>
        </draw:line>
        <draw:line draw:style-name="gr125" draw:transform="" svg:x1="4.595cm" svg:x2="4.595cm" svg:y1="7.723cm" svg:y2="7.896cm"/>
        <draw:line draw:style-name="gr126" draw:transform="" svg:x1="4.595cm" svg:x2="4.595cm" svg:y1="7.896cm" svg:y2="7.723cm"/>
        <draw:line draw:style-name="gr127" draw:transform="" svg:x1="3.07cm" svg:x2="3.07cm" svg:y1="6.718cm" svg:y2="6.546cm"/>
        <draw:line draw:style-name="gr128" draw:transform="" svg:x1="3.07cm" svg:x2="3.07cm" svg:y1="6.546cm" svg:y2="6.718cm"/>
        <draw:frame draw:style-name="gr129" svg:width="6.039cm" svg:height="0.6784cm" svg:x="1.734cm" svg:y="0.9312cm">
          <draw:text-box fo:min-height="0.6784cm">
            <text:p text:style-name="P122"><text:span text:style-name="T56">discriminator</text:span></text:p>
          </draw:text-box>
        </draw:frame>
      </draw:page>
      <draw:page draw:name="Slide_1" draw:style-name="dp5" draw:master-page-name="_" presentation:presentation-page-layout-name="AL1">
        <draw:frame draw:style-name="gr130" svg:width="6.082cm" svg:height="0.6784cm" svg:x="1.734cm" svg:y="0.9312cm">
          <draw:text-box fo:min-height="0.6784cm">
            <text:p text:style-name="P123"><text:span text:style-name="T57">coordinate predictor</text:span></text:p>
          </draw:text-box>
        </draw:frame>
        <draw:frame draw:style-name="gr131" svg:width="1.477cm" svg:height="0.7193cm" svg:x="9.012cm" svg:y="12.39cm">
          <draw:text-box fo:min-height="0.7193cm">
            <text:p text:style-name="P124"/>
          </draw:text-box>
        </draw:frame>
        <draw:ellipse draw:style-name="gr132" svg:width="0.4881cm" svg:height="0.4881cm" svg:x="9.218cm" svg:y="12.5cm">
          <text:p text:style-name="P125"/>
        </draw:ellipse>
        <draw:ellipse draw:style-name="gr133" svg:width="0.4881cm" svg:height="0.4881cm" svg:x="9.821cm" svg:y="12.5cm">
          <text:p text:style-name="P126"/>
        </draw:ellipse>
        <draw:frame draw:style-name="gr134" svg:width="2.878cm" svg:height="0.8477cm" svg:x="6.461cm" svg:y="7.27cm">
          <draw:text-box fo:min-height="0.8477cm">
            <text:p text:style-name="P127"><text:span text:style-name="T58">ResNet</text:span></text:p>
          </draw:text-box>
        </draw:frame>
        <draw:line draw:style-name="gr135" svg:x1="11.72cm" svg:x2="7.864cm" svg:y1="11.63cm" svg:y2="11.63cm">
          <text:p text:style-name="P128"/>
        </draw:line>
        <draw:line draw:style-name="gr136" svg:x1="7.927cm" svg:x2="7.927cm" svg:y1="6.814cm" svg:y2="7.27cm">
          <text:p text:style-name="P129"/>
        </draw:line>
        <draw:frame draw:style-name="gr137" svg:width="1.887cm" svg:height="1.695cm" svg:x="6.983cm" svg:y="4.881cm">
          <draw:text-box fo:min-height="1.695cm">
            <text:p text:style-name="P130"/>
          </draw:text-box>
        </draw:frame>
        <draw:frame draw:style-name="gr138" svg:width="0.6301cm" svg:height="0.5727cm" svg:x="7.165cm" svg:y="5.245cm">
          <draw:text-box fo:min-height="0.5727cm">
            <text:p text:style-name="P131"/>
          </draw:text-box>
        </draw:frame>
        <draw:line draw:style-name="gr139" svg:x1="7.901cm" svg:x2="7.901cm" svg:y1="8.161cm" svg:y2="8.617cm">
          <text:p text:style-name="P132"/>
        </draw:line>
        <draw:line draw:style-name="gr140" svg:x1="9.736cm" svg:x2="9.736cm" svg:y1="11.62cm" svg:y2="12.19cm">
          <text:p text:style-name="P133"/>
        </draw:line>
        <draw:line draw:style-name="gr141" svg:x1="11.72cm" svg:x2="11.72cm" svg:y1="8.118cm" svg:y2="11.65cm">
          <text:p text:style-name="P134"/>
        </draw:line>
        <draw:line draw:style-name="gr142" svg:x1="7.878cm" svg:x2="7.878cm" svg:y1="10.92cm" svg:y2="11.62cm">
          <text:p text:style-name="P135"/>
        </draw:line>
        <draw:ellipse draw:style-name="gr143" svg:width="0.6233cm" svg:height="0.6233cm" svg:x="8.055cm" svg:y="5.395cm">
          <text:p text:style-name="P136"/>
        </draw:ellipse>
        <draw:ellipse draw:style-name="gr144" svg:width="0.3675cm" svg:height="0.3675cm" svg:x="7.556cm" svg:y="6.043cm">
          <text:p text:style-name="P137"/>
        </draw:ellipse>
        <draw:frame draw:style-name="gr145" svg:width="3.586cm" svg:height="2.033cm" svg:x="9.949cm" svg:y="4.728cm">
          <draw:text-box fo:min-height="2.033cm">
            <text:p text:style-name="P138"><text:span text:style-name="T59">dale description of target object</text:span></text:p>
          </draw:text-box>
        </draw:frame>
        <draw:frame draw:style-name="gr146" svg:width="3.046cm" svg:height="0.8477cm" svg:x="10.24cm" svg:y="7.23cm">
          <draw:text-box fo:min-height="0.8477cm">
            <text:p text:style-name="P139"><text:span text:style-name="T60">LSTM</text:span></text:p>
          </draw:text-box>
        </draw:frame>
        <draw:line draw:style-name="gr147" svg:x1="11.72cm" svg:x2="11.72cm" svg:y1="6.774cm" svg:y2="7.23cm">
          <text:p text:style-name="P140"/>
        </draw:line>
        <draw:frame draw:style-name="gr148" svg:width="0.6301cm" svg:height="0.5787cm" svg:x="7.529cm" svg:y="8.781cm">
          <draw:text-box fo:min-height="0.5787cm">
            <text:p text:style-name="P141"/>
          </draw:text-box>
        </draw:frame>
        <draw:frame draw:style-name="gr149" svg:width="0.6301cm" svg:height="0.5787cm" svg:x="7.634cm" svg:y="8.915cm">
          <draw:text-box fo:min-height="0.5787cm">
            <text:p text:style-name="P142"/>
          </draw:text-box>
        </draw:frame>
        <draw:frame draw:style-name="gr150" svg:width="0.6301cm" svg:height="0.5787cm" svg:x="7.742cm" svg:y="9.047cm">
          <draw:text-box fo:min-height="0.5787cm">
            <text:p text:style-name="P143"/>
          </draw:text-box>
        </draw:frame>
        <draw:frame draw:style-name="gr151" svg:width="2.883cm" svg:height="0.8477cm" svg:x="6.495cm" svg:y="10.11cm">
          <draw:text-box fo:min-height="0.8477cm">
            <text:p text:style-name="P144"><text:span text:style-name="T61">ReLU</text:span></text:p>
          </draw:text-box>
        </draw:frame>
        <draw:line draw:style-name="gr152" svg:x1="7.901cm" svg:x2="7.901cm" svg:y1="9.776cm" svg:y2="10.23cm">
          <text:p text:style-name="P145"/>
        </draw:line>
        <draw:frame draw:style-name="gr153" svg:width="3.08cm" svg:height="1.102cm" svg:x="8.227cm" svg:y="13.15cm">
          <draw:text-box fo:min-height="1.102cm">
            <text:p text:style-name="P146"><text:span text:style-name="T62">x- and y-coordinates</text:span></text:p>
          </draw:text-box>
        </draw:frame>
        <draw:frame draw:style-name="gr154" svg:width="1.477cm" svg:height="0.7193cm" svg:x="18.96cm" svg:y="12.4cm">
          <draw:text-box fo:min-height="0.7193cm">
            <text:p text:style-name="P147"/>
          </draw:text-box>
        </draw:frame>
        <draw:ellipse draw:style-name="gr155" svg:width="0.4881cm" svg:height="0.4881cm" svg:x="19.17cm" svg:y="12.51cm">
          <text:p text:style-name="P148"/>
        </draw:ellipse>
        <draw:ellipse draw:style-name="gr156" svg:width="0.4881cm" svg:height="0.4881cm" svg:x="19.77cm" svg:y="12.51cm">
          <text:p text:style-name="P149"/>
        </draw:ellipse>
        <draw:frame draw:style-name="gr157" svg:width="2.879cm" svg:height="0.8477cm" svg:x="15.49cm" svg:y="7.283cm">
          <draw:text-box fo:min-height="0.8477cm">
            <text:p text:style-name="P150"><text:span text:style-name="T63">ResNet</text:span></text:p>
          </draw:text-box>
        </draw:frame>
        <draw:line draw:style-name="gr158" svg:x1="22.36cm" svg:x2="16.93cm" svg:y1="11.62cm" svg:y2="11.62cm">
          <text:p text:style-name="P151"/>
        </draw:line>
        <draw:line draw:style-name="gr159" svg:x1="16.96cm" svg:x2="16.96cm" svg:y1="6.827cm" svg:y2="7.283cm">
          <text:p text:style-name="P152"/>
        </draw:line>
        <draw:frame draw:style-name="gr160" svg:width="1.887cm" svg:height="1.695cm" svg:x="16.02cm" svg:y="4.894cm">
          <draw:text-box fo:min-height="1.695cm">
            <text:p text:style-name="P153"/>
          </draw:text-box>
        </draw:frame>
        <draw:frame draw:style-name="gr161" svg:width="0.6301cm" svg:height="0.5727cm" svg:x="16.2cm" svg:y="5.258cm">
          <draw:text-box fo:min-height="0.5727cm">
            <text:p text:style-name="P154"/>
          </draw:text-box>
        </draw:frame>
        <draw:line draw:style-name="gr162" svg:x1="16.93cm" svg:x2="16.93cm" svg:y1="8.174cm" svg:y2="8.63cm">
          <text:p text:style-name="P155"/>
        </draw:line>
        <draw:line draw:style-name="gr163" svg:x1="19.68cm" svg:x2="19.68cm" svg:y1="6.827cm" svg:y2="12.2cm">
          <text:p text:style-name="P156"/>
        </draw:line>
        <draw:line draw:style-name="gr164" svg:x1="16.91cm" svg:x2="16.91cm" svg:y1="10.93cm" svg:y2="11.63cm">
          <text:p text:style-name="P157"/>
        </draw:line>
        <draw:ellipse draw:style-name="gr165" svg:width="0.6233cm" svg:height="0.6233cm" svg:x="17.09cm" svg:y="5.409cm">
          <text:p text:style-name="P158"/>
        </draw:ellipse>
        <draw:ellipse draw:style-name="gr166" svg:width="0.3675cm" svg:height="0.3675cm" svg:x="16.59cm" svg:y="6.057cm">
          <text:p text:style-name="P159"/>
        </draw:ellipse>
        <draw:frame draw:style-name="gr167" svg:width="3.617cm" svg:height="2.033cm" svg:x="17.89cm" svg:y="4.69cm">
          <draw:text-box fo:min-height="2.033cm">
            <text:p text:style-name="P160"><text:span text:style-name="T64">one-hot encoded attributes</text:span></text:p>
          </draw:text-box>
        </draw:frame>
        <draw:frame draw:style-name="gr168" svg:width="0.6301cm" svg:height="0.5787cm" svg:x="16.56cm" svg:y="8.795cm">
          <draw:text-box fo:min-height="0.5787cm">
            <text:p text:style-name="P161"/>
          </draw:text-box>
        </draw:frame>
        <draw:frame draw:style-name="gr169" svg:width="0.6301cm" svg:height="0.5787cm" svg:x="16.67cm" svg:y="8.929cm">
          <draw:text-box fo:min-height="0.5787cm">
            <text:p text:style-name="P162"/>
          </draw:text-box>
        </draw:frame>
        <draw:frame draw:style-name="gr170" svg:width="0.6301cm" svg:height="0.5787cm" svg:x="16.78cm" svg:y="9.061cm">
          <draw:text-box fo:min-height="0.5787cm">
            <text:p text:style-name="P163"/>
          </draw:text-box>
        </draw:frame>
        <draw:frame draw:style-name="gr171" svg:width="2.884cm" svg:height="0.8477cm" svg:x="15.53cm" svg:y="10.12cm">
          <draw:text-box fo:min-height="0.8477cm">
            <text:p text:style-name="P164"><text:span text:style-name="T65">ReLU</text:span></text:p>
          </draw:text-box>
        </draw:frame>
        <draw:line draw:style-name="gr172" svg:x1="16.93cm" svg:x2="16.93cm" svg:y1="9.79cm" svg:y2="10.25cm">
          <text:p text:style-name="P165"/>
        </draw:line>
        <draw:frame draw:style-name="gr173" svg:width="3.081cm" svg:height="1.102cm" svg:x="18.17cm" svg:y="13.16cm">
          <draw:text-box fo:min-height="1.102cm">
            <text:p text:style-name="P166"><text:span text:style-name="T66">x- and y-coordinates</text:span></text:p>
          </draw:text-box>
        </draw:frame>
        <draw:frame draw:style-name="gr174" svg:width="3.643cm" svg:height="1.44cm" svg:x="20.54cm" svg:y="5.025cm">
          <draw:text-box fo:min-height="1.44cm">
            <text:p text:style-name="P167"><text:span text:style-name="T67">encoded locations</text:span></text:p>
          </draw:text-box>
        </draw:frame>
        <draw:line draw:style-name="gr175" svg:x1="22.36cm" svg:x2="22.36cm" svg:y1="6.78cm" svg:y2="11.63cm">
          <text:p text:style-name="P168"/>
        </draw:line>
      </draw:page>
      <draw:page draw:name="Slide_1" draw:style-name="dp6" draw:master-page-name="_" presentation:presentation-page-layout-name="AL1">
        <draw:frame draw:style-name="gr176" svg:width="6.082cm" svg:height="0.6784cm" svg:x="1.734cm" svg:y="0.9312cm">
          <draw:text-box fo:min-height="0.6784cm">
            <text:p text:style-name="P169"><text:span text:style-name="T68">coordinate predictor</text:span></text:p>
          </draw:text-box>
        </draw:frame>
        <draw:frame draw:style-name="gr177" svg:width="2.878cm" svg:height="0.8477cm" svg:x="6.461cm" svg:y="7.27cm">
          <draw:text-box fo:min-height="0.8477cm">
            <text:p text:style-name="P170"><text:span text:style-name="T69">ResNet</text:span></text:p>
          </draw:text-box>
        </draw:frame>
        <draw:line draw:style-name="gr178" svg:x1="11.72cm" svg:x2="7.864cm" svg:y1="11.63cm" svg:y2="11.63cm">
          <text:p text:style-name="P171"/>
        </draw:line>
        <draw:line draw:style-name="gr179" svg:x1="7.927cm" svg:x2="7.927cm" svg:y1="6.814cm" svg:y2="7.27cm">
          <text:p text:style-name="P172"/>
        </draw:line>
        <draw:frame draw:style-name="gr180" svg:width="1.887cm" svg:height="1.695cm" svg:x="6.983cm" svg:y="4.881cm">
          <draw:text-box fo:min-height="1.695cm">
            <text:p text:style-name="P173"/>
          </draw:text-box>
        </draw:frame>
        <draw:frame draw:style-name="gr181" svg:width="0.6301cm" svg:height="0.5727cm" svg:x="7.165cm" svg:y="5.245cm">
          <draw:text-box fo:min-height="0.5727cm">
            <text:p text:style-name="P174"/>
          </draw:text-box>
        </draw:frame>
        <draw:line draw:style-name="gr182" svg:x1="7.901cm" svg:x2="7.901cm" svg:y1="8.161cm" svg:y2="8.617cm">
          <text:p text:style-name="P175"/>
        </draw:line>
        <draw:line draw:style-name="gr183" svg:x1="9.737cm" svg:x2="9.737cm" svg:y1="11.62cm" svg:y2="12.19cm">
          <text:p text:style-name="P176"/>
        </draw:line>
        <draw:line draw:style-name="gr184" svg:x1="7.878cm" svg:x2="7.878cm" svg:y1="10.92cm" svg:y2="11.62cm">
          <text:p text:style-name="P177"/>
        </draw:line>
        <draw:ellipse draw:style-name="gr185" svg:width="0.6233cm" svg:height="0.6233cm" svg:x="8.055cm" svg:y="5.395cm">
          <text:p text:style-name="P178"/>
        </draw:ellipse>
        <draw:ellipse draw:style-name="gr186" svg:width="0.3675cm" svg:height="0.3675cm" svg:x="7.556cm" svg:y="6.043cm">
          <text:p text:style-name="P179"/>
        </draw:ellipse>
        <draw:frame draw:style-name="gr187" svg:width="0.6301cm" svg:height="0.5787cm" svg:x="7.529cm" svg:y="8.781cm">
          <draw:text-box fo:min-height="0.5787cm">
            <text:p text:style-name="P180"/>
          </draw:text-box>
        </draw:frame>
        <draw:frame draw:style-name="gr188" svg:width="0.6301cm" svg:height="0.5787cm" svg:x="7.634cm" svg:y="8.915cm">
          <draw:text-box fo:min-height="0.5787cm">
            <text:p text:style-name="P181"/>
          </draw:text-box>
        </draw:frame>
        <draw:frame draw:style-name="gr189" svg:width="0.6301cm" svg:height="0.5787cm" svg:x="7.742cm" svg:y="9.047cm">
          <draw:text-box fo:min-height="0.5787cm">
            <text:p text:style-name="P182"/>
          </draw:text-box>
        </draw:frame>
        <draw:frame draw:style-name="gr190" svg:width="2.883cm" svg:height="0.8477cm" svg:x="6.495cm" svg:y="10.11cm">
          <draw:text-box fo:min-height="0.8477cm">
            <text:p text:style-name="P183"><text:span text:style-name="T70">ReLU</text:span></text:p>
          </draw:text-box>
        </draw:frame>
        <draw:line draw:style-name="gr191" svg:x1="7.901cm" svg:x2="7.901cm" svg:y1="9.776cm" svg:y2="10.23cm">
          <text:p text:style-name="P184"/>
        </draw:line>
        <draw:frame draw:style-name="gr192" svg:width="1.477cm" svg:height="0.7193cm" svg:x="17.88cm" svg:y="12.4cm">
          <draw:text-box fo:min-height="0.7193cm">
            <text:p text:style-name="P185"/>
          </draw:text-box>
        </draw:frame>
        <draw:ellipse draw:style-name="gr193" svg:width="0.4881cm" svg:height="0.4881cm" svg:x="18.08cm" svg:y="12.51cm">
          <text:p text:style-name="P186"/>
        </draw:ellipse>
        <draw:ellipse draw:style-name="gr194" svg:width="0.4881cm" svg:height="0.4881cm" svg:x="18.69cm" svg:y="12.51cm">
          <text:p text:style-name="P187"/>
        </draw:ellipse>
        <draw:frame draw:style-name="gr195" svg:width="2.879cm" svg:height="0.8477cm" svg:x="15.49cm" svg:y="7.283cm">
          <draw:text-box fo:min-height="0.8477cm">
            <text:p text:style-name="P188"><text:span text:style-name="T71">ResNet</text:span></text:p>
          </draw:text-box>
        </draw:frame>
        <draw:line draw:style-name="gr196" svg:x1="20.24cm" svg:x2="16.93cm" svg:y1="11.62cm" svg:y2="11.62cm">
          <text:p text:style-name="P189"/>
        </draw:line>
        <draw:line draw:style-name="gr197" svg:x1="16.96cm" svg:x2="16.96cm" svg:y1="6.827cm" svg:y2="7.283cm">
          <text:p text:style-name="P190"/>
        </draw:line>
        <draw:frame draw:style-name="gr198" svg:width="1.887cm" svg:height="1.695cm" svg:x="16.02cm" svg:y="4.894cm">
          <draw:text-box fo:min-height="1.695cm">
            <text:p text:style-name="P191"/>
          </draw:text-box>
        </draw:frame>
        <draw:frame draw:style-name="gr199" svg:width="0.6301cm" svg:height="0.5727cm" svg:x="16.2cm" svg:y="5.258cm">
          <draw:text-box fo:min-height="0.5727cm">
            <text:p text:style-name="P192"/>
          </draw:text-box>
        </draw:frame>
        <draw:line draw:style-name="gr200" svg:x1="16.93cm" svg:x2="16.93cm" svg:y1="8.174cm" svg:y2="8.63cm">
          <text:p text:style-name="P193"/>
        </draw:line>
        <draw:line draw:style-name="gr201" svg:x1="16.91cm" svg:x2="16.91cm" svg:y1="10.93cm" svg:y2="11.63cm">
          <text:p text:style-name="P194"/>
        </draw:line>
        <draw:ellipse draw:style-name="gr202" svg:width="0.6233cm" svg:height="0.6233cm" svg:x="17.09cm" svg:y="5.409cm">
          <text:p text:style-name="P195"/>
        </draw:ellipse>
        <draw:ellipse draw:style-name="gr203" svg:width="0.3675cm" svg:height="0.3675cm" svg:x="16.59cm" svg:y="6.057cm">
          <text:p text:style-name="P196"/>
        </draw:ellipse>
        <draw:frame draw:style-name="gr204" svg:width="0.6301cm" svg:height="0.5787cm" svg:x="16.56cm" svg:y="8.795cm">
          <draw:text-box fo:min-height="0.5787cm">
            <text:p text:style-name="P197"/>
          </draw:text-box>
        </draw:frame>
        <draw:frame draw:style-name="gr205" svg:width="0.6301cm" svg:height="0.5787cm" svg:x="16.67cm" svg:y="8.929cm">
          <draw:text-box fo:min-height="0.5787cm">
            <text:p text:style-name="P198"/>
          </draw:text-box>
        </draw:frame>
        <draw:frame draw:style-name="gr206" svg:width="0.6301cm" svg:height="0.5787cm" svg:x="16.78cm" svg:y="9.061cm">
          <draw:text-box fo:min-height="0.5787cm">
            <text:p text:style-name="P199"/>
          </draw:text-box>
        </draw:frame>
        <draw:frame draw:style-name="gr207" svg:width="2.884cm" svg:height="0.8477cm" svg:x="15.53cm" svg:y="10.12cm">
          <draw:text-box fo:min-height="0.8477cm">
            <text:p text:style-name="P200"><text:span text:style-name="T72">ReLU</text:span></text:p>
          </draw:text-box>
        </draw:frame>
        <draw:line draw:style-name="gr208" svg:x1="16.93cm" svg:x2="16.93cm" svg:y1="9.79cm" svg:y2="10.25cm">
          <text:p text:style-name="P201"/>
        </draw:line>
        <draw:frame draw:style-name="gr209" svg:width="3.081cm" svg:height="1.102cm" svg:x="17.09cm" svg:y="13.16cm">
          <draw:text-box fo:min-height="1.102cm">
            <text:p text:style-name="P202"><text:span text:style-name="T73">x- and y-coordinates</text:span></text:p>
          </draw:text-box>
        </draw:frame>
        <draw:frame draw:style-name="gr210" svg:width="1.887cm" svg:height="1.695cm" svg:x="10.75cm" svg:y="4.894cm">
          <draw:text-box fo:min-height="1.695cm">
            <text:p text:style-name="P203"/>
          </draw:text-box>
        </draw:frame>
        <draw:frame draw:style-name="gr211" svg:width="0.6301cm" svg:height="0.5727cm" svg:x="10.94cm" svg:y="5.258cm">
          <draw:text-box fo:min-height="0.5727cm">
            <text:p text:style-name="P204"/>
          </draw:text-box>
        </draw:frame>
        <draw:line draw:style-name="gr212" svg:x1="11.67cm" svg:x2="11.67cm" svg:y1="6.827cm" svg:y2="8.617cm">
          <text:p text:style-name="P205"/>
        </draw:line>
        <draw:line draw:style-name="gr213" svg:x1="11.72cm" svg:x2="11.72cm" svg:y1="9.577cm" svg:y2="11.63cm">
          <text:p text:style-name="P206"/>
        </draw:line>
        <draw:frame draw:style-name="gr214" svg:width="2.954cm" svg:height="0.7193cm" svg:x="10.22cm" svg:y="8.857cm">
          <draw:text-box fo:min-height="0.7193cm">
            <text:p text:style-name="P207"/>
          </draw:text-box>
        </draw:frame>
        <draw:frame draw:style-name="gr215" svg:width="2.067cm" svg:height="0.5652cm" svg:x="10.98cm" svg:y="8.927cm">
          <draw:text-box fo:min-height="0.5652cm">
            <text:p text:style-name="P208"><text:span text:style-name="T74">• </text:span><text:span text:style-name="T75">• </text:span><text:span text:style-name="T76">•</text:span></text:p>
          </draw:text-box>
        </draw:frame>
        <draw:ellipse draw:style-name="gr216" svg:width="0.4881cm" svg:height="0.4881cm" svg:x="10.37cm" svg:y="8.967cm">
          <text:p text:style-name="P209"/>
        </draw:ellipse>
        <draw:ellipse draw:style-name="gr217" svg:width="0.4881cm" svg:height="0.4881cm" svg:x="10.98cm" svg:y="8.967cm">
          <text:p text:style-name="P210"/>
        </draw:ellipse>
        <draw:ellipse draw:style-name="gr218" svg:width="0.4881cm" svg:height="0.4881cm" svg:x="12.56cm" svg:y="8.967cm">
          <text:p text:style-name="P211"/>
        </draw:ellipse>
        <draw:line draw:style-name="gr219" svg:x1="11.72cm" svg:x2="7.864cm" svg:y1="11.63cm" svg:y2="11.63cm">
          <text:p text:style-name="P212"/>
        </draw:line>
        <draw:frame draw:style-name="gr220" svg:width="2.954cm" svg:height="0.7193cm" svg:x="8.311cm" svg:y="12.46cm">
          <draw:text-box fo:min-height="0.7193cm">
            <text:p text:style-name="P213"/>
          </draw:text-box>
        </draw:frame>
        <draw:frame draw:style-name="gr221" svg:width="2.067cm" svg:height="0.5652cm" svg:x="9.068cm" svg:y="12.53cm">
          <draw:text-box fo:min-height="0.5652cm">
            <text:p text:style-name="P214"><text:span text:style-name="T77">• </text:span><text:span text:style-name="T78">• </text:span><text:span text:style-name="T79">•</text:span></text:p>
          </draw:text-box>
        </draw:frame>
        <draw:ellipse draw:style-name="gr222" svg:width="0.4881cm" svg:height="0.4881cm" svg:x="8.465cm" svg:y="12.57cm">
          <text:p text:style-name="P215"/>
        </draw:ellipse>
        <draw:ellipse draw:style-name="gr223" svg:width="0.4881cm" svg:height="0.4881cm" svg:x="9.068cm" svg:y="12.57cm">
          <text:p text:style-name="P216"/>
        </draw:ellipse>
        <draw:ellipse draw:style-name="gr224" svg:width="0.4881cm" svg:height="0.4881cm" svg:x="10.65cm" svg:y="12.57cm">
          <text:p text:style-name="P217"/>
        </draw:ellipse>
        <draw:frame draw:style-name="gr225" draw:transform="rotate(0.78541532580175988) translate(7.193cm,12.89cm)" svg:width="1.405cm" svg:height="0.8477cm">
          <draw:text-box fo:min-height="0.8477cm">
            <text:p text:style-name="P218"><text:span text:style-name="T80">h</text:span><text:span text:style-name="T81">s</text:span></text:p>
          </draw:text-box>
        </draw:frame>
        <draw:line draw:style-name="gr226" svg:x1="9.736cm" svg:x2="9.736cm" svg:y1="13.33cm" svg:y2="13.97cm">
          <text:p text:style-name="P219"/>
        </draw:line>
        <draw:frame draw:style-name="gr227" svg:width="3.045cm" svg:height="1.44cm" svg:x="8.312cm" svg:y="13.78cm">
          <draw:text-box fo:min-height="1.44cm">
            <text:p text:style-name="P220"><text:span text:style-name="T82">encoder LSTM</text:span></text:p>
          </draw:text-box>
        </draw:frame>
        <draw:frame draw:style-name="gr228" svg:width="6.371cm" svg:height="1.017cm" svg:x="6.552cm" svg:y="3.621cm">
          <draw:text-box fo:min-height="1.017cm">
            <text:p text:style-name="P221"><text:span text:style-name="T83">SENDER</text:span></text:p>
          </draw:text-box>
        </draw:frame>
        <draw:frame draw:style-name="gr229" svg:width="6.891cm" svg:height="1.017cm" svg:x="15.03cm" svg:y="3.581cm">
          <draw:text-box fo:min-height="1.017cm">
            <text:p text:style-name="P222"><text:span text:style-name="T84">RECEIVER</text:span></text:p>
          </draw:text-box>
        </draw:frame>
        <draw:line draw:style-name="gr230" svg:x1="20.26cm" svg:x2="20.26cm" svg:y1="6.37cm" svg:y2="11.62cm">
          <text:p text:style-name="P223"/>
        </draw:line>
        <draw:frame draw:style-name="gr231" svg:width="3.06cm" svg:height="1.44cm" svg:x="18.73cm" svg:y="5.022cm">
          <draw:text-box fo:min-height="1.44cm">
            <text:p text:style-name="P224"><text:span text:style-name="T85">decoder LSTM</text:span></text:p>
          </draw:text-box>
        </draw:frame>
        <draw:frame draw:style-name="gr232" draw:transform="rotate(0.78541532580175988) translate(19.25cm,6.868cm)" svg:width="1.41cm" svg:height="0.8477cm">
          <draw:text-box fo:min-height="0.8477cm">
            <text:p text:style-name="P225"><text:span text:style-name="T86">h</text:span><text:span text:style-name="T87">r</text:span></text:p>
          </draw:text-box>
        </draw:frame>
        <draw:line draw:style-name="gr233" svg:x1="18.57cm" svg:x2="18.57cm" svg:y1="11.63cm" svg:y2="12.2cm">
          <text:p text:style-name="P226"/>
        </draw:line>
      </draw:page>
      <draw:page draw:name="Slide_1" draw:style-name="dp7" draw:master-page-name="_" presentation:presentation-page-layout-name="AL1">
        <draw:frame draw:style-name="gr234" svg:width="6.099cm" svg:height="0.6784cm" svg:x="1.734cm" svg:y="0.9312cm">
          <draw:text-box fo:min-height="0.6784cm">
            <text:p text:style-name="P227"><text:span text:style-name="T88">caption generator</text:span></text:p>
          </draw:text-box>
        </draw:frame>
        <draw:frame draw:style-name="gr235" svg:width="2.878cm" svg:height="0.8477cm" svg:x="6.461cm" svg:y="7.27cm">
          <draw:text-box fo:min-height="0.8477cm">
            <text:p text:style-name="P228"><text:span text:style-name="T89">ResNet</text:span></text:p>
          </draw:text-box>
        </draw:frame>
        <draw:line draw:style-name="gr236" svg:x1="11.72cm" svg:x2="7.864cm" svg:y1="11.63cm" svg:y2="11.63cm">
          <text:p text:style-name="P229"/>
        </draw:line>
        <draw:line draw:style-name="gr237" svg:x1="7.927cm" svg:x2="7.927cm" svg:y1="6.814cm" svg:y2="7.27cm">
          <text:p text:style-name="P230"/>
        </draw:line>
        <draw:frame draw:style-name="gr238" svg:width="1.887cm" svg:height="1.695cm" svg:x="6.983cm" svg:y="4.881cm">
          <draw:text-box fo:min-height="1.695cm">
            <text:p text:style-name="P231"/>
          </draw:text-box>
        </draw:frame>
        <draw:frame draw:style-name="gr239" svg:width="0.6301cm" svg:height="0.5727cm" svg:x="7.165cm" svg:y="5.245cm">
          <draw:text-box fo:min-height="0.5727cm">
            <text:p text:style-name="P232"/>
          </draw:text-box>
        </draw:frame>
        <draw:line draw:style-name="gr240" svg:x1="7.901cm" svg:x2="7.901cm" svg:y1="8.161cm" svg:y2="8.617cm">
          <text:p text:style-name="P233"/>
        </draw:line>
        <draw:line draw:style-name="gr241" svg:x1="13.36cm" svg:x2="14.34cm" svg:y1="8.246cm" svg:y2="8.246cm">
          <text:p text:style-name="P234"/>
        </draw:line>
        <draw:line draw:style-name="gr242" svg:x1="7.878cm" svg:x2="7.878cm" svg:y1="10.92cm" svg:y2="11.62cm">
          <text:p text:style-name="P235"/>
        </draw:line>
        <draw:ellipse draw:style-name="gr243" svg:width="0.6233cm" svg:height="0.6233cm" svg:x="8.055cm" svg:y="5.395cm">
          <text:p text:style-name="P236"/>
        </draw:ellipse>
        <draw:ellipse draw:style-name="gr244" svg:width="0.3675cm" svg:height="0.3675cm" svg:x="7.556cm" svg:y="6.043cm">
          <text:p text:style-name="P237"/>
        </draw:ellipse>
        <draw:frame draw:style-name="gr245" svg:width="0.6301cm" svg:height="0.5787cm" svg:x="7.529cm" svg:y="8.781cm">
          <draw:text-box fo:min-height="0.5787cm">
            <text:p text:style-name="P238"/>
          </draw:text-box>
        </draw:frame>
        <draw:frame draw:style-name="gr246" svg:width="0.6301cm" svg:height="0.5787cm" svg:x="7.634cm" svg:y="8.915cm">
          <draw:text-box fo:min-height="0.5787cm">
            <text:p text:style-name="P239"/>
          </draw:text-box>
        </draw:frame>
        <draw:frame draw:style-name="gr247" svg:width="0.6301cm" svg:height="0.5787cm" svg:x="7.742cm" svg:y="9.047cm">
          <draw:text-box fo:min-height="0.5787cm">
            <text:p text:style-name="P240"/>
          </draw:text-box>
        </draw:frame>
        <draw:frame draw:style-name="gr248" svg:width="2.883cm" svg:height="0.8477cm" svg:x="6.495cm" svg:y="10.11cm">
          <draw:text-box fo:min-height="0.8477cm">
            <text:p text:style-name="P241"><text:span text:style-name="T90">ReLU</text:span></text:p>
          </draw:text-box>
        </draw:frame>
        <draw:line draw:style-name="gr249" svg:x1="7.901cm" svg:x2="7.901cm" svg:y1="9.776cm" svg:y2="10.23cm">
          <text:p text:style-name="P242"/>
        </draw:line>
        <draw:frame draw:style-name="gr250" svg:width="2.879cm" svg:height="0.8477cm" svg:x="10.23cm" svg:y="7.283cm">
          <draw:text-box fo:min-height="0.8477cm">
            <text:p text:style-name="P243"><text:span text:style-name="T91">ResNet</text:span></text:p>
          </draw:text-box>
        </draw:frame>
        <draw:line draw:style-name="gr251" svg:x1="11.7cm" svg:x2="11.7cm" svg:y1="6.827cm" svg:y2="7.283cm">
          <text:p text:style-name="P244"/>
        </draw:line>
        <draw:frame draw:style-name="gr252" svg:width="1.887cm" svg:height="1.695cm" svg:x="10.75cm" svg:y="4.894cm">
          <draw:text-box fo:min-height="1.695cm">
            <text:p text:style-name="P245"/>
          </draw:text-box>
        </draw:frame>
        <draw:frame draw:style-name="gr253" svg:width="0.6301cm" svg:height="0.5727cm" svg:x="10.94cm" svg:y="5.258cm">
          <draw:text-box fo:min-height="0.5727cm">
            <text:p text:style-name="P246"/>
          </draw:text-box>
        </draw:frame>
        <draw:line draw:style-name="gr254" svg:x1="11.67cm" svg:x2="11.67cm" svg:y1="8.174cm" svg:y2="8.63cm">
          <text:p text:style-name="P247"/>
        </draw:line>
        <draw:frame draw:style-name="gr255" svg:width="0.6301cm" svg:height="0.5787cm" svg:x="11.3cm" svg:y="8.795cm">
          <draw:text-box fo:min-height="0.5787cm">
            <text:p text:style-name="P248"/>
          </draw:text-box>
        </draw:frame>
        <draw:frame draw:style-name="gr256" svg:width="0.6301cm" svg:height="0.5787cm" svg:x="11.4cm" svg:y="8.929cm">
          <draw:text-box fo:min-height="0.5787cm">
            <text:p text:style-name="P249"/>
          </draw:text-box>
        </draw:frame>
        <draw:frame draw:style-name="gr257" svg:width="0.6301cm" svg:height="0.5787cm" svg:x="11.51cm" svg:y="9.061cm">
          <draw:text-box fo:min-height="0.5787cm">
            <text:p text:style-name="P250"/>
          </draw:text-box>
        </draw:frame>
        <draw:frame draw:style-name="gr258" svg:width="2.884cm" svg:height="0.8477cm" svg:x="10.27cm" svg:y="10.12cm">
          <draw:text-box fo:min-height="0.8477cm">
            <text:p text:style-name="P251"><text:span text:style-name="T92">ReLU</text:span></text:p>
          </draw:text-box>
        </draw:frame>
        <draw:line draw:style-name="gr259" svg:x1="11.67cm" svg:x2="11.67cm" svg:y1="9.79cm" svg:y2="10.25cm">
          <text:p text:style-name="P252"/>
        </draw:line>
        <draw:line draw:style-name="gr260" svg:x1="11.72cm" svg:x2="11.72cm" svg:y1="10.94cm" svg:y2="11.64cm">
          <text:p text:style-name="P253"/>
        </draw:line>
        <draw:frame draw:style-name="gr261" svg:width="2.453cm" svg:height="1.676cm" svg:x="14.34cm" svg:y="7.408cm">
          <draw:text-box fo:min-height="1.676cm">
            <text:p text:style-name="P254"><text:span text:style-name="T93">LSTM</text:span></text:p>
          </draw:text-box>
        </draw:frame>
        <draw:line draw:style-name="gr262" svg:x1="13.35cm" svg:x2="13.35cm" svg:y1="8.246cm" svg:y2="12.07cm">
          <text:p text:style-name="P255"/>
        </draw:line>
        <draw:line draw:style-name="gr263" svg:x1="9.766cm" svg:x2="9.766cm" svg:y1="11.64cm" svg:y2="12.07cm">
          <text:p text:style-name="P256"/>
        </draw:line>
        <draw:line draw:style-name="gr264" svg:x1="13.36cm" svg:x2="9.767cm" svg:y1="12.07cm" svg:y2="12.07cm">
          <text:p text:style-name="P257"/>
        </draw:line>
        <draw:line draw:style-name="gr265" svg:x1="14.63cm" svg:x2="14.63cm" svg:y1="9.64cm" svg:y2="9.218cm">
          <text:p text:style-name="P258"/>
        </draw:line>
        <draw:frame draw:style-name="gr266" svg:width="1.869cm" svg:height="0.6784cm" svg:x="13.69cm" svg:y="9.504cm">
          <draw:text-box fo:min-height="0.6784cm">
            <text:p text:style-name="P259"><text:span text:style-name="T94">&lt;sos&gt;</text:span></text:p>
          </draw:text-box>
        </draw:frame>
        <draw:line draw:style-name="gr267" svg:x1="16.79cm" svg:x2="17.25cm" svg:y1="8.246cm" svg:y2="8.246cm">
          <text:p text:style-name="P260"/>
        </draw:line>
        <draw:line draw:style-name="gr268" svg:x1="14.63cm" svg:x2="14.63cm" svg:y1="7.404cm" svg:y2="6.982cm">
          <text:p text:style-name="P261"/>
        </draw:line>
        <draw:line draw:style-name="gr269" svg:x1="15.56cm" svg:x2="15.56cm" svg:y1="7.404cm" svg:y2="6.982cm">
          <text:p text:style-name="P262"/>
        </draw:line>
        <draw:line draw:style-name="gr270" svg:x1="16.52cm" svg:x2="16.52cm" svg:y1="7.415cm" svg:y2="6.994cm">
          <text:p text:style-name="P263"/>
        </draw:line>
        <draw:frame draw:style-name="gr271" svg:width="3.439cm" svg:height="0.6784cm" svg:x="13.89cm" svg:y="6.403cm">
          <draw:text-box fo:min-height="0.6784cm">
            <text:p text:style-name="P264"><text:span text:style-name="T95">&lt;pad&gt;<text:s text:c="2"/>red<text:s text:c="5"/>cube</text:span></text:p>
          </draw:text-box>
        </draw:frame>
      </draw:page>
      <draw:page draw:name="Slide_1" draw:style-name="dp8" draw:master-page-name="_" presentation:presentation-page-layout-name="AL1">
        <draw:frame draw:style-name="gr272" svg:width="6.099cm" svg:height="0.6784cm" svg:x="1.734cm" svg:y="0.9312cm">
          <draw:text-box fo:min-height="0.6784cm">
            <text:p text:style-name="P265"><text:span text:style-name="T96">caption generator</text:span></text:p>
          </draw:text-box>
        </draw:frame>
        <draw:frame draw:style-name="gr273" svg:width="2.878cm" svg:height="0.8477cm" svg:x="6.461cm" svg:y="7.27cm">
          <draw:text-box fo:min-height="0.8477cm">
            <text:p text:style-name="P266"><text:span text:style-name="T97">ResNet</text:span></text:p>
          </draw:text-box>
        </draw:frame>
        <draw:line draw:style-name="gr274" svg:x1="11.72cm" svg:x2="7.864cm" svg:y1="11.63cm" svg:y2="11.63cm">
          <text:p text:style-name="P267"/>
        </draw:line>
        <draw:line draw:style-name="gr275" svg:x1="7.927cm" svg:x2="7.927cm" svg:y1="6.814cm" svg:y2="7.27cm">
          <text:p text:style-name="P268"/>
        </draw:line>
        <draw:frame draw:style-name="gr276" svg:width="1.887cm" svg:height="1.695cm" svg:x="6.983cm" svg:y="4.881cm">
          <draw:text-box fo:min-height="1.695cm">
            <text:p text:style-name="P269"/>
          </draw:text-box>
        </draw:frame>
        <draw:frame draw:style-name="gr277" svg:width="0.6301cm" svg:height="0.5727cm" svg:x="7.165cm" svg:y="5.245cm">
          <draw:text-box fo:min-height="0.5727cm">
            <text:p text:style-name="P270"/>
          </draw:text-box>
        </draw:frame>
        <draw:line draw:style-name="gr278" svg:x1="7.901cm" svg:x2="7.901cm" svg:y1="8.161cm" svg:y2="8.617cm">
          <text:p text:style-name="P271"/>
        </draw:line>
        <draw:line draw:style-name="gr279" svg:x1="21.56cm" svg:x2="22.55cm" svg:y1="7.67cm" svg:y2="7.67cm">
          <text:p text:style-name="P272"/>
        </draw:line>
        <draw:line draw:style-name="gr280" svg:x1="7.878cm" svg:x2="7.878cm" svg:y1="10.92cm" svg:y2="11.62cm">
          <text:p text:style-name="P273"/>
        </draw:line>
        <draw:ellipse draw:style-name="gr281" svg:width="0.6233cm" svg:height="0.6233cm" svg:x="8.055cm" svg:y="5.395cm">
          <text:p text:style-name="P274"/>
        </draw:ellipse>
        <draw:ellipse draw:style-name="gr282" svg:width="0.3675cm" svg:height="0.3675cm" svg:x="7.556cm" svg:y="6.043cm">
          <text:p text:style-name="P275"/>
        </draw:ellipse>
        <draw:frame draw:style-name="gr283" svg:width="0.6301cm" svg:height="0.5787cm" svg:x="7.529cm" svg:y="8.781cm">
          <draw:text-box fo:min-height="0.5787cm">
            <text:p text:style-name="P276"/>
          </draw:text-box>
        </draw:frame>
        <draw:frame draw:style-name="gr284" svg:width="0.6301cm" svg:height="0.5787cm" svg:x="7.634cm" svg:y="8.915cm">
          <draw:text-box fo:min-height="0.5787cm">
            <text:p text:style-name="P277"/>
          </draw:text-box>
        </draw:frame>
        <draw:frame draw:style-name="gr285" svg:width="0.6301cm" svg:height="0.5787cm" svg:x="7.742cm" svg:y="9.047cm">
          <draw:text-box fo:min-height="0.5787cm">
            <text:p text:style-name="P278"/>
          </draw:text-box>
        </draw:frame>
        <draw:frame draw:style-name="gr286" svg:width="2.883cm" svg:height="0.8477cm" svg:x="6.495cm" svg:y="10.11cm">
          <draw:text-box fo:min-height="0.8477cm">
            <text:p text:style-name="P279"><text:span text:style-name="T98">ReLU</text:span></text:p>
          </draw:text-box>
        </draw:frame>
        <draw:line draw:style-name="gr287" svg:x1="7.901cm" svg:x2="7.901cm" svg:y1="9.776cm" svg:y2="10.23cm">
          <text:p text:style-name="P280"/>
        </draw:line>
        <draw:frame draw:style-name="gr288" svg:width="2.879cm" svg:height="0.8477cm" svg:x="10.23cm" svg:y="7.283cm">
          <draw:text-box fo:min-height="0.8477cm">
            <text:p text:style-name="P281"><text:span text:style-name="T99">ResNet</text:span></text:p>
          </draw:text-box>
        </draw:frame>
        <draw:line draw:style-name="gr289" svg:x1="11.7cm" svg:x2="11.7cm" svg:y1="6.827cm" svg:y2="7.283cm">
          <text:p text:style-name="P282"/>
        </draw:line>
        <draw:frame draw:style-name="gr290" svg:width="1.887cm" svg:height="1.695cm" svg:x="10.75cm" svg:y="4.894cm">
          <draw:text-box fo:min-height="1.695cm">
            <text:p text:style-name="P283"/>
          </draw:text-box>
        </draw:frame>
        <draw:frame draw:style-name="gr291" svg:width="0.6301cm" svg:height="0.5727cm" svg:x="10.94cm" svg:y="5.258cm">
          <draw:text-box fo:min-height="0.5727cm">
            <text:p text:style-name="P284"/>
          </draw:text-box>
        </draw:frame>
        <draw:line draw:style-name="gr292" svg:x1="11.67cm" svg:x2="11.67cm" svg:y1="8.174cm" svg:y2="8.63cm">
          <text:p text:style-name="P285"/>
        </draw:line>
        <draw:frame draw:style-name="gr293" svg:width="0.6301cm" svg:height="0.5787cm" svg:x="11.3cm" svg:y="8.795cm">
          <draw:text-box fo:min-height="0.5787cm">
            <text:p text:style-name="P286"/>
          </draw:text-box>
        </draw:frame>
        <draw:frame draw:style-name="gr294" svg:width="0.6301cm" svg:height="0.5787cm" svg:x="11.4cm" svg:y="8.929cm">
          <draw:text-box fo:min-height="0.5787cm">
            <text:p text:style-name="P287"/>
          </draw:text-box>
        </draw:frame>
        <draw:frame draw:style-name="gr295" svg:width="0.6301cm" svg:height="0.5787cm" svg:x="11.51cm" svg:y="9.061cm">
          <draw:text-box fo:min-height="0.5787cm">
            <text:p text:style-name="P288"/>
          </draw:text-box>
        </draw:frame>
        <draw:frame draw:style-name="gr296" svg:width="2.884cm" svg:height="0.8477cm" svg:x="10.27cm" svg:y="10.12cm">
          <draw:text-box fo:min-height="0.8477cm">
            <text:p text:style-name="P289"><text:span text:style-name="T100">ReLU</text:span></text:p>
          </draw:text-box>
        </draw:frame>
        <draw:line draw:style-name="gr297" svg:x1="11.67cm" svg:x2="11.67cm" svg:y1="9.79cm" svg:y2="10.25cm">
          <text:p text:style-name="P290"/>
        </draw:line>
        <draw:line draw:style-name="gr298" svg:x1="11.72cm" svg:x2="11.72cm" svg:y1="10.94cm" svg:y2="11.64cm">
          <text:p text:style-name="P291"/>
        </draw:line>
        <draw:frame draw:style-name="gr299" svg:width="2.453cm" svg:height="1.676cm" svg:x="22.55cm" svg:y="6.832cm">
          <draw:text-box fo:min-height="1.676cm">
            <text:p text:style-name="P292"><text:span text:style-name="T101">LSTM</text:span></text:p>
          </draw:text-box>
        </draw:frame>
        <draw:line draw:style-name="gr300" svg:x1="21.56cm" svg:x2="21.56cm" svg:y1="7.67cm" svg:y2="13.78cm">
          <text:p text:style-name="P293"/>
        </draw:line>
        <draw:line draw:style-name="gr301" svg:x1="22.83cm" svg:x2="22.83cm" svg:y1="9.063cm" svg:y2="8.642cm">
          <text:p text:style-name="P294"/>
        </draw:line>
        <draw:frame draw:style-name="gr302" svg:width="1.869cm" svg:height="0.6784cm" svg:x="21.9cm" svg:y="8.928cm">
          <draw:text-box fo:min-height="0.6784cm">
            <text:p text:style-name="P295"><text:span text:style-name="T102">&lt;sos&gt;</text:span></text:p>
          </draw:text-box>
        </draw:frame>
        <draw:line draw:style-name="gr303" svg:x1="25cm" svg:x2="25.45cm" svg:y1="7.67cm" svg:y2="7.67cm">
          <text:p text:style-name="P296"/>
        </draw:line>
        <draw:line draw:style-name="gr304" svg:x1="22.83cm" svg:x2="22.83cm" svg:y1="6.827cm" svg:y2="6.406cm">
          <text:p text:style-name="P297"/>
        </draw:line>
        <draw:line draw:style-name="gr305" svg:x1="23.77cm" svg:x2="23.77cm" svg:y1="6.827cm" svg:y2="6.406cm">
          <text:p text:style-name="P298"/>
        </draw:line>
        <draw:line draw:style-name="gr306" svg:x1="24.72cm" svg:x2="24.72cm" svg:y1="6.839cm" svg:y2="6.418cm">
          <text:p text:style-name="P299"/>
        </draw:line>
        <draw:frame draw:style-name="gr307" svg:width="3.439cm" svg:height="0.6784cm" svg:x="22.09cm" svg:y="5.826cm">
          <draw:text-box fo:min-height="0.6784cm">
            <text:p text:style-name="P300"><text:span text:style-name="T103">&lt;pad&gt;<text:s text:c="2"/>red<text:s text:c="5"/>cube</text:span></text:p>
          </draw:text-box>
        </draw:frame>
        <draw:frame draw:style-name="gr308" svg:width="6.37cm" svg:height="1.017cm" svg:x="6.552cm" svg:y="3.621cm">
          <draw:text-box fo:min-height="1.017cm">
            <text:p text:style-name="P301"><text:span text:style-name="T104">SENDER</text:span></text:p>
          </draw:text-box>
        </draw:frame>
        <draw:frame draw:style-name="gr309" svg:width="2.954cm" svg:height="0.7193cm" svg:x="8.311cm" svg:y="12.46cm">
          <draw:text-box fo:min-height="0.7193cm">
            <text:p text:style-name="P302"/>
          </draw:text-box>
        </draw:frame>
        <draw:frame draw:style-name="gr310" svg:width="2.067cm" svg:height="0.5652cm" svg:x="9.068cm" svg:y="12.53cm">
          <draw:text-box fo:min-height="0.5652cm">
            <text:p text:style-name="P303"><text:span text:style-name="T105">• </text:span><text:span text:style-name="T106">• </text:span><text:span text:style-name="T107">•</text:span></text:p>
          </draw:text-box>
        </draw:frame>
        <draw:ellipse draw:style-name="gr311" svg:width="0.4881cm" svg:height="0.4881cm" svg:x="8.465cm" svg:y="12.57cm">
          <text:p text:style-name="P304"/>
        </draw:ellipse>
        <draw:ellipse draw:style-name="gr312" svg:width="0.4881cm" svg:height="0.4881cm" svg:x="9.068cm" svg:y="12.57cm">
          <text:p text:style-name="P305"/>
        </draw:ellipse>
        <draw:ellipse draw:style-name="gr313" svg:width="0.4881cm" svg:height="0.4881cm" svg:x="10.65cm" svg:y="12.57cm">
          <text:p text:style-name="P306"/>
        </draw:ellipse>
        <draw:frame draw:style-name="gr314" draw:transform="rotate(0.78541532580175988) translate(7.193cm,12.89cm)" svg:width="1.404cm" svg:height="0.8477cm">
          <draw:text-box fo:min-height="0.8477cm">
            <text:p text:style-name="P307"><text:span text:style-name="T108">h</text:span><text:span text:style-name="T109">s</text:span></text:p>
          </draw:text-box>
        </draw:frame>
        <draw:line draw:style-name="gr315" svg:x1="9.736cm" svg:x2="9.736cm" svg:y1="13.33cm" svg:y2="13.97cm">
          <text:p text:style-name="P308"/>
        </draw:line>
        <draw:frame draw:style-name="gr316" svg:width="3.044cm" svg:height="1.44cm" svg:x="8.312cm" svg:y="13.78cm">
          <draw:text-box fo:min-height="1.44cm">
            <text:p text:style-name="P309"><text:span text:style-name="T110">encoder LSTM</text:span></text:p>
          </draw:text-box>
        </draw:frame>
        <draw:line draw:style-name="gr317" svg:x1="9.736cm" svg:x2="9.736cm" svg:y1="11.65cm" svg:y2="12.22cm">
          <text:p text:style-name="P310"/>
        </draw:line>
        <draw:line draw:style-name="gr318" svg:x1="16.94cm" svg:x2="16.94cm" svg:y1="6.827cm" svg:y2="7.283cm">
          <text:p text:style-name="P311"/>
        </draw:line>
        <draw:frame draw:style-name="gr319" svg:width="1.887cm" svg:height="1.695cm" svg:x="16cm" svg:y="4.894cm">
          <draw:text-box fo:min-height="1.695cm">
            <text:p text:style-name="P312"/>
          </draw:text-box>
        </draw:frame>
        <draw:frame draw:style-name="gr320" svg:width="0.6301cm" svg:height="0.5727cm" svg:x="16.18cm" svg:y="5.258cm">
          <draw:text-box fo:min-height="0.5727cm">
            <text:p text:style-name="P313"/>
          </draw:text-box>
        </draw:frame>
        <draw:line draw:style-name="gr321" svg:x1="16.92cm" svg:x2="16.92cm" svg:y1="8.174cm" svg:y2="8.63cm">
          <text:p text:style-name="P314"/>
        </draw:line>
        <draw:ellipse draw:style-name="gr322" svg:width="0.6233cm" svg:height="0.6233cm" svg:x="17.07cm" svg:y="5.409cm">
          <text:p text:style-name="P315"/>
        </draw:ellipse>
        <draw:ellipse draw:style-name="gr323" svg:width="0.3675cm" svg:height="0.3675cm" svg:x="16.57cm" svg:y="6.057cm">
          <text:p text:style-name="P316"/>
        </draw:ellipse>
        <draw:frame draw:style-name="gr324" svg:width="0.6301cm" svg:height="0.5787cm" svg:x="16.55cm" svg:y="8.795cm">
          <draw:text-box fo:min-height="0.5787cm">
            <text:p text:style-name="P317"/>
          </draw:text-box>
        </draw:frame>
        <draw:frame draw:style-name="gr325" svg:width="0.6301cm" svg:height="0.5787cm" svg:x="16.65cm" svg:y="8.929cm">
          <draw:text-box fo:min-height="0.5787cm">
            <text:p text:style-name="P318"/>
          </draw:text-box>
        </draw:frame>
        <draw:frame draw:style-name="gr326" svg:width="0.6301cm" svg:height="0.5787cm" svg:x="16.76cm" svg:y="9.061cm">
          <draw:text-box fo:min-height="0.5787cm">
            <text:p text:style-name="P319"/>
          </draw:text-box>
        </draw:frame>
        <draw:line draw:style-name="gr327" svg:x1="16.92cm" svg:x2="16.92cm" svg:y1="9.79cm" svg:y2="10.25cm">
          <text:p text:style-name="P320"/>
        </draw:line>
        <draw:frame draw:style-name="gr328" svg:width="2.879cm" svg:height="0.8477cm" svg:x="15.5cm" svg:y="7.283cm">
          <draw:text-box fo:min-height="0.8477cm">
            <text:p text:style-name="P321"><text:span text:style-name="T111">ResNet</text:span></text:p>
          </draw:text-box>
        </draw:frame>
        <draw:frame draw:style-name="gr329" svg:width="2.884cm" svg:height="0.8477cm" svg:x="15.48cm" svg:y="10.17cm">
          <draw:text-box fo:min-height="0.8477cm">
            <text:p text:style-name="P322"><text:span text:style-name="T112">ReLU</text:span></text:p>
          </draw:text-box>
        </draw:frame>
        <draw:line draw:style-name="gr330" svg:x1="20.16cm" svg:x2="20.16cm" svg:y1="6.34cm" svg:y2="11.71cm">
          <text:p text:style-name="P323"/>
        </draw:line>
        <draw:frame draw:style-name="gr331" svg:width="3.06cm" svg:height="1.44cm" svg:x="18.64cm" svg:y="4.993cm">
          <draw:text-box fo:min-height="1.44cm">
            <text:p text:style-name="P324"><text:span text:style-name="T113">decoder LSTM</text:span></text:p>
          </draw:text-box>
        </draw:frame>
        <draw:frame draw:style-name="gr332" draw:transform="rotate(0.78541532580175988) translate(19.16cm,6.84cm)" svg:width="1.41cm" svg:height="0.8477cm">
          <draw:text-box fo:min-height="0.8477cm">
            <text:p text:style-name="P325"><text:span text:style-name="T114">h</text:span><text:span text:style-name="T115">r</text:span></text:p>
          </draw:text-box>
        </draw:frame>
        <draw:line draw:style-name="gr333" svg:x1="20.18cm" svg:x2="16.9cm" svg:y1="11.72cm" svg:y2="11.72cm">
          <text:p text:style-name="P326"/>
        </draw:line>
        <draw:line draw:style-name="gr334" svg:x1="16.92cm" svg:x2="16.92cm" svg:y1="11cm" svg:y2="11.71cm">
          <text:p text:style-name="P327"/>
        </draw:line>
        <draw:frame draw:style-name="gr335" svg:width="2.954cm" svg:height="0.7193cm" svg:x="17.11cm" svg:y="12.55cm">
          <draw:text-box fo:min-height="0.7193cm">
            <text:p text:style-name="P328"/>
          </draw:text-box>
        </draw:frame>
        <draw:frame draw:style-name="gr336" svg:width="2.067cm" svg:height="0.5652cm" svg:x="17.87cm" svg:y="12.62cm">
          <draw:text-box fo:min-height="0.5652cm">
            <text:p text:style-name="P329"><text:span text:style-name="T116">• </text:span><text:span text:style-name="T117">• </text:span><text:span text:style-name="T118">•</text:span></text:p>
          </draw:text-box>
        </draw:frame>
        <draw:ellipse draw:style-name="gr337" svg:width="0.4881cm" svg:height="0.4881cm" svg:x="17.27cm" svg:y="12.66cm">
          <text:p text:style-name="P330"/>
        </draw:ellipse>
        <draw:ellipse draw:style-name="gr338" svg:width="0.4881cm" svg:height="0.4881cm" svg:x="17.87cm" svg:y="12.66cm">
          <text:p text:style-name="P331"/>
        </draw:ellipse>
        <draw:ellipse draw:style-name="gr339" svg:width="0.4881cm" svg:height="0.4881cm" svg:x="19.45cm" svg:y="12.66cm">
          <text:p text:style-name="P332"/>
        </draw:ellipse>
        <draw:line draw:style-name="gr340" svg:x1="18.58cm" svg:x2="18.58cm" svg:y1="11.74cm" svg:y2="12.31cm">
          <text:p text:style-name="P333"/>
        </draw:line>
        <draw:line draw:style-name="gr341" svg:x1="21.56cm" svg:x2="18.64cm" svg:y1="13.78cm" svg:y2="13.78cm">
          <text:p text:style-name="P334"/>
        </draw:line>
        <draw:line draw:style-name="gr342" svg:x1="18.61cm" svg:x2="18.61cm" svg:y1="13.27cm" svg:y2="13.81cm">
          <text:p text:style-name="P335"/>
        </draw:line>
        <draw:frame draw:style-name="gr343" svg:width="10.5cm" svg:height="1.017cm" svg:x="15.03cm" svg:y="3.581cm">
          <draw:text-box fo:min-height="1.017cm">
            <text:p text:style-name="P336"><text:span text:style-name="T119">RECEIVER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presentation-page-layout style:name="AL1">
      <presentation:placeholder presentation:object="title" svg:height="6.633cm" svg:width="25.4cm" svg:x="4.234cm" svg:y="3.118cm"/>
      <presentation:placeholder presentation:object="outline" svg:height="4.6cm" svg:width="25.4cm" svg:x="4.234cm" svg:y="10.01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5.4cm" svg:height="4.6cm" svg:x="4.234cm" svg:y="10.01cm">
        <draw:text-box fo:min-height="4.6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